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4mm"/>
    </style:style>
    <style:style style:name="co2" style:family="table-column">
      <style:table-column-properties fo:break-before="auto" style:column-width="42.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CH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OMETRY_1" table:style-name="ta1">
        <table:shapes>
          <draw:frame draw:z-index="0" draw:style-name="gr1" draw:text-style-name="P1" svg:width="188.01mm" svg:height="152.63mm" svg:x="158.19mm" svg:y="38.11mm">
            <draw:object draw:notify-on-update-of-ranges="GEOMETRY_1.A34:GEOMETRY_1.A144 GEOMETRY_1.B33:GEOMETRY_1.B33 GEOMETRY_1.B34:GEOMETRY_1.B1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ARM ANGLE vs Z_HOME</svg:title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STEWART PLATFOR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Z HOME FIN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s sheet is used to find Z_HOME so that the servo arms are horizontal when the platform is at origi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s is done with the numerical solver (Menu Tools + Solver…)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PLATFORM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IS2</text:p>
          </table:table-cell>
          <table:table-cell table:formula="of:= -PI() / 2" office:value-type="float" office:value="-1.5707963267949" calcext:value-type="float">
            <text:p>-1.5707963267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TA_P</text:p>
          </table:table-cell>
          <table:table-cell table:formula="of:= RADIANS(45.25)" office:value-type="float" office:value="0.789761486527434" calcext:value-type="float">
            <text:p>0.789761486527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TA_B</text:p>
          </table:table-cell>
          <table:table-cell table:formula="of:= RADIANS(24.5)" office:value-type="float" office:value="0.427605666738611" calcext:value-type="float">
            <text:p>0.4276056667386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_RAD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_RAD</text:p>
          </table:table-cell>
          <table:table-cell office:value-type="float" office:value="80.2" calcext:value-type="float">
            <text:p>8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_LENGTH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_LENGTH</text:p>
          </table:table-cell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CUL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x</text:p>
          </table:table-cell>
          <table:table-cell table:formula="of:= -[.B11] * COS([.B8] + [.B9])" office:value-type="float" office:value="-35.5092687811643" calcext:value-type="float">
            <text:p>-35.50926878116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</text:p>
          </table:table-cell>
          <table:table-cell table:formula="of:= [.B11] *SIN([.B8] + [.B9])" office:value-type="float" office:value="-35.2007362227984" calcext:value-type="float">
            <text:p>-35.2007362227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</text:p>
          </table:table-cell>
          <table:table-cell table:formula="of:= -[.B12] * COS([.B8] + [.B10])" office:value-type="float" office:value="-33.2583980610304" calcext:value-type="float">
            <text:p>-33.2583980610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</text:p>
          </table:table-cell>
          <table:table-cell table:formula="of:= [.B12] * SIN([.B8] + [.B10])" office:value-type="float" office:value="-72.9788939242988" calcext:value-type="float">
            <text:p>-72.978893924298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st 1</text:p>
          </table:table-cell>
          <table:table-cell table:formula="of:= ([.B17] - [.B19])^2 + ([.B18] - [.B20])^2 - [.B14]^2 + [.B13]^2" office:value-type="float" office:value="-21967.7443816818" calcext:value-type="float">
            <text:p>-21967.7443816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 2</text:p>
          </table:table-cell>
          <table:table-cell table:formula="of:= 2 * [.B13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 3</text:p>
          </table:table-cell>
          <table:table-cell table:formula="of:= ([.B17] - [.B19])^2" office:value-type="float" office:value="5.06641899875609" calcext:value-type="float">
            <text:p>5.06641899875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 4</text:p>
          </table:table-cell>
          <table:table-cell table:formula="of:= [.B17]- [.B19]" office:value-type="float" office:value="-2.2508707201339" calcext:value-type="float">
            <text:p>-2.250870720133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SOL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HOME (mm)</text:p>
          </table:table-cell>
          <table:table-cell office:value-type="string" calcext:value-type="string">
            <text:p>angle (rad)</text:p>
          </table:table-cell>
          <table:table-cell office:value-type="string" calcext:value-type="string">
            <text:p>angle (°)</text:p>
          </table:table-cell>
          <table:table-cell office:value-type="string" calcext:value-type="string">
            <text:p><text:span text:style-name="T1">angle² (rad²</text:span>)</text:p>
          </table:table-cell>
        </table:table-row>
        <table:table-row table:style-name="ro1">
          <table:table-cell office:value-type="float" office:value="147.834866742512" calcext:value-type="float">
            <text:p>147.834866742512</text:p>
          </table:table-cell>
          <table:table-cell table:formula="of:= ASIN(  ([.A29]^2 + [.B$22]) / ([.B$23] * SQRT( [.A29]^2 + [.B$24]^2)) ) - ATAN( [.B$25] / [.A29] )" office:value-type="float" office:value="0.0000000000000135100264309074" calcext:value-type="float">
            <text:p>1.35100264309074E-14</text:p>
          </table:table-cell>
          <table:table-cell table:formula="of:= DEGREES([.B29])" office:value-type="float" office:value="0.000000000000774067495601183" calcext:value-type="float">
            <text:p>7.74067495601183E-13</text:p>
          </table:table-cell>
          <table:table-cell table:formula="of:=[.B29]^2" office:value-type="float" office:value="1.82520814163816E-028" calcext:value-type="float">
            <text:p>1.82520814163816E-28</text:p>
          </table:table-cell>
        </table:table-row>
        <table:table-row table:style-name="ro1">
          <table:table-cell office:value-type="float" office:value="147.835046" calcext:value-type="float">
            <text:p>147.835046</text:p>
          </table:table-cell>
          <table:table-cell table:formula="of:= ASIN(  ([.A30]^2 + [.B$22]) / ([.B$23] * SQRT( [.A30]^2 + [.B$24]^2)) ) - ATAN( [.B$25] / [.A30] )" office:value-type="float" office:value="0.0000071669009853257" calcext:value-type="float">
            <text:p>7.1669009853257E-06</text:p>
          </table:table-cell>
          <table:table-cell table:formula="of:= DEGREES([.B30])" office:value-type="float" office:value="0.000410633178647314" calcext:value-type="float">
            <text:p>0.000410633178647</text:p>
          </table:table-cell>
          <table:table-cell table:formula="of:=[.B30]^2" office:value-type="float" office:value="0.0000000000513644697334625" calcext:value-type="float">
            <text:p>5.13644697334625E-1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L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HOME (mm)</text:p>
          </table:table-cell>
          <table:table-cell office:value-type="string" calcext:value-type="string">
            <text:p>angle (rad)</text:p>
          </table:table-cell>
          <table:table-cell office:value-type="string" calcext:value-type="string">
            <text:p>angle (°)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 ASIN(  ([.A34]^2 + [.B$22]) / ([.B$23] * SQRT( [.A34]^2 + [.B$24]^2)) ) - ATAN( [.B$25] / [.A34] )" office:value-type="float" office:value="-1.29205200353187" calcext:value-type="float">
            <text:p>-1.29205200353187</text:p>
          </table:table-cell>
          <table:table-cell table:formula="of:= DEGREES([.B34])" office:value-type="float" office:value="-74.0291267137985" calcext:value-type="float">
            <text:p>-74.0291267137985</text:p>
          </table:table-cell>
          <table:table-cell/>
        </table:table-row>
        <table:table-row table:style-name="ro1">
          <table:table-cell office:value-type="float" office:value="126.1" calcext:value-type="float">
            <text:p>126.1</text:p>
          </table:table-cell>
          <table:table-cell table:formula="of:= ASIN(  ([.A35]^2 + [.B$22]) / ([.B$23] * SQRT( [.A35]^2 + [.B$24]^2)) ) - ATAN( [.B$25] / [.A35] )" office:value-type="float" office:value="-1.27420756078942" calcext:value-type="float">
            <text:p>-1.27420756078942</text:p>
          </table:table-cell>
          <table:table-cell table:formula="of:= DEGREES([.B35])" office:value-type="float" office:value="-73.0067154568928" calcext:value-type="float">
            <text:p>-73.0067154568928</text:p>
          </table:table-cell>
          <table:table-cell/>
        </table:table-row>
        <table:table-row table:style-name="ro1">
          <table:table-cell office:value-type="float" office:value="126.2" calcext:value-type="float">
            <text:p>126.2</text:p>
          </table:table-cell>
          <table:table-cell table:formula="of:= ASIN(  ([.A36]^2 + [.B$22]) / ([.B$23] * SQRT( [.A36]^2 + [.B$24]^2)) ) - ATAN( [.B$25] / [.A36] )" office:value-type="float" office:value="-1.25742895587509" calcext:value-type="float">
            <text:p>-1.25742895587509</text:p>
          </table:table-cell>
          <table:table-cell table:formula="of:= DEGREES([.B36])" office:value-type="float" office:value="-72.0453722091846" calcext:value-type="float">
            <text:p>-72.0453722091846</text:p>
          </table:table-cell>
          <table:table-cell/>
        </table:table-row>
        <table:table-row table:style-name="ro1">
          <table:table-cell office:value-type="float" office:value="126.3" calcext:value-type="float">
            <text:p>126.3</text:p>
          </table:table-cell>
          <table:table-cell table:formula="of:= ASIN(  ([.A37]^2 + [.B$22]) / ([.B$23] * SQRT( [.A37]^2 + [.B$24]^2)) ) - ATAN( [.B$25] / [.A37] )" office:value-type="float" office:value="-1.24154366263891" calcext:value-type="float">
            <text:p>-1.24154366263891</text:p>
          </table:table-cell>
          <table:table-cell table:formula="of:= DEGREES([.B37])" office:value-type="float" office:value="-71.1352119504235" calcext:value-type="float">
            <text:p>-71.1352119504235</text:p>
          </table:table-cell>
          <table:table-cell/>
        </table:table-row>
        <table:table-row table:style-name="ro1">
          <table:table-cell office:value-type="float" office:value="126.4" calcext:value-type="float">
            <text:p>126.4</text:p>
          </table:table-cell>
          <table:table-cell table:formula="of:= ASIN(  ([.A38]^2 + [.B$22]) / ([.B$23] * SQRT( [.A38]^2 + [.B$24]^2)) ) - ATAN( [.B$25] / [.A38] )" office:value-type="float" office:value="-1.22642111674556" calcext:value-type="float">
            <text:p>-1.22642111674556</text:p>
          </table:table-cell>
          <table:table-cell table:formula="of:= DEGREES([.B38])" office:value-type="float" office:value="-70.2687538952421" calcext:value-type="float">
            <text:p>-70.2687538952421</text:p>
          </table:table-cell>
          <table:table-cell/>
        </table:table-row>
        <table:table-row table:style-name="ro1">
          <table:table-cell office:value-type="float" office:value="126.5" calcext:value-type="float">
            <text:p>126.5</text:p>
          </table:table-cell>
          <table:table-cell table:formula="of:= ASIN(  ([.A39]^2 + [.B$22]) / ([.B$23] * SQRT( [.A39]^2 + [.B$24]^2)) ) - ATAN( [.B$25] / [.A39] )" office:value-type="float" office:value="-1.21195968378831" calcext:value-type="float">
            <text:p>-1.21195968378831</text:p>
          </table:table-cell>
          <table:table-cell table:formula="of:= DEGREES([.B39])" office:value-type="float" office:value="-69.4401748210797" calcext:value-type="float">
            <text:p>-69.4401748210797</text:p>
          </table:table-cell>
          <table:table-cell/>
        </table:table-row>
        <table:table-row table:style-name="ro1">
          <table:table-cell office:value-type="float" office:value="126.6" calcext:value-type="float">
            <text:p>126.6</text:p>
          </table:table-cell>
          <table:table-cell table:formula="of:= ASIN(  ([.A40]^2 + [.B$22]) / ([.B$23] * SQRT( [.A40]^2 + [.B$24]^2)) ) - ATAN( [.B$25] / [.A40] )" office:value-type="float" office:value="-1.19807841048211" calcext:value-type="float">
            <text:p>-1.19807841048211</text:p>
          </table:table-cell>
          <table:table-cell table:formula="of:= DEGREES([.B40])" office:value-type="float" office:value="-68.644836446367" calcext:value-type="float">
            <text:p>-68.644836446367</text:p>
          </table:table-cell>
          <table:table-cell/>
        </table:table-row>
        <table:table-row table:style-name="ro1">
          <table:table-cell office:value-type="float" office:value="126.7" calcext:value-type="float">
            <text:p>126.7</text:p>
          </table:table-cell>
          <table:table-cell table:formula="of:= ASIN(  ([.A41]^2 + [.B$22]) / ([.B$23] * SQRT( [.A41]^2 + [.B$24]^2)) ) - ATAN( [.B$25] / [.A41] )" office:value-type="float" office:value="-1.18471157377331" calcext:value-type="float">
            <text:p>-1.18471157377331</text:p>
          </table:table-cell>
          <table:table-cell table:formula="of:= DEGREES([.B41])" office:value-type="float" office:value="-67.8789731175125" calcext:value-type="float">
            <text:p>-67.8789731175125</text:p>
          </table:table-cell>
          <table:table-cell/>
        </table:table-row>
        <table:table-row table:style-name="ro1">
          <table:table-cell office:value-type="float" office:value="126.8" calcext:value-type="float">
            <text:p>126.8</text:p>
          </table:table-cell>
          <table:table-cell table:formula="of:= ASIN(  ([.A42]^2 + [.B$22]) / ([.B$23] * SQRT( [.A42]^2 + [.B$24]^2)) ) - ATAN( [.B$25] / [.A42] )" office:value-type="float" office:value="-1.17180494863329" calcext:value-type="float">
            <text:p>-1.17180494863329</text:p>
          </table:table-cell>
          <table:table-cell table:formula="of:= DEGREES([.B42])" office:value-type="float" office:value="-67.1394779692316" calcext:value-type="float">
            <text:p>-67.1394779692316</text:p>
          </table:table-cell>
          <table:table-cell/>
        </table:table-row>
        <table:table-row table:style-name="ro1">
          <table:table-cell office:value-type="float" office:value="126.9" calcext:value-type="float">
            <text:p>126.9</text:p>
          </table:table-cell>
          <table:table-cell table:formula="of:= ASIN(  ([.A43]^2 + [.B$22]) / ([.B$23] * SQRT( [.A43]^2 + [.B$24]^2)) ) - ATAN( [.B$25] / [.A43] )" office:value-type="float" office:value="-1.15931317527307" calcext:value-type="float">
            <text:p>-1.15931317527307</text:p>
          </table:table-cell>
          <table:table-cell table:formula="of:= DEGREES([.B43])" office:value-type="float" office:value="-66.4237520770573" calcext:value-type="float">
            <text:p>-66.4237520770573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 ASIN(  ([.A44]^2 + [.B$22]) / ([.B$23] * SQRT( [.A44]^2 + [.B$24]^2)) ) - ATAN( [.B$25] / [.A44] )" office:value-type="float" office:value="-1.14719785410957" calcext:value-type="float">
            <text:p>-1.14719785410957</text:p>
          </table:table-cell>
          <table:table-cell table:formula="of:= DEGREES([.B44])" office:value-type="float" office:value="-65.7295953069434" calcext:value-type="float">
            <text:p>-65.7295953069434</text:p>
          </table:table-cell>
          <table:table-cell/>
        </table:table-row>
        <table:table-row table:style-name="ro1">
          <table:table-cell office:value-type="float" office:value="127.1" calcext:value-type="float">
            <text:p>127.1</text:p>
          </table:table-cell>
          <table:table-cell table:formula="of:= ASIN(  ([.A45]^2 + [.B$22]) / ([.B$23] * SQRT( [.A45]^2 + [.B$24]^2)) ) - ATAN( [.B$25] / [.A45] )" office:value-type="float" office:value="-1.13542613676064" calcext:value-type="float">
            <text:p>-1.13542613676064</text:p>
          </table:table-cell>
          <table:table-cell table:formula="of:= DEGREES([.B45])" office:value-type="float" office:value="-65.0551255852284" calcext:value-type="float">
            <text:p>-65.0551255852284</text:p>
          </table:table-cell>
          <table:table-cell/>
        </table:table-row>
        <table:table-row table:style-name="ro1">
          <table:table-cell office:value-type="float" office:value="127.2" calcext:value-type="float">
            <text:p>127.2</text:p>
          </table:table-cell>
          <table:table-cell table:formula="of:= ASIN(  ([.A46]^2 + [.B$22]) / ([.B$23] * SQRT( [.A46]^2 + [.B$24]^2)) ) - ATAN( [.B$25] / [.A46] )" office:value-type="float" office:value="-1.12396966380035" calcext:value-type="float">
            <text:p>-1.12396966380035</text:p>
          </table:table-cell>
          <table:table-cell table:formula="of:= DEGREES([.B46])" office:value-type="float" office:value="-64.3987180364984" calcext:value-type="float">
            <text:p>-64.3987180364984</text:p>
          </table:table-cell>
          <table:table-cell/>
        </table:table-row>
        <table:table-row table:style-name="ro1">
          <table:table-cell office:value-type="float" office:value="127.3" calcext:value-type="float">
            <text:p>127.3</text:p>
          </table:table-cell>
          <table:table-cell table:formula="of:= ASIN(  ([.A47]^2 + [.B$22]) / ([.B$23] * SQRT( [.A47]^2 + [.B$24]^2)) ) - ATAN( [.B$25] / [.A47] )" office:value-type="float" office:value="-1.1128037503534" calcext:value-type="float">
            <text:p>-1.1128037503534</text:p>
          </table:table-cell>
          <table:table-cell table:formula="of:= DEGREES([.B47])" office:value-type="float" office:value="-63.7589583215793" calcext:value-type="float">
            <text:p>-63.7589583215793</text:p>
          </table:table-cell>
          <table:table-cell/>
        </table:table-row>
        <table:table-row table:style-name="ro1">
          <table:table-cell office:value-type="float" office:value="127.4" calcext:value-type="float">
            <text:p>127.4</text:p>
          </table:table-cell>
          <table:table-cell table:formula="of:= ASIN(  ([.A48]^2 + [.B$22]) / ([.B$23] * SQRT( [.A48]^2 + [.B$24]^2)) ) - ATAN( [.B$25] / [.A48] )" office:value-type="float" office:value="-1.10190675232143" calcext:value-type="float">
            <text:p>-1.10190675232143</text:p>
          </table:table-cell>
          <table:table-cell table:formula="of:= DEGREES([.B48])" office:value-type="float" office:value="-63.1346063249855" calcext:value-type="float">
            <text:p>-63.1346063249855</text:p>
          </table:table-cell>
          <table:table-cell/>
        </table:table-row>
        <table:table-row table:style-name="ro1">
          <table:table-cell office:value-type="float" office:value="127.5" calcext:value-type="float">
            <text:p>127.5</text:p>
          </table:table-cell>
          <table:table-cell table:formula="of:= ASIN(  ([.A49]^2 + [.B$22]) / ([.B$23] * SQRT( [.A49]^2 + [.B$24]^2)) ) - ATAN( [.B$25] / [.A49] )" office:value-type="float" office:value="-1.09125956656581" calcext:value-type="float">
            <text:p>-1.09125956656581</text:p>
          </table:table-cell>
          <table:table-cell table:formula="of:= DEGREES([.B49])" office:value-type="float" office:value="-62.5245675174964" calcext:value-type="float">
            <text:p>-62.5245675174964</text:p>
          </table:table-cell>
          <table:table-cell/>
        </table:table-row>
        <table:table-row table:style-name="ro1">
          <table:table-cell office:value-type="float" office:value="127.6" calcext:value-type="float">
            <text:p>127.6</text:p>
          </table:table-cell>
          <table:table-cell table:formula="of:= ASIN(  ([.A50]^2 + [.B$22]) / ([.B$23] * SQRT( [.A50]^2 + [.B$24]^2)) ) - ATAN( [.B$25] / [.A50] )" office:value-type="float" office:value="-1.08084523198791" calcext:value-type="float">
            <text:p>-1.08084523198791</text:p>
          </table:table-cell>
          <table:table-cell table:formula="of:= DEGREES([.B50])" office:value-type="float" office:value="-61.9278700997458" calcext:value-type="float">
            <text:p>-61.9278700997458</text:p>
          </table:table-cell>
          <table:table-cell/>
        </table:table-row>
        <table:table-row table:style-name="ro1">
          <table:table-cell office:value-type="float" office:value="127.7" calcext:value-type="float">
            <text:p>127.7</text:p>
          </table:table-cell>
          <table:table-cell table:formula="of:= ASIN(  ([.A51]^2 + [.B$22]) / ([.B$23] * SQRT( [.A51]^2 + [.B$24]^2)) ) - ATAN( [.B$25] / [.A51] )" office:value-type="float" office:value="-1.07064860767815" calcext:value-type="float">
            <text:p>-1.07064860767815</text:p>
          </table:table-cell>
          <table:table-cell table:formula="of:= DEGREES([.B51])" office:value-type="float" office:value="-61.3436465615159" calcext:value-type="float">
            <text:p>-61.3436465615159</text:p>
          </table:table-cell>
          <table:table-cell/>
        </table:table-row>
        <table:table-row table:style-name="ro1">
          <table:table-cell office:value-type="float" office:value="127.8" calcext:value-type="float">
            <text:p>127.8</text:p>
          </table:table-cell>
          <table:table-cell table:formula="of:= ASIN(  ([.A52]^2 + [.B$22]) / ([.B$23] * SQRT( [.A52]^2 + [.B$24]^2)) ) - ATAN( [.B$25] / [.A52] )" office:value-type="float" office:value="-1.06065611068262" calcext:value-type="float">
            <text:p>-1.06065611068262</text:p>
          </table:table-cell>
          <table:table-cell table:formula="of:= DEGREES([.B52])" office:value-type="float" office:value="-60.7711186568747" calcext:value-type="float">
            <text:p>-60.7711186568747</text:p>
          </table:table-cell>
          <table:table-cell/>
        </table:table-row>
        <table:table-row table:style-name="ro1">
          <table:table-cell office:value-type="float" office:value="127.9" calcext:value-type="float">
            <text:p>127.9</text:p>
          </table:table-cell>
          <table:table-cell table:formula="of:= ASIN(  ([.A53]^2 + [.B$22]) / ([.B$23] * SQRT( [.A53]^2 + [.B$24]^2)) ) - ATAN( [.B$25] / [.A53] )" office:value-type="float" office:value="-1.05085550042243" calcext:value-type="float">
            <text:p>-1.05085550042243</text:p>
          </table:table-cell>
          <table:table-cell table:formula="of:= DEGREES([.B53])" office:value-type="float" office:value="-60.2095850523134" calcext:value-type="float">
            <text:p>-60.209585052313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 ASIN(  ([.A54]^2 + [.B$22]) / ([.B$23] * SQRT( [.A54]^2 + [.B$24]^2)) ) - ATAN( [.B$25] / [.A54] )" office:value-type="float" office:value="-1.04123570000658" calcext:value-type="float">
            <text:p>-1.04123570000658</text:p>
          </table:table-cell>
          <table:table-cell table:formula="of:= DEGREES([.B54])" office:value-type="float" office:value="-59.6584110887269" calcext:value-type="float">
            <text:p>-59.6584110887269</text:p>
          </table:table-cell>
          <table:table-cell/>
        </table:table-row>
        <table:table-row table:style-name="ro1">
          <table:table-cell office:value-type="float" office:value="128.1" calcext:value-type="float">
            <text:p>128.1</text:p>
          </table:table-cell>
          <table:table-cell table:formula="of:= ASIN(  ([.A55]^2 + [.B$22]) / ([.B$23] * SQRT( [.A55]^2 + [.B$24]^2)) ) - ATAN( [.B$25] / [.A55] )" office:value-type="float" office:value="-1.03178664700362" calcext:value-type="float">
            <text:p>-1.03178664700362</text:p>
          </table:table-cell>
          <table:table-cell table:formula="of:= DEGREES([.B55])" office:value-type="float" office:value="-59.117020231262" calcext:value-type="float">
            <text:p>-59.117020231262</text:p>
          </table:table-cell>
          <table:table-cell/>
        </table:table-row>
        <table:table-row table:style-name="ro1">
          <table:table-cell office:value-type="float" office:value="128.2" calcext:value-type="float">
            <text:p>128.2</text:p>
          </table:table-cell>
          <table:table-cell table:formula="of:= ASIN(  ([.A56]^2 + [.B$22]) / ([.B$23] * SQRT( [.A56]^2 + [.B$24]^2)) ) - ATAN( [.B$25] / [.A56] )" office:value-type="float" office:value="-1.02249916794578" calcext:value-type="float">
            <text:p>-1.02249916794578</text:p>
          </table:table-cell>
          <table:table-cell table:formula="of:= DEGREES([.B56])" office:value-type="float" office:value="-58.5848868789313" calcext:value-type="float">
            <text:p>-58.5848868789313</text:p>
          </table:table-cell>
          <table:table-cell/>
        </table:table-row>
        <table:table-row table:style-name="ro1">
          <table:table-cell office:value-type="float" office:value="128.3" calcext:value-type="float">
            <text:p>128.3</text:p>
          </table:table-cell>
          <table:table-cell table:formula="of:= ASIN(  ([.A57]^2 + [.B$22]) / ([.B$23] * SQRT( [.A57]^2 + [.B$24]^2)) ) - ATAN( [.B$25] / [.A57] )" office:value-type="float" office:value="-1.01336487210975" calcext:value-type="float">
            <text:p>-1.01336487210975</text:p>
          </table:table-cell>
          <table:table-cell table:formula="of:= DEGREES([.B57])" office:value-type="float" office:value="-58.0615302787033" calcext:value-type="float">
            <text:p>-58.0615302787033</text:p>
          </table:table-cell>
          <table:table-cell/>
        </table:table-row>
        <table:table-row table:style-name="ro1">
          <table:table-cell office:value-type="float" office:value="128.4" calcext:value-type="float">
            <text:p>128.4</text:p>
          </table:table-cell>
          <table:table-cell table:formula="of:= ASIN(  ([.A58]^2 + [.B$22]) / ([.B$23] * SQRT( [.A58]^2 + [.B$24]^2)) ) - ATAN( [.B$25] / [.A58] )" office:value-type="float" office:value="-1.00437606107465" calcext:value-type="float">
            <text:p>-1.00437606107465</text:p>
          </table:table-cell>
          <table:table-cell table:formula="of:= DEGREES([.B58])" office:value-type="float" office:value="-57.5465093435511" calcext:value-type="float">
            <text:p>-57.5465093435511</text:p>
          </table:table-cell>
          <table:table-cell/>
        </table:table-row>
        <table:table-row table:style-name="ro1">
          <table:table-cell office:value-type="float" office:value="128.5" calcext:value-type="float">
            <text:p>128.5</text:p>
          </table:table-cell>
          <table:table-cell table:formula="of:= ASIN(  ([.A59]^2 + [.B$22]) / ([.B$23] * SQRT( [.A59]^2 + [.B$24]^2)) ) - ATAN( [.B$25] / [.A59] )" office:value-type="float" office:value="-0.995525651284224" calcext:value-type="float">
            <text:p>-0.995525651284224</text:p>
          </table:table-cell>
          <table:table-cell table:formula="of:= DEGREES([.B59])" office:value-type="float" office:value="-57.0394182155986" calcext:value-type="float">
            <text:p>-57.0394182155986</text:p>
          </table:table-cell>
          <table:table-cell/>
        </table:table-row>
        <table:table-row table:style-name="ro1">
          <table:table-cell office:value-type="float" office:value="128.6" calcext:value-type="float">
            <text:p>128.6</text:p>
          </table:table-cell>
          <table:table-cell table:formula="of:= ASIN(  ([.A60]^2 + [.B$22]) / ([.B$23] * SQRT( [.A60]^2 + [.B$24]^2)) ) - ATAN( [.B$25] / [.A60] )" office:value-type="float" office:value="-0.986807107398986" calcext:value-type="float">
            <text:p>-0.986807107398986</text:p>
          </table:table-cell>
          <table:table-cell table:formula="of:= DEGREES([.B60])" office:value-type="float" office:value="-56.5398824474749" calcext:value-type="float">
            <text:p>-56.5398824474749</text:p>
          </table:table-cell>
          <table:table-cell/>
        </table:table-row>
        <table:table-row table:style-name="ro1">
          <table:table-cell office:value-type="float" office:value="128.7" calcext:value-type="float">
            <text:p>128.7</text:p>
          </table:table-cell>
          <table:table-cell table:formula="of:= ASIN(  ([.A61]^2 + [.B$22]) / ([.B$23] * SQRT( [.A61]^2 + [.B$24]^2)) ) - ATAN( [.B$25] / [.A61] )" office:value-type="float" office:value="-0.978214384655719" calcext:value-type="float">
            <text:p>-0.978214384655719</text:p>
          </table:table-cell>
          <table:table-cell table:formula="of:= DEGREES([.B61])" office:value-type="float" office:value="-56.0475556997596" calcext:value-type="float">
            <text:p>-56.0475556997596</text:p>
          </table:table-cell>
          <table:table-cell/>
        </table:table-row>
        <table:table-row table:style-name="ro1">
          <table:table-cell office:value-type="float" office:value="128.8" calcext:value-type="float">
            <text:p>128.8</text:p>
          </table:table-cell>
          <table:table-cell table:formula="of:= ASIN(  ([.A62]^2 + [.B$22]) / ([.B$23] * SQRT( [.A62]^2 + [.B$24]^2)) ) - ATAN( [.B$25] / [.A62] )" office:value-type="float" office:value="-0.969741878790046" calcext:value-type="float">
            <text:p>-0.969741878790046</text:p>
          </table:table-cell>
          <table:table-cell table:formula="of:= DEGREES([.B62])" office:value-type="float" office:value="-55.5621168717567" calcext:value-type="float">
            <text:p>-55.5621168717567</text:p>
          </table:table-cell>
          <table:table-cell/>
        </table:table-row>
        <table:table-row table:style-name="ro1">
          <table:table-cell office:value-type="float" office:value="128.9" calcext:value-type="float">
            <text:p>128.9</text:p>
          </table:table-cell>
          <table:table-cell table:formula="of:= ASIN(  ([.A63]^2 + [.B$22]) / ([.B$23] * SQRT( [.A63]^2 + [.B$24]^2)) ) - ATAN( [.B$25] / [.A63] )" office:value-type="float" office:value="-0.961384382343535" calcext:value-type="float">
            <text:p>-0.961384382343535</text:p>
          </table:table-cell>
          <table:table-cell table:formula="of:= DEGREES([.B63])" office:value-type="float" office:value="-55.083267598076" calcext:value-type="float">
            <text:p>-55.083267598076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 ASIN(  ([.A64]^2 + [.B$22]) / ([.B$23] * SQRT( [.A64]^2 + [.B$24]^2)) ) - ATAN( [.B$25] / [.A64] )" office:value-type="float" office:value="-0.95313704638791" calcext:value-type="float">
            <text:p>-0.95313704638791</text:p>
          </table:table-cell>
          <table:table-cell table:formula="of:= DEGREES([.B64])" office:value-type="float" office:value="-54.6107300555922" calcext:value-type="float">
            <text:p>-54.6107300555922</text:p>
          </table:table-cell>
          <table:table-cell/>
        </table:table-row>
        <table:table-row table:style-name="ro1">
          <table:table-cell office:value-type="float" office:value="129.1" calcext:value-type="float">
            <text:p>129.1</text:p>
          </table:table-cell>
          <table:table-cell table:formula="of:= ASIN(  ([.A65]^2 + [.B$22]) / ([.B$23] * SQRT( [.A65]^2 + [.B$24]^2)) ) - ATAN( [.B$25] / [.A65] )" office:value-type="float" office:value="-0.944995346867559" calcext:value-type="float">
            <text:p>-0.944995346867559</text:p>
          </table:table-cell>
          <table:table-cell table:formula="of:= DEGREES([.B65])" office:value-type="float" office:value="-54.1442450350124" calcext:value-type="float">
            <text:p>-54.1442450350124</text:p>
          </table:table-cell>
          <table:table-cell/>
        </table:table-row>
        <table:table-row table:style-name="ro1">
          <table:table-cell office:value-type="float" office:value="129.2" calcext:value-type="float">
            <text:p>129.2</text:p>
          </table:table-cell>
          <table:table-cell table:formula="of:= ASIN(  ([.A66]^2 + [.B$22]) / ([.B$23] * SQRT( [.A66]^2 + [.B$24]^2)) ) - ATAN( [.B$25] / [.A66] )" office:value-type="float" office:value="-0.936955054897088" calcext:value-type="float">
            <text:p>-0.936955054897088</text:p>
          </table:table-cell>
          <table:table-cell table:formula="of:= DEGREES([.B66])" office:value-type="float" office:value="-53.6835702390515" calcext:value-type="float">
            <text:p>-53.6835702390515</text:p>
          </table:table-cell>
          <table:table-cell/>
        </table:table-row>
        <table:table-row table:style-name="ro1">
          <table:table-cell office:value-type="float" office:value="129.3" calcext:value-type="float">
            <text:p>129.3</text:p>
          </table:table-cell>
          <table:table-cell table:formula="of:= ASIN(  ([.A67]^2 + [.B$22]) / ([.B$23] * SQRT( [.A67]^2 + [.B$24]^2)) ) - ATAN( [.B$25] / [.A67] )" office:value-type="float" office:value="-0.929012210460373" calcext:value-type="float">
            <text:p>-0.929012210460373</text:p>
          </table:table-cell>
          <table:table-cell table:formula="of:= DEGREES([.B67])" office:value-type="float" office:value="-53.2284787754988" calcext:value-type="float">
            <text:p>-53.2284787754988</text:p>
          </table:table-cell>
          <table:table-cell/>
        </table:table-row>
        <table:table-row table:style-name="ro1">
          <table:table-cell office:value-type="float" office:value="129.4" calcext:value-type="float">
            <text:p>129.4</text:p>
          </table:table-cell>
          <table:table-cell table:formula="of:= ASIN(  ([.A68]^2 + [.B$22]) / ([.B$23] * SQRT( [.A68]^2 + [.B$24]^2)) ) - ATAN( [.B$25] / [.A68] )" office:value-type="float" office:value="-0.921163099046867" calcext:value-type="float">
            <text:p>-0.921163099046867</text:p>
          </table:table-cell>
          <table:table-cell table:formula="of:= DEGREES([.B68])" office:value-type="float" office:value="-52.7787578185769" calcext:value-type="float">
            <text:p>-52.7787578185769</text:p>
          </table:table-cell>
          <table:table-cell/>
        </table:table-row>
        <table:table-row table:style-name="ro1">
          <table:table-cell office:value-type="float" office:value="129.5" calcext:value-type="float">
            <text:p>129.5</text:p>
          </table:table-cell>
          <table:table-cell table:formula="of:= ASIN(  ([.A69]^2 + [.B$22]) / ([.B$23] * SQRT( [.A69]^2 + [.B$24]^2)) ) - ATAN( [.B$25] / [.A69] )" office:value-type="float" office:value="-0.913404230833956" calcext:value-type="float">
            <text:p>-0.913404230833956</text:p>
          </table:table-cell>
          <table:table-cell table:formula="of:= DEGREES([.B69])" office:value-type="float" office:value="-52.3342074161789" calcext:value-type="float">
            <text:p>-52.3342074161789</text:p>
          </table:table-cell>
          <table:table-cell/>
        </table:table-row>
        <table:table-row table:style-name="ro1">
          <table:table-cell office:value-type="float" office:value="129.6" calcext:value-type="float">
            <text:p>129.6</text:p>
          </table:table-cell>
          <table:table-cell table:formula="of:= ASIN(  ([.A70]^2 + [.B$22]) / ([.B$23] * SQRT( [.A70]^2 + [.B$24]^2)) ) - ATAN( [.B$25] / [.A70] )" office:value-type="float" office:value="-0.905732322084325" calcext:value-type="float">
            <text:p>-0.905732322084325</text:p>
          </table:table-cell>
          <table:table-cell table:formula="of:= DEGREES([.B70])" office:value-type="float" office:value="-51.8946394240155" calcext:value-type="float">
            <text:p>-51.8946394240155</text:p>
          </table:table-cell>
          <table:table-cell/>
        </table:table-row>
        <table:table-row table:style-name="ro1">
          <table:table-cell office:value-type="float" office:value="129.7" calcext:value-type="float">
            <text:p>129.7</text:p>
          </table:table-cell>
          <table:table-cell table:formula="of:= ASIN(  ([.A71]^2 + [.B$22]) / ([.B$23] * SQRT( [.A71]^2 + [.B$24]^2)) ) - ATAN( [.B$25] / [.A71] )" office:value-type="float" office:value="-0.898144278476931" calcext:value-type="float">
            <text:p>-0.898144278476931</text:p>
          </table:table-cell>
          <table:table-cell table:formula="of:= DEGREES([.B71])" office:value-type="float" office:value="-51.4598765505506" calcext:value-type="float">
            <text:p>-51.4598765505506</text:p>
          </table:table-cell>
          <table:table-cell/>
        </table:table-row>
        <table:table-row table:style-name="ro1">
          <table:table-cell office:value-type="float" office:value="129.8" calcext:value-type="float">
            <text:p>129.8</text:p>
          </table:table-cell>
          <table:table-cell table:formula="of:= ASIN(  ([.A72]^2 + [.B$22]) / ([.B$23] * SQRT( [.A72]^2 + [.B$24]^2)) ) - ATAN( [.B$25] / [.A72] )" office:value-type="float" office:value="-0.890637180131518" calcext:value-type="float">
            <text:p>-0.890637180131518</text:p>
          </table:table-cell>
          <table:table-cell table:formula="of:= DEGREES([.B72])" office:value-type="float" office:value="-51.0297514989688" calcext:value-type="float">
            <text:p>-51.0297514989688</text:p>
          </table:table-cell>
          <table:table-cell/>
        </table:table-row>
        <table:table-row table:style-name="ro1">
          <table:table-cell office:value-type="float" office:value="129.9" calcext:value-type="float">
            <text:p>129.9</text:p>
          </table:table-cell>
          <table:table-cell table:formula="of:= ASIN(  ([.A73]^2 + [.B$22]) / ([.B$23] * SQRT( [.A73]^2 + [.B$24]^2)) ) - ATAN( [.B$25] / [.A73] )" office:value-type="float" office:value="-0.88320826812105" calcext:value-type="float">
            <text:p>-0.88320826812105</text:p>
          </table:table-cell>
          <table:table-cell table:formula="of:= DEGREES([.B73])" office:value-type="float" office:value="-50.604106194395" calcext:value-type="float">
            <text:p>-50.604106194395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 ASIN(  ([.A74]^2 + [.B$22]) / ([.B$23] * SQRT( [.A74]^2 + [.B$24]^2)) ) - ATAN( [.B$25] / [.A74] )" office:value-type="float" office:value="-0.875854932295256" calcext:value-type="float">
            <text:p>-0.875854932295256</text:p>
          </table:table-cell>
          <table:table-cell table:formula="of:= DEGREES([.B74])" office:value-type="float" office:value="-50.1827910862346" calcext:value-type="float">
            <text:p>-50.1827910862346</text:p>
          </table:table-cell>
          <table:table-cell/>
        </table:table-row>
        <table:table-row table:style-name="ro1">
          <table:table-cell office:value-type="float" office:value="130.1" calcext:value-type="float">
            <text:p>130.1</text:p>
          </table:table-cell>
          <table:table-cell table:formula="of:= ASIN(  ([.A75]^2 + [.B$22]) / ([.B$23] * SQRT( [.A75]^2 + [.B$24]^2)) ) - ATAN( [.B$25] / [.A75] )" office:value-type="float" office:value="-0.868574700262865" calcext:value-type="float">
            <text:p>-0.868574700262865</text:p>
          </table:table-cell>
          <table:table-cell table:formula="of:= DEGREES([.B75])" office:value-type="float" office:value="-49.7656645169027" calcext:value-type="float">
            <text:p>-49.7656645169027</text:p>
          </table:table-cell>
          <table:table-cell/>
        </table:table-row>
        <table:table-row table:style-name="ro1">
          <table:table-cell office:value-type="float" office:value="130.2" calcext:value-type="float">
            <text:p>130.2</text:p>
          </table:table-cell>
          <table:table-cell table:formula="of:= ASIN(  ([.A76]^2 + [.B$22]) / ([.B$23] * SQRT( [.A76]^2 + [.B$24]^2)) ) - ATAN( [.B$25] / [.A76] )" office:value-type="float" office:value="-0.861365227400556" calcext:value-type="float">
            <text:p>-0.861365227400556</text:p>
          </table:table-cell>
          <table:table-cell table:formula="of:= DEGREES([.B76])" office:value-type="float" office:value="-49.3525921493783" calcext:value-type="float">
            <text:p>-49.3525921493783</text:p>
          </table:table-cell>
          <table:table-cell/>
        </table:table-row>
        <table:table-row table:style-name="ro1">
          <table:table-cell office:value-type="float" office:value="130.3" calcext:value-type="float">
            <text:p>130.3</text:p>
          </table:table-cell>
          <table:table-cell table:formula="of:= ASIN(  ([.A77]^2 + [.B$22]) / ([.B$23] * SQRT( [.A77]^2 + [.B$24]^2)) ) - ATAN( [.B$25] / [.A77] )" office:value-type="float" office:value="-0.854224287774059" calcext:value-type="float">
            <text:p>-0.854224287774059</text:p>
          </table:table-cell>
          <table:table-cell table:formula="of:= DEGREES([.B77])" office:value-type="float" office:value="-48.9434464470223" calcext:value-type="float">
            <text:p>-48.9434464470223</text:p>
          </table:table-cell>
          <table:table-cell/>
        </table:table-row>
        <table:table-row table:style-name="ro1">
          <table:table-cell office:value-type="float" office:value="130.4" calcext:value-type="float">
            <text:p>130.4</text:p>
          </table:table-cell>
          <table:table-cell table:formula="of:= ASIN(  ([.A78]^2 + [.B$22]) / ([.B$23] * SQRT( [.A78]^2 + [.B$24]^2)) ) - ATAN( [.B$25] / [.A78] )" office:value-type="float" office:value="-0.847149765871687" calcext:value-type="float">
            <text:p>-0.847149765871687</text:p>
          </table:table-cell>
          <table:table-cell table:formula="of:= DEGREES([.B78])" office:value-type="float" office:value="-48.5381061999435" calcext:value-type="float">
            <text:p>-48.5381061999435</text:p>
          </table:table-cell>
          <table:table-cell/>
        </table:table-row>
        <table:table-row table:style-name="ro1">
          <table:table-cell office:value-type="float" office:value="130.5" calcext:value-type="float">
            <text:p>130.5</text:p>
          </table:table-cell>
          <table:table-cell table:formula="of:= ASIN(  ([.A79]^2 + [.B$22]) / ([.B$23] * SQRT( [.A79]^2 + [.B$24]^2)) ) - ATAN( [.B$25] / [.A79] )" office:value-type="float" office:value="-0.840139649063136" calcext:value-type="float">
            <text:p>-0.840139649063136</text:p>
          </table:table-cell>
          <table:table-cell table:formula="of:= DEGREES([.B79])" office:value-type="float" office:value="-48.1364560929198" calcext:value-type="float">
            <text:p>-48.1364560929198</text:p>
          </table:table-cell>
          <table:table-cell/>
        </table:table-row>
        <table:table-row table:style-name="ro1">
          <table:table-cell office:value-type="float" office:value="130.6" calcext:value-type="float">
            <text:p>130.6</text:p>
          </table:table-cell>
          <table:table-cell table:formula="of:= ASIN(  ([.A80]^2 + [.B$22]) / ([.B$23] * SQRT( [.A80]^2 + [.B$24]^2)) ) - ATAN( [.B$25] / [.A80] )" office:value-type="float" office:value="-0.833192020707343" calcext:value-type="float">
            <text:p>-0.833192020707343</text:p>
          </table:table-cell>
          <table:table-cell table:formula="of:= DEGREES([.B80])" office:value-type="float" office:value="-47.7383863105074" calcext:value-type="float">
            <text:p>-47.7383863105074</text:p>
          </table:table-cell>
          <table:table-cell/>
        </table:table-row>
        <table:table-row table:style-name="ro1">
          <table:table-cell office:value-type="float" office:value="130.7" calcext:value-type="float">
            <text:p>130.7</text:p>
          </table:table-cell>
          <table:table-cell table:formula="of:= ASIN(  ([.A81]^2 + [.B$22]) / ([.B$23] * SQRT( [.A81]^2 + [.B$24]^2)) ) - ATAN( [.B$25] / [.A81] )" office:value-type="float" office:value="-0.826305053842344" calcext:value-type="float">
            <text:p>-0.826305053842344</text:p>
          </table:table-cell>
          <table:table-cell table:formula="of:= DEGREES([.B81])" office:value-type="float" office:value="-47.3437921754965" calcext:value-type="float">
            <text:p>-47.3437921754965</text:p>
          </table:table-cell>
          <table:table-cell/>
        </table:table-row>
        <table:table-row table:style-name="ro1">
          <table:table-cell office:value-type="float" office:value="130.8" calcext:value-type="float">
            <text:p>130.8</text:p>
          </table:table-cell>
          <table:table-cell table:formula="of:= ASIN(  ([.A82]^2 + [.B$22]) / ([.B$23] * SQRT( [.A82]^2 + [.B$24]^2)) ) - ATAN( [.B$25] / [.A82] )" office:value-type="float" office:value="-0.819477005398232" calcext:value-type="float">
            <text:p>-0.819477005398232</text:p>
          </table:table-cell>
          <table:table-cell table:formula="of:= DEGREES([.B82])" office:value-type="float" office:value="-46.9525738173381" calcext:value-type="float">
            <text:p>-46.9525738173381</text:p>
          </table:table-cell>
          <table:table-cell/>
        </table:table-row>
        <table:table-row table:style-name="ro1">
          <table:table-cell office:value-type="float" office:value="130.9" calcext:value-type="float">
            <text:p>130.9</text:p>
          </table:table-cell>
          <table:table-cell table:formula="of:= ASIN(  ([.A83]^2 + [.B$22]) / ([.B$23] * SQRT( [.A83]^2 + [.B$24]^2)) ) - ATAN( [.B$25] / [.A83] )" office:value-type="float" office:value="-0.812706210881145" calcext:value-type="float">
            <text:p>-0.812706210881145</text:p>
          </table:table-cell>
          <table:table-cell table:formula="of:= DEGREES([.B83])" office:value-type="float" office:value="-46.5646358675587" calcext:value-type="float">
            <text:p>-46.5646358675587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 ASIN(  ([.A84]^2 + [.B$22]) / ([.B$23] * SQRT( [.A84]^2 + [.B$24]^2)) ) - ATAN( [.B$25] / [.A84] )" office:value-type="float" office:value="-0.805991079482273" calcext:value-type="float">
            <text:p>-0.805991079482273</text:p>
          </table:table-cell>
          <table:table-cell table:formula="of:= DEGREES([.B84])" office:value-type="float" office:value="-46.1798871795275" calcext:value-type="float">
            <text:p>-46.1798871795275</text:p>
          </table:table-cell>
          <table:table-cell/>
        </table:table-row>
        <table:table-row table:style-name="ro1">
          <table:table-cell office:value-type="float" office:value="131.099999999999" calcext:value-type="float">
            <text:p>131.099999999999</text:p>
          </table:table-cell>
          <table:table-cell table:formula="of:= ASIN(  ([.A85]^2 + [.B$22]) / ([.B$23] * SQRT( [.A85]^2 + [.B$24]^2)) ) - ATAN( [.B$25] / [.A85] )" office:value-type="float" office:value="-0.799330089571148" calcext:value-type="float">
            <text:p>-0.799330089571148</text:p>
          </table:table-cell>
          <table:table-cell table:formula="of:= DEGREES([.B85])" office:value-type="float" office:value="-45.7982405702409" calcext:value-type="float">
            <text:p>-45.7982405702409</text:p>
          </table:table-cell>
          <table:table-cell/>
        </table:table-row>
        <table:table-row table:style-name="ro1">
          <table:table-cell office:value-type="float" office:value="131.199999999999" calcext:value-type="float">
            <text:p>131.199999999999</text:p>
          </table:table-cell>
          <table:table-cell table:formula="of:= ASIN(  ([.A86]^2 + [.B$22]) / ([.B$23] * SQRT( [.A86]^2 + [.B$24]^2)) ) - ATAN( [.B$25] / [.A86] )" office:value-type="float" office:value="-0.792721784536573" calcext:value-type="float">
            <text:p>-0.792721784536573</text:p>
          </table:table-cell>
          <table:table-cell table:formula="of:= DEGREES([.B86])" office:value-type="float" office:value="-45.4196125820246" calcext:value-type="float">
            <text:p>-45.4196125820246</text:p>
          </table:table-cell>
          <table:table-cell/>
        </table:table-row>
        <table:table-row table:style-name="ro1">
          <table:table-cell office:value-type="float" office:value="131.299999999999" calcext:value-type="float">
            <text:p>131.299999999999</text:p>
          </table:table-cell>
          <table:table-cell table:formula="of:= ASIN(  ([.A87]^2 + [.B$22]) / ([.B$23] * SQRT( [.A87]^2 + [.B$24]^2)) ) - ATAN( [.B$25] / [.A87] )" office:value-type="float" office:value="-0.786164768943888" calcext:value-type="float">
            <text:p>-0.786164768943888</text:p>
          </table:table-cell>
          <table:table-cell table:formula="of:= DEGREES([.B87])" office:value-type="float" office:value="-45.0439232623623" calcext:value-type="float">
            <text:p>-45.0439232623623</text:p>
          </table:table-cell>
          <table:table-cell/>
        </table:table-row>
        <table:table-row table:style-name="ro1">
          <table:table-cell office:value-type="float" office:value="131.399999999999" calcext:value-type="float">
            <text:p>131.399999999999</text:p>
          </table:table-cell>
          <table:table-cell table:formula="of:= ASIN(  ([.A88]^2 + [.B$22]) / ([.B$23] * SQRT( [.A88]^2 + [.B$24]^2)) ) - ATAN( [.B$25] / [.A88] )" office:value-type="float" office:value="-0.779657704978459" calcext:value-type="float">
            <text:p>-0.779657704978459</text:p>
          </table:table-cell>
          <table:table-cell table:formula="of:= DEGREES([.B88])" office:value-type="float" office:value="-44.6710959601216" calcext:value-type="float">
            <text:p>-44.6710959601216</text:p>
          </table:table-cell>
          <table:table-cell/>
        </table:table-row>
        <table:table-row table:style-name="ro1">
          <table:table-cell office:value-type="float" office:value="131.499999999999" calcext:value-type="float">
            <text:p>131.499999999999</text:p>
          </table:table-cell>
          <table:table-cell table:formula="of:= ASIN(  ([.A89]^2 + [.B$22]) / ([.B$23] * SQRT( [.A89]^2 + [.B$24]^2)) ) - ATAN( [.B$25] / [.A89] )" office:value-type="float" office:value="-0.773199309150653" calcext:value-type="float">
            <text:p>-0.773199309150653</text:p>
          </table:table-cell>
          <table:table-cell table:formula="of:= DEGREES([.B89])" office:value-type="float" office:value="-44.3010571367634" calcext:value-type="float">
            <text:p>-44.3010571367634</text:p>
          </table:table-cell>
          <table:table-cell/>
        </table:table-row>
        <table:table-row table:style-name="ro1">
          <table:table-cell office:value-type="float" office:value="131.599999999999" calcext:value-type="float">
            <text:p>131.599999999999</text:p>
          </table:table-cell>
          <table:table-cell table:formula="of:= ASIN(  ([.A90]^2 + [.B$22]) / ([.B$23] * SQRT( [.A90]^2 + [.B$24]^2)) ) - ATAN( [.B$25] / [.A90] )" office:value-type="float" office:value="-0.766788349238794" calcext:value-type="float">
            <text:p>-0.766788349238794</text:p>
          </table:table-cell>
          <table:table-cell table:formula="of:= DEGREES([.B90])" office:value-type="float" office:value="-43.9337361911863" calcext:value-type="float">
            <text:p>-43.9337361911863</text:p>
          </table:table-cell>
          <table:table-cell/>
        </table:table-row>
        <table:table-row table:style-name="ro1">
          <table:table-cell office:value-type="float" office:value="131.699999999999" calcext:value-type="float">
            <text:p>131.699999999999</text:p>
          </table:table-cell>
          <table:table-cell table:formula="of:= ASIN(  ([.A91]^2 + [.B$22]) / ([.B$23] * SQRT( [.A91]^2 + [.B$24]^2)) ) - ATAN( [.B$25] / [.A91] )" office:value-type="float" office:value="-0.760423641449546" calcext:value-type="float">
            <text:p>-0.760423641449546</text:p>
          </table:table-cell>
          <table:table-cell table:formula="of:= DEGREES([.B91])" office:value-type="float" office:value="-43.5690652970284" calcext:value-type="float">
            <text:p>-43.5690652970284</text:p>
          </table:table-cell>
          <table:table-cell/>
        </table:table-row>
        <table:table-row table:style-name="ro1">
          <table:table-cell office:value-type="float" office:value="131.799999999999" calcext:value-type="float">
            <text:p>131.799999999999</text:p>
          </table:table-cell>
          <table:table-cell table:formula="of:= ASIN(  ([.A92]^2 + [.B$22]) / ([.B$23] * SQRT( [.A92]^2 + [.B$24]^2)) ) - ATAN( [.B$25] / [.A92] )" office:value-type="float" office:value="-0.754104047777058" calcext:value-type="float">
            <text:p>-0.754104047777058</text:p>
          </table:table-cell>
          <table:table-cell table:formula="of:= DEGREES([.B92])" office:value-type="float" office:value="-43.2069792513572" calcext:value-type="float">
            <text:p>-43.2069792513572</text:p>
          </table:table-cell>
          <table:table-cell/>
        </table:table-row>
        <table:table-row table:style-name="ro1">
          <table:table-cell office:value-type="float" office:value="131.899999999999" calcext:value-type="float">
            <text:p>131.899999999999</text:p>
          </table:table-cell>
          <table:table-cell table:formula="of:= ASIN(  ([.A93]^2 + [.B$22]) / ([.B$23] * SQRT( [.A93]^2 + [.B$24]^2)) ) - ATAN( [.B$25] / [.A93] )" office:value-type="float" office:value="-0.747828473544169" calcext:value-type="float">
            <text:p>-0.747828473544169</text:p>
          </table:table-cell>
          <table:table-cell table:formula="of:= DEGREES([.B93])" office:value-type="float" office:value="-42.8474153337916" calcext:value-type="float">
            <text:p>-42.8474153337916</text:p>
          </table:table-cell>
          <table:table-cell/>
        </table:table-row>
        <table:table-row table:style-name="ro1">
          <table:table-cell office:value-type="float" office:value="131.999999999999" calcext:value-type="float">
            <text:p>131.999999999999</text:p>
          </table:table-cell>
          <table:table-cell table:formula="of:= ASIN(  ([.A94]^2 + [.B$22]) / ([.B$23] * SQRT( [.A94]^2 + [.B$24]^2)) ) - ATAN( [.B$25] / [.A94] )" office:value-type="float" office:value="-0.741595865110542" calcext:value-type="float">
            <text:p>-0.741595865110542</text:p>
          </table:table-cell>
          <table:table-cell table:formula="of:= DEGREES([.B94])" office:value-type="float" office:value="-42.4903131751872" calcext:value-type="float">
            <text:p>-42.4903131751872</text:p>
          </table:table-cell>
          <table:table-cell/>
        </table:table-row>
        <table:table-row table:style-name="ro1">
          <table:table-cell office:value-type="float" office:value="132.099999999999" calcext:value-type="float">
            <text:p>132.099999999999</text:p>
          </table:table-cell>
          <table:table-cell table:formula="of:= ASIN(  ([.A95]^2 + [.B$22]) / ([.B$23] * SQRT( [.A95]^2 + [.B$24]^2)) ) - ATAN( [.B$25] / [.A95] )" office:value-type="float" office:value="-0.735405207734089" calcext:value-type="float">
            <text:p>-0.735405207734089</text:p>
          </table:table-cell>
          <table:table-cell table:formula="of:= DEGREES([.B95])" office:value-type="float" office:value="-42.1356146351049" calcext:value-type="float">
            <text:p>-42.1356146351049</text:p>
          </table:table-cell>
          <table:table-cell/>
        </table:table-row>
        <table:table-row table:style-name="ro1">
          <table:table-cell office:value-type="float" office:value="132.199999999999" calcext:value-type="float">
            <text:p>132.199999999999</text:p>
          </table:table-cell>
          <table:table-cell table:formula="of:= ASIN(  ([.A96]^2 + [.B$22]) / ([.B$23] * SQRT( [.A96]^2 + [.B$24]^2)) ) - ATAN( [.B$25] / [.A96] )" office:value-type="float" office:value="-0.729255523573341" calcext:value-type="float">
            <text:p>-0.729255523573341</text:p>
          </table:table-cell>
          <table:table-cell table:formula="of:= DEGREES([.B96])" office:value-type="float" office:value="-41.7832636873556" calcext:value-type="float">
            <text:p>-41.7832636873556</text:p>
          </table:table-cell>
          <table:table-cell/>
        </table:table-row>
        <table:table-row table:style-name="ro1">
          <table:table-cell office:value-type="float" office:value="132.299999999999" calcext:value-type="float">
            <text:p>132.299999999999</text:p>
          </table:table-cell>
          <table:table-cell table:formula="of:= ASIN(  ([.A97]^2 + [.B$22]) / ([.B$23] * SQRT( [.A97]^2 + [.B$24]^2)) ) - ATAN( [.B$25] / [.A97] )" office:value-type="float" office:value="-0.723145869819575" calcext:value-type="float">
            <text:p>-0.723145869819575</text:p>
          </table:table-cell>
          <table:table-cell table:formula="of:= DEGREES([.B97])" office:value-type="float" office:value="-41.4332063129785" calcext:value-type="float">
            <text:p>-41.4332063129785</text:p>
          </table:table-cell>
          <table:table-cell/>
        </table:table-row>
        <table:table-row table:style-name="ro1">
          <table:table-cell office:value-type="float" office:value="132.399999999999" calcext:value-type="float">
            <text:p>132.399999999999</text:p>
          </table:table-cell>
          <table:table-cell table:formula="of:= ASIN(  ([.A98]^2 + [.B$22]) / ([.B$23] * SQRT( [.A98]^2 + [.B$24]^2)) ) - ATAN( [.B$25] / [.A98] )" office:value-type="float" office:value="-0.717075336948532" calcext:value-type="float">
            <text:p>-0.717075336948532</text:p>
          </table:table-cell>
          <table:table-cell table:formula="of:= DEGREES([.B98])" office:value-type="float" office:value="-41.0853904000723" calcext:value-type="float">
            <text:p>-41.0853904000723</text:p>
          </table:table-cell>
          <table:table-cell/>
        </table:table-row>
        <table:table-row table:style-name="ro1">
          <table:table-cell office:value-type="float" office:value="132.499999999999" calcext:value-type="float">
            <text:p>132.499999999999</text:p>
          </table:table-cell>
          <table:table-cell table:formula="of:= ASIN(  ([.A99]^2 + [.B$22]) / ([.B$23] * SQRT( [.A99]^2 + [.B$24]^2)) ) - ATAN( [.B$25] / [.A99] )" office:value-type="float" office:value="-0.711043047082523" calcext:value-type="float">
            <text:p>-0.711043047082523</text:p>
          </table:table-cell>
          <table:table-cell table:formula="of:= DEGREES([.B99])" office:value-type="float" office:value="-40.7397656499504" calcext:value-type="float">
            <text:p>-40.7397656499504</text:p>
          </table:table-cell>
          <table:table-cell/>
        </table:table-row>
        <table:table-row table:style-name="ro1">
          <table:table-cell office:value-type="float" office:value="132.599999999999" calcext:value-type="float">
            <text:p>132.599999999999</text:p>
          </table:table-cell>
          <table:table-cell table:formula="of:= ASIN(  ([.A100]^2 + [.B$22]) / ([.B$23] * SQRT( [.A100]^2 + [.B$24]^2)) ) - ATAN( [.B$25] / [.A100] )" office:value-type="float" office:value="-0.705048152454484" calcext:value-type="float">
            <text:p>-0.705048152454484</text:p>
          </table:table-cell>
          <table:table-cell table:formula="of:= DEGREES([.B100])" office:value-type="float" office:value="-40.3962834891382" calcext:value-type="float">
            <text:p>-40.3962834891382</text:p>
          </table:table-cell>
          <table:table-cell/>
        </table:table-row>
        <table:table-row table:style-name="ro1">
          <table:table-cell office:value-type="float" office:value="132.699999999999" calcext:value-type="float">
            <text:p>132.699999999999</text:p>
          </table:table-cell>
          <table:table-cell table:formula="of:= ASIN(  ([.A101]^2 + [.B$22]) / ([.B$23] * SQRT( [.A101]^2 + [.B$24]^2)) ) - ATAN( [.B$25] / [.A101] )" office:value-type="float" office:value="-0.699089833966369" calcext:value-type="float">
            <text:p>-0.699089833966369</text:p>
          </table:table-cell>
          <table:table-cell table:formula="of:= DEGREES([.B101])" office:value-type="float" office:value="-40.0548969867744" calcext:value-type="float">
            <text:p>-40.0548969867744</text:p>
          </table:table-cell>
          <table:table-cell/>
        </table:table-row>
        <table:table-row table:style-name="ro1">
          <table:table-cell office:value-type="float" office:value="132.799999999999" calcext:value-type="float">
            <text:p>132.799999999999</text:p>
          </table:table-cell>
          <table:table-cell table:formula="of:= ASIN(  ([.A102]^2 + [.B$22]) / ([.B$23] * SQRT( [.A102]^2 + [.B$24]^2)) ) - ATAN( [.B$25] / [.A102] )" office:value-type="float" office:value="-0.693167299834862" calcext:value-type="float">
            <text:p>-0.693167299834862</text:p>
          </table:table-cell>
          <table:table-cell table:formula="of:= DEGREES([.B102])" office:value-type="float" office:value="-39.7155607770169" calcext:value-type="float">
            <text:p>-39.7155607770169</text:p>
          </table:table-cell>
          <table:table-cell/>
        </table:table-row>
        <table:table-row table:style-name="ro1">
          <table:table-cell office:value-type="float" office:value="133.799999999999" calcext:value-type="float">
            <text:p>133.799999999999</text:p>
          </table:table-cell>
          <table:table-cell table:formula="of:= ASIN(  ([.A103]^2 + [.B$22]) / ([.B$23] * SQRT( [.A103]^2 + [.B$24]^2)) ) - ATAN( [.B$25] / [.A103] )" office:value-type="float" office:value="-0.635753095110256" calcext:value-type="float">
            <text:p>-0.635753095110256</text:p>
          </table:table-cell>
          <table:table-cell table:formula="of:= DEGREES([.B103])" office:value-type="float" office:value="-36.4259691621969" calcext:value-type="float">
            <text:p>-36.4259691621969</text:p>
          </table:table-cell>
          <table:table-cell/>
        </table:table-row>
        <table:table-row table:style-name="ro1">
          <table:table-cell office:value-type="float" office:value="134.799999999999" calcext:value-type="float">
            <text:p>134.799999999999</text:p>
          </table:table-cell>
          <table:table-cell table:formula="of:= ASIN(  ([.A104]^2 + [.B$22]) / ([.B$23] * SQRT( [.A104]^2 + [.B$24]^2)) ) - ATAN( [.B$25] / [.A104] )" office:value-type="float" office:value="-0.581208275080332" calcext:value-type="float">
            <text:p>-0.581208275080332</text:p>
          </table:table-cell>
          <table:table-cell table:formula="of:= DEGREES([.B104])" office:value-type="float" office:value="-33.3007811801816" calcext:value-type="float">
            <text:p>-33.3007811801816</text:p>
          </table:table-cell>
          <table:table-cell/>
        </table:table-row>
        <table:table-row table:style-name="ro1">
          <table:table-cell office:value-type="float" office:value="135.799999999999" calcext:value-type="float">
            <text:p>135.799999999999</text:p>
          </table:table-cell>
          <table:table-cell table:formula="of:= ASIN(  ([.A105]^2 + [.B$22]) / ([.B$23] * SQRT( [.A105]^2 + [.B$24]^2)) ) - ATAN( [.B$25] / [.A105] )" office:value-type="float" office:value="-0.529045745078236" calcext:value-type="float">
            <text:p>-0.529045745078236</text:p>
          </table:table-cell>
          <table:table-cell table:formula="of:= DEGREES([.B105])" office:value-type="float" office:value="-30.312088362337" calcext:value-type="float">
            <text:p>-30.312088362337</text:p>
          </table:table-cell>
          <table:table-cell/>
        </table:table-row>
        <table:table-row table:style-name="ro1">
          <table:table-cell office:value-type="float" office:value="136.799999999999" calcext:value-type="float">
            <text:p>136.799999999999</text:p>
          </table:table-cell>
          <table:table-cell table:formula="of:= ASIN(  ([.A106]^2 + [.B$22]) / ([.B$23] * SQRT( [.A106]^2 + [.B$24]^2)) ) - ATAN( [.B$25] / [.A106] )" office:value-type="float" office:value="-0.478889852638116" calcext:value-type="float">
            <text:p>-0.478889852638116</text:p>
          </table:table-cell>
          <table:table-cell table:formula="of:= DEGREES([.B106])" office:value-type="float" office:value="-27.438367407806" calcext:value-type="float">
            <text:p>-27.438367407806</text:p>
          </table:table-cell>
          <table:table-cell/>
        </table:table-row>
        <table:table-row table:style-name="ro1">
          <table:table-cell office:value-type="float" office:value="137.799999999999" calcext:value-type="float">
            <text:p>137.799999999999</text:p>
          </table:table-cell>
          <table:table-cell table:formula="of:= ASIN(  ([.A107]^2 + [.B$22]) / ([.B$23] * SQRT( [.A107]^2 + [.B$24]^2)) ) - ATAN( [.B$25] / [.A107] )" office:value-type="float" office:value="-0.430442797957601" calcext:value-type="float">
            <text:p>-0.430442797957601</text:p>
          </table:table-cell>
          <table:table-cell table:formula="of:= DEGREES([.B107])" office:value-type="float" office:value="-24.6625556447729" calcext:value-type="float">
            <text:p>-24.6625556447729</text:p>
          </table:table-cell>
          <table:table-cell/>
        </table:table-row>
        <table:table-row table:style-name="ro1">
          <table:table-cell office:value-type="float" office:value="138.799999999999" calcext:value-type="float">
            <text:p>138.799999999999</text:p>
          </table:table-cell>
          <table:table-cell table:formula="of:= ASIN(  ([.A108]^2 + [.B$22]) / ([.B$23] * SQRT( [.A108]^2 + [.B$24]^2)) ) - ATAN( [.B$25] / [.A108] )" office:value-type="float" office:value="-0.383462941090697" calcext:value-type="float">
            <text:p>-0.383462941090697</text:p>
          </table:table-cell>
          <table:table-cell table:formula="of:= DEGREES([.B108])" office:value-type="float" office:value="-21.9708081241707" calcext:value-type="float">
            <text:p>-21.9708081241707</text:p>
          </table:table-cell>
          <table:table-cell/>
        </table:table-row>
        <table:table-row table:style-name="ro1">
          <table:table-cell office:value-type="float" office:value="139.799999999999" calcext:value-type="float">
            <text:p>139.799999999999</text:p>
          </table:table-cell>
          <table:table-cell table:formula="of:= ASIN(  ([.A109]^2 + [.B$22]) / ([.B$23] * SQRT( [.A109]^2 + [.B$24]^2)) ) - ATAN( [.B$25] / [.A109] )" office:value-type="float" office:value="-0.337750217156449" calcext:value-type="float">
            <text:p>-0.337750217156449</text:p>
          </table:table-cell>
          <table:table-cell table:formula="of:= DEGREES([.B109])" office:value-type="float" office:value="-19.3516619726916" calcext:value-type="float">
            <text:p>-19.3516619726916</text:p>
          </table:table-cell>
          <table:table-cell/>
        </table:table-row>
        <table:table-row table:style-name="ro1">
          <table:table-cell office:value-type="float" office:value="140.799999999999" calcext:value-type="float">
            <text:p>140.799999999999</text:p>
          </table:table-cell>
          <table:table-cell table:formula="of:= ASIN(  ([.A110]^2 + [.B$22]) / ([.B$23] * SQRT( [.A110]^2 + [.B$24]^2)) ) - ATAN( [.B$25] / [.A110] )" office:value-type="float" office:value="-0.293135992484685" calcext:value-type="float">
            <text:p>-0.293135992484685</text:p>
          </table:table-cell>
          <table:table-cell table:formula="of:= DEGREES([.B110])" office:value-type="float" office:value="-16.7954551927511" calcext:value-type="float">
            <text:p>-16.7954551927511</text:p>
          </table:table-cell>
          <table:table-cell/>
        </table:table-row>
        <table:table-row table:style-name="ro1">
          <table:table-cell office:value-type="float" office:value="141.799999999999" calcext:value-type="float">
            <text:p>141.799999999999</text:p>
          </table:table-cell>
          <table:table-cell table:formula="of:= ASIN(  ([.A111]^2 + [.B$22]) / ([.B$23] * SQRT( [.A111]^2 + [.B$24]^2)) ) - ATAN( [.B$25] / [.A111] )" office:value-type="float" office:value="-0.249475800054638" calcext:value-type="float">
            <text:p>-0.249475800054638</text:p>
          </table:table-cell>
          <table:table-cell table:formula="of:= DEGREES([.B111])" office:value-type="float" office:value="-14.2939104337803" calcext:value-type="float">
            <text:p>-14.2939104337803</text:p>
          </table:table-cell>
          <table:table-cell/>
        </table:table-row>
        <table:table-row table:style-name="ro1">
          <table:table-cell office:value-type="float" office:value="142.799999999999" calcext:value-type="float">
            <text:p>142.799999999999</text:p>
          </table:table-cell>
          <table:table-cell table:formula="of:= ASIN(  ([.A112]^2 + [.B$22]) / ([.B$23] * SQRT( [.A112]^2 + [.B$24]^2)) ) - ATAN( [.B$25] / [.A112] )" office:value-type="float" office:value="-0.206644000441036" calcext:value-type="float">
            <text:p>-0.206644000441036</text:p>
          </table:table-cell>
          <table:table-cell table:formula="of:= DEGREES([.B112])" office:value-type="float" office:value="-11.8398290869709" calcext:value-type="float">
            <text:p>-11.8398290869709</text:p>
          </table:table-cell>
          <table:table-cell/>
        </table:table-row>
        <table:table-row table:style-name="ro1">
          <table:table-cell office:value-type="float" office:value="143.799999999999" calcext:value-type="float">
            <text:p>143.799999999999</text:p>
          </table:table-cell>
          <table:table-cell table:formula="of:= ASIN(  ([.A113]^2 + [.B$22]) / ([.B$23] * SQRT( [.A113]^2 + [.B$24]^2)) ) - ATAN( [.B$25] / [.A113] )" office:value-type="float" office:value="-0.164529764202408" calcext:value-type="float">
            <text:p>-0.164529764202408</text:p>
          </table:table-cell>
          <table:table-cell table:formula="of:= DEGREES([.B113])" office:value-type="float" office:value="-9.42686109308059" calcext:value-type="float">
            <text:p>-9.42686109308059</text:p>
          </table:table-cell>
          <table:table-cell/>
        </table:table-row>
        <table:table-row table:style-name="ro1">
          <table:table-cell office:value-type="float" office:value="144.799999999999" calcext:value-type="float">
            <text:p>144.799999999999</text:p>
          </table:table-cell>
          <table:table-cell table:formula="of:= ASIN(  ([.A114]^2 + [.B$22]) / ([.B$23] * SQRT( [.A114]^2 + [.B$24]^2)) ) - ATAN( [.B$25] / [.A114] )" office:value-type="float" office:value="-0.12303398072535" calcext:value-type="float">
            <text:p>-0.12303398072535</text:p>
          </table:table-cell>
          <table:table-cell table:formula="of:= DEGREES([.B114])" office:value-type="float" office:value="-7.04932783225646" calcext:value-type="float">
            <text:p>-7.04932783225646</text:p>
          </table:table-cell>
          <table:table-cell/>
        </table:table-row>
        <table:table-row table:style-name="ro1">
          <table:table-cell office:value-type="float" office:value="145.799999999999" calcext:value-type="float">
            <text:p>145.799999999999</text:p>
          </table:table-cell>
          <table:table-cell table:formula="of:= ASIN(  ([.A115]^2 + [.B$22]) / ([.B$23] * SQRT( [.A115]^2 + [.B$24]^2)) ) - ATAN( [.B$25] / [.A115] )" office:value-type="float" office:value="-0.082066827689745" calcext:value-type="float">
            <text:p>-0.082066827689745</text:p>
          </table:table-cell>
          <table:table-cell table:formula="of:= DEGREES([.B115])" office:value-type="float" office:value="-4.70208286464975" calcext:value-type="float">
            <text:p>-4.70208286464975</text:p>
          </table:table-cell>
          <table:table-cell/>
        </table:table-row>
        <table:table-row table:style-name="ro1">
          <table:table-cell office:value-type="float" office:value="146.799999999999" calcext:value-type="float">
            <text:p>146.799999999999</text:p>
          </table:table-cell>
          <table:table-cell table:formula="of:= ASIN(  ([.A116]^2 + [.B$22]) / ([.B$23] * SQRT( [.A116]^2 + [.B$24]^2)) ) - ATAN( [.B$25] / [.A116] )" office:value-type="float" office:value="-0.041545817331939" calcext:value-type="float">
            <text:p>-0.041545817331939</text:p>
          </table:table-cell>
          <table:table-cell table:formula="of:= DEGREES([.B116])" office:value-type="float" office:value="-2.38039998954157" calcext:value-type="float">
            <text:p>-2.38039998954157</text:p>
          </table:table-cell>
          <table:table-cell/>
        </table:table-row>
        <table:table-row table:style-name="ro1">
          <table:table-cell office:value-type="float" office:value="147.799999999999" calcext:value-type="float">
            <text:p>147.799999999999</text:p>
          </table:table-cell>
          <table:table-cell table:formula="of:= ASIN(  ([.A117]^2 + [.B$22]) / ([.B$23] * SQRT( [.A117]^2 + [.B$24]^2)) ) - ATAN( [.B$25] / [.A117] )" office:value-type="float" office:value="-0.00139418894859042" calcext:value-type="float">
            <text:p>-0.00139418894859</text:p>
          </table:table-cell>
          <table:table-cell table:formula="of:= DEGREES([.B117])" office:value-type="float" office:value="-0.0798811425980129" calcext:value-type="float">
            <text:p>-0.079881142598013</text:p>
          </table:table-cell>
          <table:table-cell/>
        </table:table-row>
        <table:table-row table:style-name="ro1">
          <table:table-cell office:value-type="float" office:value="148.799999999999" calcext:value-type="float">
            <text:p>148.799999999999</text:p>
          </table:table-cell>
          <table:table-cell table:formula="of:= ASIN(  ([.A118]^2 + [.B$22]) / ([.B$23] * SQRT( [.A118]^2 + [.B$24]^2)) ) - ATAN( [.B$25] / [.A118] )" office:value-type="float" office:value="0.0384604477390975" calcext:value-type="float">
            <text:p>0.038460447739098</text:p>
          </table:table-cell>
          <table:table-cell table:formula="of:= DEGREES([.B118])" office:value-type="float" office:value="2.20362133363375" calcext:value-type="float">
            <text:p>2.20362133363375</text:p>
          </table:table-cell>
          <table:table-cell/>
        </table:table-row>
        <table:table-row table:style-name="ro1">
          <table:table-cell office:value-type="float" office:value="149.799999999999" calcext:value-type="float">
            <text:p>149.799999999999</text:p>
          </table:table-cell>
          <table:table-cell table:formula="of:= ASIN(  ([.A119]^2 + [.B$22]) / ([.B$23] * SQRT( [.A119]^2 + [.B$24]^2)) ) - ATAN( [.B$25] / [.A119] )" office:value-type="float" office:value="0.0780872903110354" calcext:value-type="float">
            <text:p>0.078087290311036</text:p>
          </table:table-cell>
          <table:table-cell table:formula="of:= DEGREES([.B119])" office:value-type="float" office:value="4.47407216843514" calcext:value-type="float">
            <text:p>4.47407216843514</text:p>
          </table:table-cell>
          <table:table-cell/>
        </table:table-row>
        <table:table-row table:style-name="ro1">
          <table:table-cell office:value-type="float" office:value="150.799999999999" calcext:value-type="float">
            <text:p>150.799999999999</text:p>
          </table:table-cell>
          <table:table-cell table:formula="of:= ASIN(  ([.A120]^2 + [.B$22]) / ([.B$23] * SQRT( [.A120]^2 + [.B$24]^2)) ) - ATAN( [.B$25] / [.A120] )" office:value-type="float" office:value="0.11755339888434" calcext:value-type="float">
            <text:p>0.11755339888434</text:p>
          </table:table-cell>
          <table:table-cell table:formula="of:= DEGREES([.B120])" office:value-type="float" office:value="6.73531362349055" calcext:value-type="float">
            <text:p>6.73531362349055</text:p>
          </table:table-cell>
          <table:table-cell/>
        </table:table-row>
        <table:table-row table:style-name="ro1">
          <table:table-cell office:value-type="float" office:value="151.799999999999" calcext:value-type="float">
            <text:p>151.799999999999</text:p>
          </table:table-cell>
          <table:table-cell table:formula="of:= ASIN(  ([.A121]^2 + [.B$22]) / ([.B$23] * SQRT( [.A121]^2 + [.B$24]^2)) ) - ATAN( [.B$25] / [.A121] )" office:value-type="float" office:value="0.156924675301909" calcext:value-type="float">
            <text:p>0.156924675301909</text:p>
          </table:table-cell>
          <table:table-cell table:formula="of:= DEGREES([.B121])" office:value-type="float" office:value="8.99112159626021" calcext:value-type="float">
            <text:p>8.99112159626021</text:p>
          </table:table-cell>
          <table:table-cell/>
        </table:table-row>
        <table:table-row table:style-name="ro1">
          <table:table-cell office:value-type="float" office:value="152.799999999999" calcext:value-type="float">
            <text:p>152.799999999999</text:p>
          </table:table-cell>
          <table:table-cell table:formula="of:= ASIN(  ([.A122]^2 + [.B$22]) / ([.B$23] * SQRT( [.A122]^2 + [.B$24]^2)) ) - ATAN( [.B$25] / [.A122] )" office:value-type="float" office:value="0.196266806880051" calcext:value-type="float">
            <text:p>0.196266806880051</text:p>
          </table:table-cell>
          <table:table-cell table:formula="of:= DEGREES([.B122])" office:value-type="float" office:value="11.2452596927361" calcext:value-type="float">
            <text:p>11.2452596927361</text:p>
          </table:table-cell>
          <table:table-cell/>
        </table:table-row>
        <table:table-row table:style-name="ro1">
          <table:table-cell office:value-type="float" office:value="153.799999999999" calcext:value-type="float">
            <text:p>153.799999999999</text:p>
          </table:table-cell>
          <table:table-cell table:formula="of:= ASIN(  ([.A123]^2 + [.B$22]) / ([.B$23] * SQRT( [.A123]^2 + [.B$24]^2)) ) - ATAN( [.B$25] / [.A123] )" office:value-type="float" office:value="0.235646212852649" calcext:value-type="float">
            <text:p>0.235646212852649</text:p>
          </table:table-cell>
          <table:table-cell table:formula="of:= DEGREES([.B123])" office:value-type="float" office:value="13.5015334546983" calcext:value-type="float">
            <text:p>13.5015334546983</text:p>
          </table:table-cell>
          <table:table-cell/>
        </table:table-row>
        <table:table-row table:style-name="ro1">
          <table:table-cell office:value-type="float" office:value="154.799999999999" calcext:value-type="float">
            <text:p>154.799999999999</text:p>
          </table:table-cell>
          <table:table-cell table:formula="of:= ASIN(  ([.A124]^2 + [.B$22]) / ([.B$23] * SQRT( [.A124]^2 + [.B$24]^2)) ) - ATAN( [.B$25] / [.A124] )" office:value-type="float" office:value="0.275131032241738" calcext:value-type="float">
            <text:p>0.275131032241738</text:p>
          </table:table-cell>
          <table:table-cell table:formula="of:= DEGREES([.B124])" office:value-type="float" office:value="15.7638469605294" calcext:value-type="float">
            <text:p>15.7638469605294</text:p>
          </table:table-cell>
          <table:table-cell/>
        </table:table-row>
        <table:table-row table:style-name="ro1">
          <table:table-cell office:value-type="float" office:value="155.799999999999" calcext:value-type="float">
            <text:p>155.799999999999</text:p>
          </table:table-cell>
          <table:table-cell table:formula="of:= ASIN(  ([.A125]^2 + [.B$22]) / ([.B$23] * SQRT( [.A125]^2 + [.B$24]^2)) ) - ATAN( [.B$25] / [.A125] )" office:value-type="float" office:value="0.314792195645815" calcext:value-type="float">
            <text:p>0.314792195645815</text:p>
          </table:table-cell>
          <table:table-cell table:formula="of:= DEGREES([.B125])" office:value-type="float" office:value="18.0362642341617" calcext:value-type="float">
            <text:p>18.0362642341617</text:p>
          </table:table-cell>
          <table:table-cell/>
        </table:table-row>
        <table:table-row table:style-name="ro1">
          <table:table-cell office:value-type="float" office:value="156.799999999999" calcext:value-type="float">
            <text:p>156.799999999999</text:p>
          </table:table-cell>
          <table:table-cell table:formula="of:= ASIN(  ([.A126]^2 + [.B$22]) / ([.B$23] * SQRT( [.A126]^2 + [.B$24]^2)) ) - ATAN( [.B$25] / [.A126] )" office:value-type="float" office:value="0.354704630913582" calcext:value-type="float">
            <text:p>0.354704630913582</text:p>
          </table:table-cell>
          <table:table-cell table:formula="of:= DEGREES([.B126])" office:value-type="float" office:value="20.3230783250938" calcext:value-type="float">
            <text:p>20.3230783250938</text:p>
          </table:table-cell>
          <table:table-cell/>
        </table:table-row>
        <table:table-row table:style-name="ro1">
          <table:table-cell office:value-type="float" office:value="157.799999999999" calcext:value-type="float">
            <text:p>157.799999999999</text:p>
          </table:table-cell>
          <table:table-cell table:formula="of:= ASIN(  ([.A127]^2 + [.B$22]) / ([.B$23] * SQRT( [.A127]^2 + [.B$24]^2)) ) - ATAN( [.B$25] / [.A127] )" office:value-type="float" office:value="0.394948664964879" calcext:value-type="float">
            <text:p>0.394948664964879</text:p>
          </table:table-cell>
          <table:table-cell table:formula="of:= DEGREES([.B127])" office:value-type="float" office:value="22.6288916268139" calcext:value-type="float">
            <text:p>22.6288916268139</text:p>
          </table:table-cell>
          <table:table-cell/>
        </table:table-row>
        <table:table-row table:style-name="ro1">
          <table:table-cell office:value-type="float" office:value="158.799999999999" calcext:value-type="float">
            <text:p>158.799999999999</text:p>
          </table:table-cell>
          <table:table-cell table:formula="of:= ASIN(  ([.A128]^2 + [.B$22]) / ([.B$23] * SQRT( [.A128]^2 + [.B$24]^2)) ) - ATAN( [.B$25] / [.A128] )" office:value-type="float" office:value="0.43561170304" calcext:value-type="float">
            <text:p>0.43561170304</text:p>
          </table:table-cell>
          <table:table-cell table:formula="of:= DEGREES([.B128])" office:value-type="float" office:value="24.9587120906981" calcext:value-type="float">
            <text:p>24.9587120906981</text:p>
          </table:table-cell>
          <table:table-cell/>
        </table:table-row>
        <table:table-row table:style-name="ro1">
          <table:table-cell office:value-type="float" office:value="159.799999999999" calcext:value-type="float">
            <text:p>159.799999999999</text:p>
          </table:table-cell>
          <table:table-cell table:formula="of:= ASIN(  ([.A129]^2 + [.B$22]) / ([.B$23] * SQRT( [.A129]^2 + [.B$24]^2)) ) - ATAN( [.B$25] / [.A129] )" office:value-type="float" office:value="0.476790295573697" calcext:value-type="float">
            <text:p>0.476790295573697</text:p>
          </table:table-cell>
          <table:table-cell table:formula="of:= DEGREES([.B129])" office:value-type="float" office:value="27.3180716491679" calcext:value-type="float">
            <text:p>27.3180716491679</text:p>
          </table:table-cell>
          <table:table-cell/>
        </table:table-row>
        <table:table-row table:style-name="ro1">
          <table:table-cell office:value-type="float" office:value="160.799999999999" calcext:value-type="float">
            <text:p>160.799999999999</text:p>
          </table:table-cell>
          <table:table-cell table:formula="of:= ASIN(  ([.A130]^2 + [.B$22]) / ([.B$23] * SQRT( [.A130]^2 + [.B$24]^2)) ) - ATAN( [.B$25] / [.A130] )" office:value-type="float" office:value="0.51859274696188" calcext:value-type="float">
            <text:p>0.51859274696188</text:p>
          </table:table-cell>
          <table:table-cell table:formula="of:= DEGREES([.B130])" office:value-type="float" office:value="29.7131756870116" calcext:value-type="float">
            <text:p>29.7131756870116</text:p>
          </table:table-cell>
          <table:table-cell/>
        </table:table-row>
        <table:table-row table:style-name="ro1">
          <table:table-cell office:value-type="float" office:value="161.799999999999" calcext:value-type="float">
            <text:p>161.799999999999</text:p>
          </table:table-cell>
          <table:table-cell table:formula="of:= ASIN(  ([.A131]^2 + [.B$22]) / ([.B$23] * SQRT( [.A131]^2 + [.B$24]^2)) ) - ATAN( [.B$25] / [.A131] )" office:value-type="float" office:value="0.561142488583366" calcext:value-type="float">
            <text:p>0.561142488583366</text:p>
          </table:table-cell>
          <table:table-cell table:formula="of:= DEGREES([.B131])" office:value-type="float" office:value="32.1510963012949" calcext:value-type="float">
            <text:p>32.1510963012949</text:p>
          </table:table-cell>
          <table:table-cell/>
        </table:table-row>
        <table:table-row table:style-name="ro1">
          <table:table-cell office:value-type="float" office:value="162.799999999999" calcext:value-type="float">
            <text:p>162.799999999999</text:p>
          </table:table-cell>
          <table:table-cell table:formula="of:= ASIN(  ([.A132]^2 + [.B$22]) / ([.B$23] * SQRT( [.A132]^2 + [.B$24]^2)) ) - ATAN( [.B$25] / [.A132] )" office:value-type="float" office:value="0.604582545876731" calcext:value-type="float">
            <text:p>0.604582545876731</text:p>
          </table:table-cell>
          <table:table-cell table:formula="of:= DEGREES([.B132])" office:value-type="float" office:value="34.6400282460112" calcext:value-type="float">
            <text:p>34.6400282460112</text:p>
          </table:table-cell>
          <table:table-cell/>
        </table:table-row>
        <table:table-row table:style-name="ro1">
          <table:table-cell office:value-type="float" office:value="163.799999999999" calcext:value-type="float">
            <text:p>163.799999999999</text:p>
          </table:table-cell>
          <table:table-cell table:formula="of:= ASIN(  ([.A133]^2 + [.B$22]) / ([.B$23] * SQRT( [.A133]^2 + [.B$24]^2)) ) - ATAN( [.B$25] / [.A133] )" office:value-type="float" office:value="0.649081603378729" calcext:value-type="float">
            <text:p>0.649081603378729</text:p>
          </table:table-cell>
          <table:table-cell table:formula="of:= DEGREES([.B133])" office:value-type="float" office:value="37.1896364331856" calcext:value-type="float">
            <text:p>37.1896364331856</text:p>
          </table:table-cell>
          <table:table-cell/>
        </table:table-row>
        <table:table-row table:style-name="ro1">
          <table:table-cell office:value-type="float" office:value="164.799999999999" calcext:value-type="float">
            <text:p>164.799999999999</text:p>
          </table:table-cell>
          <table:table-cell table:formula="of:= ASIN(  ([.A134]^2 + [.B$22]) / ([.B$23] * SQRT( [.A134]^2 + [.B$24]^2)) ) - ATAN( [.B$25] / [.A134] )" office:value-type="float" office:value="0.694842463010003" calcext:value-type="float">
            <text:p>0.694842463010003</text:p>
          </table:table-cell>
          <table:table-cell table:formula="of:= DEGREES([.B134])" office:value-type="float" office:value="39.8115405569482" calcext:value-type="float">
            <text:p>39.8115405569482</text:p>
          </table:table-cell>
          <table:table-cell/>
        </table:table-row>
        <table:table-row table:style-name="ro1">
          <table:table-cell office:value-type="float" office:value="165.799999999999" calcext:value-type="float">
            <text:p>165.799999999999</text:p>
          </table:table-cell>
          <table:table-cell table:formula="of:= ASIN(  ([.A135]^2 + [.B$22]) / ([.B$23] * SQRT( [.A135]^2 + [.B$24]^2)) ) - ATAN( [.B$25] / [.A135] )" office:value-type="float" office:value="0.742114197470954" calcext:value-type="float">
            <text:p>0.742114197470954</text:p>
          </table:table-cell>
          <table:table-cell table:formula="of:= DEGREES([.B135])" office:value-type="float" office:value="42.5200114318238" calcext:value-type="float">
            <text:p>42.5200114318238</text:p>
          </table:table-cell>
          <table:table-cell/>
        </table:table-row>
        <table:table-row table:style-name="ro1">
          <table:table-cell office:value-type="float" office:value="166.799999999999" calcext:value-type="float">
            <text:p>166.799999999999</text:p>
          </table:table-cell>
          <table:table-cell table:formula="of:= ASIN(  ([.A136]^2 + [.B$22]) / ([.B$23] * SQRT( [.A136]^2 + [.B$24]^2)) ) - ATAN( [.B$25] / [.A136] )" office:value-type="float" office:value="0.791210221889167" calcext:value-type="float">
            <text:p>0.791210221889167</text:p>
          </table:table-cell>
          <table:table-cell table:formula="of:= DEGREES([.B136])" office:value-type="float" office:value="45.3330064218587" calcext:value-type="float">
            <text:p>45.3330064218587</text:p>
          </table:table-cell>
          <table:table-cell/>
        </table:table-row>
        <table:table-row table:style-name="ro1">
          <table:table-cell office:value-type="float" office:value="167.799999999999" calcext:value-type="float">
            <text:p>167.799999999999</text:p>
          </table:table-cell>
          <table:table-cell table:formula="of:= ASIN(  ([.A137]^2 + [.B$22]) / ([.B$23] * SQRT( [.A137]^2 + [.B$24]^2)) ) - ATAN( [.B$25] / [.A137] )" office:value-type="float" office:value="0.842536274796023" calcext:value-type="float">
            <text:p>0.842536274796023</text:p>
          </table:table-cell>
          <table:table-cell table:formula="of:= DEGREES([.B137])" office:value-type="float" office:value="48.2737726324867" calcext:value-type="float">
            <text:p>48.2737726324867</text:p>
          </table:table-cell>
          <table:table-cell/>
        </table:table-row>
        <table:table-row table:style-name="ro1">
          <table:table-cell office:value-type="float" office:value="168.799999999999" calcext:value-type="float">
            <text:p>168.799999999999</text:p>
          </table:table-cell>
          <table:table-cell table:formula="of:= ASIN(  ([.A138]^2 + [.B$22]) / ([.B$23] * SQRT( [.A138]^2 + [.B$24]^2)) ) - ATAN( [.B$25] / [.A138] )" office:value-type="float" office:value="0.896635920336488" calcext:value-type="float">
            <text:p>0.896635920336488</text:p>
          </table:table-cell>
          <table:table-cell table:formula="of:= DEGREES([.B138])" office:value-type="float" office:value="51.3734539951091" calcext:value-type="float">
            <text:p>51.3734539951091</text:p>
          </table:table-cell>
          <table:table-cell/>
        </table:table-row>
        <table:table-row table:style-name="ro1">
          <table:table-cell office:value-type="float" office:value="169.799999999999" calcext:value-type="float">
            <text:p>169.799999999999</text:p>
          </table:table-cell>
          <table:table-cell table:formula="of:= ASIN(  ([.A139]^2 + [.B$22]) / ([.B$23] * SQRT( [.A139]^2 + [.B$24]^2)) ) - ATAN( [.B$25] / [.A139] )" office:value-type="float" office:value="0.954269221652558" calcext:value-type="float">
            <text:p>0.954269221652558</text:p>
          </table:table-cell>
          <table:table-cell table:formula="of:= DEGREES([.B139])" office:value-type="float" office:value="54.6755989199257" calcext:value-type="float">
            <text:p>54.6755989199257</text:p>
          </table:table-cell>
          <table:table-cell/>
        </table:table-row>
        <table:table-row table:style-name="ro1">
          <table:table-cell office:value-type="float" office:value="170.799999999999" calcext:value-type="float">
            <text:p>170.799999999999</text:p>
          </table:table-cell>
          <table:table-cell table:formula="of:= ASIN(  ([.A140]^2 + [.B$22]) / ([.B$23] * SQRT( [.A140]^2 + [.B$24]^2)) ) - ATAN( [.B$25] / [.A140] )" office:value-type="float" office:value="1.01656001170812" calcext:value-type="float">
            <text:p>1.01656001170812</text:p>
          </table:table-cell>
          <table:table-cell table:formula="of:= DEGREES([.B140])" office:value-type="float" office:value="58.2445982926449" calcext:value-type="float">
            <text:p>58.2445982926449</text:p>
          </table:table-cell>
          <table:table-cell/>
        </table:table-row>
        <table:table-row table:style-name="ro1">
          <table:table-cell office:value-type="float" office:value="171.799999999999" calcext:value-type="float">
            <text:p>171.799999999999</text:p>
          </table:table-cell>
          <table:table-cell table:formula="of:= ASIN(  ([.A141]^2 + [.B$22]) / ([.B$23] * SQRT( [.A141]^2 + [.B$24]^2)) ) - ATAN( [.B$25] / [.A141] )" office:value-type="float" office:value="1.08530297651784" calcext:value-type="float">
            <text:p>1.08530297651784</text:p>
          </table:table-cell>
          <table:table-cell table:formula="of:= DEGREES([.B141])" office:value-type="float" office:value="62.1832800474583" calcext:value-type="float">
            <text:p>62.1832800474583</text:p>
          </table:table-cell>
          <table:table-cell/>
        </table:table-row>
        <table:table-row table:style-name="ro1">
          <table:table-cell office:value-type="float" office:value="172.799999999999" calcext:value-type="float">
            <text:p>172.799999999999</text:p>
          </table:table-cell>
          <table:table-cell table:formula="of:= ASIN(  ([.A142]^2 + [.B$22]) / ([.B$23] * SQRT( [.A142]^2 + [.B$24]^2)) ) - ATAN( [.B$25] / [.A142] )" office:value-type="float" office:value="1.16371281795108" calcext:value-type="float">
            <text:p>1.16371281795108</text:p>
          </table:table-cell>
          <table:table-cell table:formula="of:= DEGREES([.B142])" office:value-type="float" office:value="66.6758330338731" calcext:value-type="float">
            <text:p>66.6758330338731</text:p>
          </table:table-cell>
          <table:table-cell/>
        </table:table-row>
        <table:table-row table:style-name="ro1">
          <table:table-cell office:value-type="float" office:value="173.799999999999" calcext:value-type="float">
            <text:p>173.799999999999</text:p>
          </table:table-cell>
          <table:table-cell table:formula="of:= ASIN(  ([.A143]^2 + [.B$22]) / ([.B$23] * SQRT( [.A143]^2 + [.B$24]^2)) ) - ATAN( [.B$25] / [.A143] )" office:value-type="float" office:value="1.25878708318386" calcext:value-type="float">
            <text:p>1.25878708318386</text:p>
          </table:table-cell>
          <table:table-cell table:formula="of:= DEGREES([.B143])" office:value-type="float" office:value="72.1231871720185" calcext:value-type="float">
            <text:p>72.1231871720185</text:p>
          </table:table-cell>
          <table:table-cell/>
        </table:table-row>
        <table:table-row table:style-name="ro1">
          <table:table-cell office:value-type="float" office:value="174.799999999999" calcext:value-type="float">
            <text:p>174.799999999999</text:p>
          </table:table-cell>
          <table:table-cell table:formula="of:= ASIN(  ([.A144]^2 + [.B$22]) / ([.B$23] * SQRT( [.A144]^2 + [.B$24]^2)) ) - ATAN( [.B$25] / [.A144] )" office:value-type="float" office:value="1.39426336246563" calcext:value-type="float">
            <text:p>1.39426336246563</text:p>
          </table:table-cell>
          <table:table-cell table:formula="of:= DEGREES([.B144])" office:value-type="float" office:value="79.8854061989993" calcext:value-type="float">
            <text:p>79.8854061989993</text:p>
          </table:table-cell>
          <table:table-cell/>
        </table:table-row>
        <table:table-row table:style-name="ro1">
          <table:table-cell office:value-type="float" office:value="175.799999999999" calcext:value-type="float">
            <text:p>175.799999999999</text:p>
          </table:table-cell>
          <table:table-cell table:formula="of:= ASIN(  ([.A145]^2 + [.B$22]) / ([.B$23] * SQRT( [.A145]^2 + [.B$24]^2)) ) - ATAN( [.B$25] / [.A145] )" office:value-type="string" office:string-value="" calcext:value-type="error">
            <text:p>#NUM!</text:p>
          </table:table-cell>
          <table:table-cell table:formula="of:= DEGREES([.B145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76.799999999999" calcext:value-type="float">
            <text:p>176.799999999999</text:p>
          </table:table-cell>
          <table:table-cell table:formula="of:= ASIN(  ([.A146]^2 + [.B$22]) / ([.B$23] * SQRT( [.A146]^2 + [.B$24]^2)) ) - ATAN( [.B$25] / [.A146] )" office:value-type="string" office:string-value="" calcext:value-type="error">
            <text:p>#NUM!</text:p>
          </table:table-cell>
          <table:table-cell table:formula="of:= DEGREES([.B146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77.799999999999" calcext:value-type="float">
            <text:p>177.799999999999</text:p>
          </table:table-cell>
          <table:table-cell table:formula="of:= ASIN(  ([.A147]^2 + [.B$22]) / ([.B$23] * SQRT( [.A147]^2 + [.B$24]^2)) ) - ATAN( [.B$25] / [.A147] )" office:value-type="string" office:string-value="" calcext:value-type="error">
            <text:p>#NUM!</text:p>
          </table:table-cell>
          <table:table-cell table:formula="of:= DEGREES([.B147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78.799999999999" calcext:value-type="float">
            <text:p>178.799999999999</text:p>
          </table:table-cell>
          <table:table-cell table:formula="of:= ASIN(  ([.A148]^2 + [.B$22]) / ([.B$23] * SQRT( [.A148]^2 + [.B$24]^2)) ) - ATAN( [.B$25] / [.A148] )" office:value-type="string" office:string-value="" calcext:value-type="error">
            <text:p>#NUM!</text:p>
          </table:table-cell>
          <table:table-cell table:formula="of:= DEGREES([.B148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79.799999999999" calcext:value-type="float">
            <text:p>179.799999999999</text:p>
          </table:table-cell>
          <table:table-cell table:formula="of:= ASIN(  ([.A149]^2 + [.B$22]) / ([.B$23] * SQRT( [.A149]^2 + [.B$24]^2)) ) - ATAN( [.B$25] / [.A149] )" office:value-type="string" office:string-value="" calcext:value-type="error">
            <text:p>#NUM!</text:p>
          </table:table-cell>
          <table:table-cell table:formula="of:= DEGREES([.B149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0.799999999999" calcext:value-type="float">
            <text:p>180.799999999999</text:p>
          </table:table-cell>
          <table:table-cell table:formula="of:= ASIN(  ([.A150]^2 + [.B$22]) / ([.B$23] * SQRT( [.A150]^2 + [.B$24]^2)) ) - ATAN( [.B$25] / [.A150] )" office:value-type="string" office:string-value="" calcext:value-type="error">
            <text:p>#NUM!</text:p>
          </table:table-cell>
          <table:table-cell table:formula="of:= DEGREES([.B150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1.799999999999" calcext:value-type="float">
            <text:p>181.799999999999</text:p>
          </table:table-cell>
          <table:table-cell table:formula="of:= ASIN(  ([.A151]^2 + [.B$22]) / ([.B$23] * SQRT( [.A151]^2 + [.B$24]^2)) ) - ATAN( [.B$25] / [.A151] )" office:value-type="string" office:string-value="" calcext:value-type="error">
            <text:p>#NUM!</text:p>
          </table:table-cell>
          <table:table-cell table:formula="of:= DEGREES([.B151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2.799999999999" calcext:value-type="float">
            <text:p>182.799999999999</text:p>
          </table:table-cell>
          <table:table-cell table:formula="of:= ASIN(  ([.A152]^2 + [.B$22]) / ([.B$23] * SQRT( [.A152]^2 + [.B$24]^2)) ) - ATAN( [.B$25] / [.A152] )" office:value-type="string" office:string-value="" calcext:value-type="error">
            <text:p>#NUM!</text:p>
          </table:table-cell>
          <table:table-cell table:formula="of:= DEGREES([.B152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3.799999999999" calcext:value-type="float">
            <text:p>183.799999999999</text:p>
          </table:table-cell>
          <table:table-cell table:formula="of:= ASIN(  ([.A153]^2 + [.B$22]) / ([.B$23] * SQRT( [.A153]^2 + [.B$24]^2)) ) - ATAN( [.B$25] / [.A153] )" office:value-type="string" office:string-value="" calcext:value-type="error">
            <text:p>#NUM!</text:p>
          </table:table-cell>
          <table:table-cell table:formula="of:= DEGREES([.B153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4.799999999999" calcext:value-type="float">
            <text:p>184.799999999999</text:p>
          </table:table-cell>
          <table:table-cell table:formula="of:= ASIN(  ([.A154]^2 + [.B$22]) / ([.B$23] * SQRT( [.A154]^2 + [.B$24]^2)) ) - ATAN( [.B$25] / [.A154] )" office:value-type="string" office:string-value="" calcext:value-type="error">
            <text:p>#NUM!</text:p>
          </table:table-cell>
          <table:table-cell table:formula="of:= DEGREES([.B154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5.799999999999" calcext:value-type="float">
            <text:p>185.799999999999</text:p>
          </table:table-cell>
          <table:table-cell table:formula="of:= ASIN(  ([.A155]^2 + [.B$22]) / ([.B$23] * SQRT( [.A155]^2 + [.B$24]^2)) ) - ATAN( [.B$25] / [.A155] )" office:value-type="string" office:string-value="" calcext:value-type="error">
            <text:p>#NUM!</text:p>
          </table:table-cell>
          <table:table-cell table:formula="of:= DEGREES([.B155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6.799999999999" calcext:value-type="float">
            <text:p>186.799999999999</text:p>
          </table:table-cell>
          <table:table-cell table:formula="of:= ASIN(  ([.A156]^2 + [.B$22]) / ([.B$23] * SQRT( [.A156]^2 + [.B$24]^2)) ) - ATAN( [.B$25] / [.A156] )" office:value-type="string" office:string-value="" calcext:value-type="error">
            <text:p>#NUM!</text:p>
          </table:table-cell>
          <table:table-cell table:formula="of:= DEGREES([.B156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7.799999999999" calcext:value-type="float">
            <text:p>187.799999999999</text:p>
          </table:table-cell>
          <table:table-cell table:formula="of:= ASIN(  ([.A157]^2 + [.B$22]) / ([.B$23] * SQRT( [.A157]^2 + [.B$24]^2)) ) - ATAN( [.B$25] / [.A157] )" office:value-type="string" office:string-value="" calcext:value-type="error">
            <text:p>#NUM!</text:p>
          </table:table-cell>
          <table:table-cell table:formula="of:= DEGREES([.B157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8.799999999999" calcext:value-type="float">
            <text:p>188.799999999999</text:p>
          </table:table-cell>
          <table:table-cell table:formula="of:= ASIN(  ([.A158]^2 + [.B$22]) / ([.B$23] * SQRT( [.A158]^2 + [.B$24]^2)) ) - ATAN( [.B$25] / [.A158] )" office:value-type="string" office:string-value="" calcext:value-type="error">
            <text:p>#NUM!</text:p>
          </table:table-cell>
          <table:table-cell table:formula="of:= DEGREES([.B158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9.799999999999" calcext:value-type="float">
            <text:p>189.799999999999</text:p>
          </table:table-cell>
          <table:table-cell table:formula="of:= ASIN(  ([.A159]^2 + [.B$22]) / ([.B$23] * SQRT( [.A159]^2 + [.B$24]^2)) ) - ATAN( [.B$25] / [.A159] )" office:value-type="string" office:string-value="" calcext:value-type="error">
            <text:p>#NUM!</text:p>
          </table:table-cell>
          <table:table-cell table:formula="of:= DEGREES([.B159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90.799999999999" calcext:value-type="float">
            <text:p>190.799999999999</text:p>
          </table:table-cell>
          <table:table-cell table:formula="of:= ASIN(  ([.A160]^2 + [.B$22]) / ([.B$23] * SQRT( [.A160]^2 + [.B$24]^2)) ) - ATAN( [.B$25] / [.A160] )" office:value-type="string" office:string-value="" calcext:value-type="error">
            <text:p>#NUM!</text:p>
          </table:table-cell>
          <table:table-cell table:formula="of:= DEGREES([.B160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91.799999999999" calcext:value-type="float">
            <text:p>191.799999999999</text:p>
          </table:table-cell>
          <table:table-cell table:formula="of:= ASIN(  ([.A161]^2 + [.B$22]) / ([.B$23] * SQRT( [.A161]^2 + [.B$24]^2)) ) - ATAN( [.B$25] / [.A161] )" office:value-type="string" office:string-value="" calcext:value-type="error">
            <text:p>#NUM!</text:p>
          </table:table-cell>
          <table:table-cell table:formula="of:= DEGREES([.B161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92.799999999999" calcext:value-type="float">
            <text:p>192.799999999999</text:p>
          </table:table-cell>
          <table:table-cell table:formula="of:= ASIN(  ([.A162]^2 + [.B$22]) / ([.B$23] * SQRT( [.A162]^2 + [.B$24]^2)) ) - ATAN( [.B$25] / [.A162] )" office:value-type="string" office:string-value="" calcext:value-type="error">
            <text:p>#NUM!</text:p>
          </table:table-cell>
          <table:table-cell table:formula="of:= DEGREES([.B162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93.799999999999" calcext:value-type="float">
            <text:p>193.799999999999</text:p>
          </table:table-cell>
          <table:table-cell table:formula="of:= ASIN(  ([.A163]^2 + [.B$22]) / ([.B$23] * SQRT( [.A163]^2 + [.B$24]^2)) ) - ATAN( [.B$25] / [.A163] )" office:value-type="string" office:string-value="" calcext:value-type="error">
            <text:p>#NUM!</text:p>
          </table:table-cell>
          <table:table-cell table:formula="of:= DEGREES([.B163])" office:value-type="string" office:string-value="" calcext:value-type="error">
            <text:p>#NUM!</text:p>
          </table:table-cell>
          <table:table-cell/>
        </table:table-row>
      </table:table>
      <table:table table:name="GEOMETRY_2" table:style-name="ta1">
        <table:shapes>
          <draw:frame draw:z-index="0" draw:style-name="gr1" draw:text-style-name="P1" svg:width="188.01mm" svg:height="152.63mm" svg:x="158.74mm" svg:y="42.81mm">
            <draw:object draw:notify-on-update-of-ranges="GEOMETRY_2.A34:GEOMETRY_2.A121 GEOMETRY_2.B33:GEOMETRY_2.B33 GEOMETRY_2.B34:GEOMETRY_2.B1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  <svg:title>ARM ANGLE vs Z_HOME</svg:title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STEWART PLATFOR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Z HOME FIN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s sheet is used to find Z_HOME so that the servo arms are horizontal when the platform is at origi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s is done with the numerical solver (Menu Tools + Solver…)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PLATFORM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IS2</text:p>
          </table:table-cell>
          <table:table-cell table:formula="of:= -PI() / 2" office:value-type="float" office:value="-1.5707963267949" calcext:value-type="float">
            <text:p>-1.5707963267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TA_P</text:p>
          </table:table-cell>
          <table:table-cell table:formula="of:= RADIANS(49.1)" office:value-type="float" office:value="0.856956662729216" calcext:value-type="float">
            <text:p>0.856956662729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TA_B</text:p>
          </table:table-cell>
          <table:table-cell table:formula="of:= RADIANS(26)" office:value-type="float" office:value="0.453785605518526" calcext:value-type="float">
            <text:p>0.453785605518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_RAD</text:p>
          </table:table-cell>
          <table:table-cell table:formula="of:= 99.55 / 2" office:value-type="float" office:value="49.775" calcext:value-type="float">
            <text:p>49.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_RAD</text:p>
          </table:table-cell>
          <table:table-cell table:formula="of:= 138.13 / 2" office:value-type="float" office:value="69.065" calcext:value-type="float">
            <text:p>69.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_LENGTH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_LENGTH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CUL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x</text:p>
          </table:table-cell>
          <table:table-cell table:formula="of:= -[.B11] * COS([.B8] + [.B9])" office:value-type="float" office:value="-37.6226064278193" calcext:value-type="float">
            <text:p>-37.6226064278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</text:p>
          </table:table-cell>
          <table:table-cell table:formula="of:= [.B11] *SIN([.B8] + [.B9])" office:value-type="float" office:value="-32.5897240027806" calcext:value-type="float">
            <text:p>-32.5897240027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</text:p>
          </table:table-cell>
          <table:table-cell table:formula="of:= -[.B12] * COS([.B8] + [.B10])" office:value-type="float" office:value="-30.2761032529876" calcext:value-type="float">
            <text:p>-30.2761032529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</text:p>
          </table:table-cell>
          <table:table-cell table:formula="of:= [.B12] * SIN([.B8] + [.B10])" office:value-type="float" office:value="-62.075210807652" calcext:value-type="float">
            <text:p>-62.07521080765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t 1</text:p>
          </table:table-cell>
          <table:table-cell table:formula="of:= ([.B17] - [.B19])^2 + ([.B18] - [.B20])^2 - [.B14]^2 + [.B13]^2" office:value-type="float" office:value="-18451.6349589819" calcext:value-type="float">
            <text:p>-18451.63495898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 2</text:p>
          </table:table-cell>
          <table:table-cell table:formula="of:= 2 * [.B13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 3</text:p>
          </table:table-cell>
          <table:table-cell table:formula="of:= ([.B17] - [.B19])^2" office:value-type="float" office:value="53.9711088978113" calcext:value-type="float">
            <text:p>53.9711088978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 4</text:p>
          </table:table-cell>
          <table:table-cell table:formula="of:= [.B17]- [.B19]" office:value-type="float" office:value="-7.34650317483164" calcext:value-type="float">
            <text:p>-7.346503174831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SOL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HOME (mm)</text:p>
          </table:table-cell>
          <table:table-cell office:value-type="string" calcext:value-type="string">
            <text:p>angle (rad)</text:p>
          </table:table-cell>
          <table:table-cell office:value-type="string" calcext:value-type="string">
            <text:p>angle (°)</text:p>
          </table:table-cell>
          <table:table-cell office:value-type="string" calcext:value-type="string">
            <text:p><text:span text:style-name="T1">angle² (rad²</text:span>)</text:p>
          </table:table-cell>
        </table:table-row>
        <table:table-row table:style-name="ro1">
          <table:table-cell office:value-type="float" office:value="134.961554730418" calcext:value-type="float">
            <text:p>134.961554730418</text:p>
          </table:table-cell>
          <table:table-cell table:formula="of:= ASIN(  ([.A29]^2 + [.B$22]) / ([.B$23] * SQRT( [.A29]^2 + [.B$24]^2)) ) - ATAN( [.B$25] / [.A29] )" office:value-type="float" office:value="0.0000000000000254449239456278" calcext:value-type="float">
            <text:p>2.54449239456278E-14</text:p>
          </table:table-cell>
          <table:table-cell table:formula="of:= DEGREES([.B29])" office:value-type="float" office:value="0.00000000000145788675211584" calcext:value-type="float">
            <text:p>1.45788675211584E-12</text:p>
          </table:table-cell>
          <table:table-cell table:formula="of:=[.B29]^2" office:value-type="float" office:value="6.47444154598783E-028" calcext:value-type="float">
            <text:p>6.47444154598783E-28</text:p>
          </table:table-cell>
        </table:table-row>
        <table:table-row table:style-name="ro1">
          <table:table-cell office:value-type="float" office:value="135.02311" calcext:value-type="float">
            <text:p>135.02311</text:p>
          </table:table-cell>
          <table:table-cell table:formula="of:= ASIN(  ([.A30]^2 + [.B$22]) / ([.B$23] * SQRT( [.A30]^2 + [.B$24]^2)) ) - ATAN( [.B$25] / [.A30] )" office:value-type="float" office:value="0.00381158068893378" calcext:value-type="float">
            <text:p>0.003811580688934</text:p>
          </table:table-cell>
          <table:table-cell table:formula="of:= DEGREES([.B30])" office:value-type="float" office:value="0.218387486749472" calcext:value-type="float">
            <text:p>0.218387486749472</text:p>
          </table:table-cell>
          <table:table-cell table:formula="of:=[.B30]^2" office:value-type="float" office:value="0.0000145281473482529" calcext:value-type="float">
            <text:p>1.45281473482529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L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HOME (mm)</text:p>
          </table:table-cell>
          <table:table-cell office:value-type="string" calcext:value-type="string">
            <text:p>angle (rad)</text:p>
          </table:table-cell>
          <table:table-cell office:value-type="string" calcext:value-type="string">
            <text:p>angle (°)</text:p>
          </table:table-cell>
          <table:table-cell/>
        </table:table-row>
        <table:table-row table:style-name="ro1">
          <table:table-cell table:formula="of:=[.A29]-0.01" office:value-type="float" office:value="134.951554730418" calcext:value-type="float">
            <text:p>134.951554730418</text:p>
          </table:table-cell>
          <table:table-cell table:formula="of:= ASIN(  ([.A34]^2 + [.B$22]) / ([.B$23] * SQRT( [.A34]^2 + [.B$24]^2)) ) - ATAN( [.B$25] / [.A34] )" office:value-type="float" office:value="-0.000619405227780472" calcext:value-type="float">
            <text:p>-0.00061940522778</text:p>
          </table:table-cell>
          <table:table-cell table:formula="of:= DEGREES([.B34])" office:value-type="float" office:value="-0.0354893053601604" calcext:value-type="float">
            <text:p>-0.035489305360161</text:p>
          </table:table-cell>
          <table:table-cell/>
        </table:table-row>
        <table:table-row table:style-name="ro1">
          <table:table-cell table:formula="of:=[.A34]+0.001" office:value-type="float" office:value="134.952554730418" calcext:value-type="float">
            <text:p>134.952554730418</text:p>
          </table:table-cell>
          <table:table-cell table:formula="of:= ASIN(  ([.A35]^2 + [.B$22]) / ([.B$23] * SQRT( [.A35]^2 + [.B$24]^2)) ) - ATAN( [.B$25] / [.A35] )" office:value-type="float" office:value="-0.000557462257144085" calcext:value-type="float">
            <text:p>-0.000557462257144</text:p>
          </table:table-cell>
          <table:table-cell table:formula="of:= DEGREES([.B35])" office:value-type="float" office:value="-0.0319402345721927" calcext:value-type="float">
            <text:p>-0.031940234572193</text:p>
          </table:table-cell>
          <table:table-cell/>
        </table:table-row>
        <table:table-row table:style-name="ro1">
          <table:table-cell table:formula="of:=[.A35]+0.001" office:value-type="float" office:value="134.953554730418" calcext:value-type="float">
            <text:p>134.953554730418</text:p>
          </table:table-cell>
          <table:table-cell table:formula="of:= ASIN(  ([.A36]^2 + [.B$22]) / ([.B$23] * SQRT( [.A36]^2 + [.B$24]^2)) ) - ATAN( [.B$25] / [.A36] )" office:value-type="float" office:value="-0.000495519831149475" calcext:value-type="float">
            <text:p>-0.000495519831149</text:p>
          </table:table-cell>
          <table:table-cell table:formula="of:= DEGREES([.B36])" office:value-type="float" office:value="-0.0283911949899001" calcext:value-type="float">
            <text:p>-0.0283911949899</text:p>
          </table:table-cell>
          <table:table-cell/>
        </table:table-row>
        <table:table-row table:style-name="ro1">
          <table:table-cell table:formula="of:=[.A36]+0.001" office:value-type="float" office:value="134.954554730418" calcext:value-type="float">
            <text:p>134.954554730418</text:p>
          </table:table-cell>
          <table:table-cell table:formula="of:= ASIN(  ([.A37]^2 + [.B$22]) / ([.B$23] * SQRT( [.A37]^2 + [.B$24]^2)) ) - ATAN( [.B$25] / [.A37] )" office:value-type="float" office:value="-0.000433577949545225" calcext:value-type="float">
            <text:p>-0.000433577949545</text:p>
          </table:table-cell>
          <table:table-cell table:formula="of:= DEGREES([.B37])" office:value-type="float" office:value="-0.0248421865988775" calcext:value-type="float">
            <text:p>-0.024842186598878</text:p>
          </table:table-cell>
          <table:table-cell/>
        </table:table-row>
        <table:table-row table:style-name="ro1">
          <table:table-cell table:formula="of:=[.A37]+0.001" office:value-type="float" office:value="134.955554730418" calcext:value-type="float">
            <text:p>134.955554730418</text:p>
          </table:table-cell>
          <table:table-cell table:formula="of:= ASIN(  ([.A38]^2 + [.B$22]) / ([.B$23] * SQRT( [.A38]^2 + [.B$24]^2)) ) - ATAN( [.B$25] / [.A38] )" office:value-type="float" office:value="-0.00037163661207746" calcext:value-type="float">
            <text:p>-0.000371636612077</text:p>
          </table:table-cell>
          <table:table-cell table:formula="of:= DEGREES([.B38])" office:value-type="float" office:value="-0.021293209384579" calcext:value-type="float">
            <text:p>-0.021293209384579</text:p>
          </table:table-cell>
          <table:table-cell/>
        </table:table-row>
        <table:table-row table:style-name="ro1">
          <table:table-cell table:formula="of:=[.A38]+0.001" office:value-type="float" office:value="134.956554730418" calcext:value-type="float">
            <text:p>134.956554730418</text:p>
          </table:table-cell>
          <table:table-cell table:formula="of:= ASIN(  ([.A39]^2 + [.B$22]) / ([.B$23] * SQRT( [.A39]^2 + [.B$24]^2)) ) - ATAN( [.B$25] / [.A39] )" office:value-type="float" office:value="-0.000309695818493105" calcext:value-type="float">
            <text:p>-0.000309695818493</text:p>
          </table:table-cell>
          <table:table-cell table:formula="of:= DEGREES([.B39])" office:value-type="float" office:value="-0.0177442633325045" calcext:value-type="float">
            <text:p>-0.017744263332505</text:p>
          </table:table-cell>
          <table:table-cell/>
        </table:table-row>
        <table:table-row table:style-name="ro1">
          <table:table-cell table:formula="of:=[.A39]+0.001" office:value-type="float" office:value="134.957554730418" calcext:value-type="float">
            <text:p>134.957554730418</text:p>
          </table:table-cell>
          <table:table-cell table:formula="of:= ASIN(  ([.A40]^2 + [.B$22]) / ([.B$23] * SQRT( [.A40]^2 + [.B$24]^2)) ) - ATAN( [.B$25] / [.A40] )" office:value-type="float" office:value="-0.000247755568539967" calcext:value-type="float">
            <text:p>-0.00024775556854</text:p>
          </table:table-cell>
          <table:table-cell table:formula="of:= DEGREES([.B40])" office:value-type="float" office:value="-0.0141953484282043" calcext:value-type="float">
            <text:p>-0.014195348428204</text:p>
          </table:table-cell>
          <table:table-cell/>
        </table:table-row>
        <table:table-row table:style-name="ro1">
          <table:table-cell table:formula="of:=[.A40]+0.001" office:value-type="float" office:value="134.958554730418" calcext:value-type="float">
            <text:p>134.958554730418</text:p>
          </table:table-cell>
          <table:table-cell table:formula="of:= ASIN(  ([.A41]^2 + [.B$22]) / ([.B$23] * SQRT( [.A41]^2 + [.B$24]^2)) ) - ATAN( [.B$25] / [.A41] )" office:value-type="float" office:value="-0.000185815861963361" calcext:value-type="float">
            <text:p>-0.000185815861963</text:p>
          </table:table-cell>
          <table:table-cell table:formula="of:= DEGREES([.B41])" office:value-type="float" office:value="-0.0106464646570861" calcext:value-type="float">
            <text:p>-0.010646464657086</text:p>
          </table:table-cell>
          <table:table-cell/>
        </table:table-row>
        <table:table-row table:style-name="ro1">
          <table:table-cell table:formula="of:=[.A41]+0.001" office:value-type="float" office:value="134.959554730418" calcext:value-type="float">
            <text:p>134.959554730418</text:p>
          </table:table-cell>
          <table:table-cell table:formula="of:= ASIN(  ([.A42]^2 + [.B$22]) / ([.B$23] * SQRT( [.A42]^2 + [.B$24]^2)) ) - ATAN( [.B$25] / [.A42] )" office:value-type="float" office:value="-0.000123876698511986" calcext:value-type="float">
            <text:p>-0.000123876698512</text:p>
          </table:table-cell>
          <table:table-cell table:formula="of:= DEGREES([.B42])" office:value-type="float" office:value="-0.00709761200475134" calcext:value-type="float">
            <text:p>-0.007097612004751</text:p>
          </table:table-cell>
          <table:table-cell/>
        </table:table-row>
        <table:table-row table:style-name="ro1">
          <table:table-cell table:formula="of:=[.A42]+0.001" office:value-type="float" office:value="134.960554730418" calcext:value-type="float">
            <text:p>134.960554730418</text:p>
          </table:table-cell>
          <table:table-cell table:formula="of:= ASIN(  ([.A43]^2 + [.B$22]) / ([.B$23] * SQRT( [.A43]^2 + [.B$24]^2)) ) - ATAN( [.B$25] / [.A43] )" office:value-type="float" office:value="-0.0000619380779319639" calcext:value-type="float">
            <text:p>-6.19380779319639E-05</text:p>
          </table:table-cell>
          <table:table-cell table:formula="of:= DEGREES([.B43])" office:value-type="float" office:value="-0.00354879045665391" calcext:value-type="float">
            <text:p>-0.003548790456654</text:p>
          </table:table-cell>
          <table:table-cell/>
        </table:table-row>
        <table:table-row table:style-name="ro1">
          <table:table-cell table:formula="of:=[.A43]+0.001" office:value-type="float" office:value="134.961554730418" calcext:value-type="float">
            <text:p>134.961554730418</text:p>
          </table:table-cell>
          <table:table-cell table:formula="of:= ASIN(  ([.A44]^2 + [.B$22]) / ([.B$23] * SQRT( [.A44]^2 + [.B$24]^2)) ) - ATAN( [.B$25] / [.A44] )" office:value-type="float" office:value="0.0000000000000296082602879721" calcext:value-type="float">
            <text:p>2.96082602879721E-14</text:p>
          </table:table-cell>
          <table:table-cell table:formula="of:= DEGREES([.B44])" office:value-type="float" office:value="0.0000000000016964283532256" calcext:value-type="float">
            <text:p>1.6964283532256E-12</text:p>
          </table:table-cell>
          <table:table-cell/>
        </table:table-row>
        <table:table-row table:style-name="ro1">
          <table:table-cell table:formula="of:=[.A44]+0.001" office:value-type="float" office:value="134.962554730418" calcext:value-type="float">
            <text:p>134.962554730418</text:p>
          </table:table-cell>
          <table:table-cell table:formula="of:= ASIN(  ([.A45]^2 + [.B$22]) / ([.B$23] * SQRT( [.A45]^2 + [.B$24]^2)) ) - ATAN( [.B$25] / [.A45] )" office:value-type="float" office:value="0.0000619375356249036" calcext:value-type="float">
            <text:p>6.19375356249036E-05</text:p>
          </table:table-cell>
          <table:table-cell table:formula="of:= DEGREES([.B45])" office:value-type="float" office:value="0.00354875938474816" calcext:value-type="float">
            <text:p>0.003548759384748</text:p>
          </table:table-cell>
          <table:table-cell/>
        </table:table-row>
        <table:table-row table:style-name="ro1">
          <table:table-cell table:formula="of:=[.A45]+0.001" office:value-type="float" office:value="134.963554730418" calcext:value-type="float">
            <text:p>134.963554730418</text:p>
          </table:table-cell>
          <table:table-cell table:formula="of:= ASIN(  ([.A46]^2 + [.B$22]) / ([.B$23] * SQRT( [.A46]^2 + [.B$24]^2)) ) - ATAN( [.B$25] / [.A46] )" office:value-type="float" office:value="0.000123874529108517" calcext:value-type="float">
            <text:p>0.000123874529109</text:p>
          </table:table-cell>
          <table:table-cell table:formula="of:= DEGREES([.B46])" office:value-type="float" office:value="0.00709748770708848" calcext:value-type="float">
            <text:p>0.007097487707088</text:p>
          </table:table-cell>
          <table:table-cell/>
        </table:table-row>
        <table:table-row table:style-name="ro1">
          <table:table-cell table:formula="of:=[.A46]+0.001" office:value-type="float" office:value="134.964554730418" calcext:value-type="float">
            <text:p>134.964554730418</text:p>
          </table:table-cell>
          <table:table-cell table:formula="of:= ASIN(  ([.A47]^2 + [.B$22]) / ([.B$23] * SQRT( [.A47]^2 + [.B$24]^2)) ) - ATAN( [.B$25] / [.A47] )" office:value-type="float" office:value="0.000185810980731692" calcext:value-type="float">
            <text:p>0.000185810980732</text:p>
          </table:table-cell>
          <table:table-cell table:formula="of:= DEGREES([.B47])" office:value-type="float" office:value="0.0106461849831126" calcext:value-type="float">
            <text:p>0.010646184983113</text:p>
          </table:table-cell>
          <table:table-cell/>
        </table:table-row>
        <table:table-row table:style-name="ro1">
          <table:table-cell table:formula="of:=[.A47]+0.001" office:value-type="float" office:value="134.965554730418" calcext:value-type="float">
            <text:p>134.965554730418</text:p>
          </table:table-cell>
          <table:table-cell table:formula="of:= ASIN(  ([.A48]^2 + [.B$22]) / ([.B$23] * SQRT( [.A48]^2 + [.B$24]^2)) ) - ATAN( [.B$25] / [.A48] )" office:value-type="float" office:value="0.000247746890748163" calcext:value-type="float">
            <text:p>0.000247746890748</text:p>
          </table:table-cell>
          <table:table-cell table:formula="of:= DEGREES([.B48])" office:value-type="float" office:value="0.0141948512273584" calcext:value-type="float">
            <text:p>0.014194851227359</text:p>
          </table:table-cell>
          <table:table-cell/>
        </table:table-row>
        <table:table-row table:style-name="ro1">
          <table:table-cell table:formula="of:=[.A48]+0.001" office:value-type="float" office:value="134.966554730418" calcext:value-type="float">
            <text:p>134.966554730418</text:p>
          </table:table-cell>
          <table:table-cell table:formula="of:= ASIN(  ([.A49]^2 + [.B$22]) / ([.B$23] * SQRT( [.A49]^2 + [.B$24]^2)) ) - ATAN( [.B$25] / [.A49] )" office:value-type="float" office:value="0.000309682259410846" calcext:value-type="float">
            <text:p>0.000309682259411</text:p>
          </table:table-cell>
          <table:table-cell table:formula="of:= DEGREES([.B49])" office:value-type="float" office:value="0.017743486454317" calcext:value-type="float">
            <text:p>0.017743486454317</text:p>
          </table:table-cell>
          <table:table-cell/>
        </table:table-row>
        <table:table-row table:style-name="ro1">
          <table:table-cell table:formula="of:=[.A49]+0.001" office:value-type="float" office:value="134.967554730418" calcext:value-type="float">
            <text:p>134.967554730418</text:p>
          </table:table-cell>
          <table:table-cell table:formula="of:= ASIN(  ([.A50]^2 + [.B$22]) / ([.B$23] * SQRT( [.A50]^2 + [.B$24]^2)) ) - ATAN( [.B$25] / [.A50] )" office:value-type="float" office:value="0.000371617086972614" calcext:value-type="float">
            <text:p>0.000371617086973</text:p>
          </table:table-cell>
          <table:table-cell table:formula="of:= DEGREES([.B50])" office:value-type="float" office:value="0.0212920906784768" calcext:value-type="float">
            <text:p>0.021292090678477</text:p>
          </table:table-cell>
          <table:table-cell/>
        </table:table-row>
        <table:table-row table:style-name="ro1">
          <table:table-cell table:formula="of:=[.A50]+0.001" office:value-type="float" office:value="134.968554730418" calcext:value-type="float">
            <text:p>134.968554730418</text:p>
          </table:table-cell>
          <table:table-cell table:formula="of:= ASIN(  ([.A51]^2 + [.B$22]) / ([.B$23] * SQRT( [.A51]^2 + [.B$24]^2)) ) - ATAN( [.B$25] / [.A51] )" office:value-type="float" office:value="0.000433551373685469" calcext:value-type="float">
            <text:p>0.000433551373685</text:p>
          </table:table-cell>
          <table:table-cell table:formula="of:= DEGREES([.B51])" office:value-type="float" office:value="0.0248406639142766" calcext:value-type="float">
            <text:p>0.024840663914277</text:p>
          </table:table-cell>
          <table:table-cell/>
        </table:table-row>
        <table:table-row table:style-name="ro1">
          <table:table-cell table:formula="of:=[.A51]+0.001" office:value-type="float" office:value="134.969554730418" calcext:value-type="float">
            <text:p>134.969554730418</text:p>
          </table:table-cell>
          <table:table-cell table:formula="of:= ASIN(  ([.A52]^2 + [.B$22]) / ([.B$23] * SQRT( [.A52]^2 + [.B$24]^2)) ) - ATAN( [.B$25] / [.A52] )" office:value-type="float" office:value="0.000495485119803948" calcext:value-type="float">
            <text:p>0.000495485119804</text:p>
          </table:table-cell>
          <table:table-cell table:formula="of:= DEGREES([.B52])" office:value-type="float" office:value="0.0283892061763002" calcext:value-type="float">
            <text:p>0.0283892061763</text:p>
          </table:table-cell>
          <table:table-cell/>
        </table:table-row>
        <table:table-row table:style-name="ro1">
          <table:table-cell table:formula="of:=[.A52]+0.001" office:value-type="float" office:value="134.970554730418" calcext:value-type="float">
            <text:p>134.970554730418</text:p>
          </table:table-cell>
          <table:table-cell table:formula="of:= ASIN(  ([.A53]^2 + [.B$22]) / ([.B$23] * SQRT( [.A53]^2 + [.B$24]^2)) ) - ATAN( [.B$25] / [.A53] )" office:value-type="float" office:value="0.000557418325579227" calcext:value-type="float">
            <text:p>0.000557418325579</text:p>
          </table:table-cell>
          <table:table-cell table:formula="of:= DEGREES([.B53])" office:value-type="float" office:value="0.0319377174789389" calcext:value-type="float">
            <text:p>0.031937717478939</text:p>
          </table:table-cell>
          <table:table-cell/>
        </table:table-row>
        <table:table-row table:style-name="ro1">
          <table:table-cell table:formula="of:=[.A53]+0.001" office:value-type="float" office:value="134.971554730418" calcext:value-type="float">
            <text:p>134.971554730418</text:p>
          </table:table-cell>
          <table:table-cell table:formula="of:= ASIN(  ([.A54]^2 + [.B$22]) / ([.B$23] * SQRT( [.A54]^2 + [.B$24]^2)) ) - ATAN( [.B$25] / [.A54] )" office:value-type="float" office:value="0.000619350991264901" calcext:value-type="float">
            <text:p>0.000619350991265</text:p>
          </table:table-cell>
          <table:table-cell table:formula="of:= DEGREES([.B54])" office:value-type="float" office:value="0.0354861978367227" calcext:value-type="float">
            <text:p>0.035486197836723</text:p>
          </table:table-cell>
          <table:table-cell/>
        </table:table-row>
        <table:table-row table:style-name="ro1">
          <table:table-cell table:formula="of:=[.A54]+0.001" office:value-type="float" office:value="134.972554730418" calcext:value-type="float">
            <text:p>134.972554730418</text:p>
          </table:table-cell>
          <table:table-cell table:formula="of:= ASIN(  ([.A55]^2 + [.B$22]) / ([.B$23] * SQRT( [.A55]^2 + [.B$24]^2)) ) - ATAN( [.B$25] / [.A55] )" office:value-type="float" office:value="0.000681283117113837" calcext:value-type="float">
            <text:p>0.000681283117114</text:p>
          </table:table-cell>
          <table:table-cell table:formula="of:= DEGREES([.B55])" office:value-type="float" office:value="0.0390346472641399" calcext:value-type="float">
            <text:p>0.03903464726414</text:p>
          </table:table-cell>
          <table:table-cell/>
        </table:table-row>
        <table:table-row table:style-name="ro1">
          <table:table-cell table:formula="of:=[.A55]+0.001" office:value-type="float" office:value="134.973554730418" calcext:value-type="float">
            <text:p>134.973554730418</text:p>
          </table:table-cell>
          <table:table-cell table:formula="of:= ASIN(  ([.A56]^2 + [.B$22]) / ([.B$23] * SQRT( [.A56]^2 + [.B$24]^2)) ) - ATAN( [.B$25] / [.A56] )" office:value-type="float" office:value="0.000743214703377938" calcext:value-type="float">
            <text:p>0.000743214703378</text:p>
          </table:table-cell>
          <table:table-cell table:formula="of:= DEGREES([.B56])" office:value-type="float" office:value="0.0425830657756232" calcext:value-type="float">
            <text:p>0.042583065775623</text:p>
          </table:table-cell>
          <table:table-cell/>
        </table:table-row>
        <table:table-row table:style-name="ro1">
          <table:table-cell table:formula="of:=[.A56]+0.001" office:value-type="float" office:value="134.974554730418" calcext:value-type="float">
            <text:p>134.974554730418</text:p>
          </table:table-cell>
          <table:table-cell table:formula="of:= ASIN(  ([.A57]^2 + [.B$22]) / ([.B$23] * SQRT( [.A57]^2 + [.B$24]^2)) ) - ATAN( [.B$25] / [.A57] )" office:value-type="float" office:value="0.00080514575031166" calcext:value-type="float">
            <text:p>0.000805145750312</text:p>
          </table:table-cell>
          <table:table-cell table:formula="of:= DEGREES([.B57])" office:value-type="float" office:value="0.0461314533857521" calcext:value-type="float">
            <text:p>0.046131453385752</text:p>
          </table:table-cell>
          <table:table-cell/>
        </table:table-row>
        <table:table-row table:style-name="ro1">
          <table:table-cell table:formula="of:=[.A57]+0.001" office:value-type="float" office:value="134.975554730418" calcext:value-type="float">
            <text:p>134.975554730418</text:p>
          </table:table-cell>
          <table:table-cell table:formula="of:= ASIN(  ([.A58]^2 + [.B$22]) / ([.B$23] * SQRT( [.A58]^2 + [.B$24]^2)) ) - ATAN( [.B$25] / [.A58] )" office:value-type="float" office:value="0.000867076258166066" calcext:value-type="float">
            <text:p>0.000867076258166</text:p>
          </table:table-cell>
          <table:table-cell table:formula="of:= DEGREES([.B58])" office:value-type="float" office:value="0.0496798101089114" calcext:value-type="float">
            <text:p>0.049679810108911</text:p>
          </table:table-cell>
          <table:table-cell/>
        </table:table-row>
        <table:table-row table:style-name="ro1">
          <table:table-cell table:formula="of:=[.A58]+0.001" office:value-type="float" office:value="134.976554730418" calcext:value-type="float">
            <text:p>134.976554730418</text:p>
          </table:table-cell>
          <table:table-cell table:formula="of:= ASIN(  ([.A59]^2 + [.B$22]) / ([.B$23] * SQRT( [.A59]^2 + [.B$24]^2)) ) - ATAN( [.B$25] / [.A59] )" office:value-type="float" office:value="0.000929006227194759" calcext:value-type="float">
            <text:p>0.000929006227195</text:p>
          </table:table-cell>
          <table:table-cell table:formula="of:= DEGREES([.B59])" office:value-type="float" office:value="0.0532281359596314" calcext:value-type="float">
            <text:p>0.053228135959631</text:p>
          </table:table-cell>
          <table:table-cell/>
        </table:table-row>
        <table:table-row table:style-name="ro1">
          <table:table-cell table:formula="of:=[.A59]+0.001" office:value-type="float" office:value="134.977554730418" calcext:value-type="float">
            <text:p>134.977554730418</text:p>
          </table:table-cell>
          <table:table-cell table:formula="of:= ASIN(  ([.A60]^2 + [.B$22]) / ([.B$23] * SQRT( [.A60]^2 + [.B$24]^2)) ) - ATAN( [.B$25] / [.A60] )" office:value-type="float" office:value="0.000990935657650439" calcext:value-type="float">
            <text:p>0.00099093565765</text:p>
          </table:table-cell>
          <table:table-cell table:formula="of:= DEGREES([.B60])" office:value-type="float" office:value="0.0567764309523908" calcext:value-type="float">
            <text:p>0.056776430952391</text:p>
          </table:table-cell>
          <table:table-cell/>
        </table:table-row>
        <table:table-row table:style-name="ro1">
          <table:table-cell table:formula="of:=[.A60]+0.001" office:value-type="float" office:value="134.978554730418" calcext:value-type="float">
            <text:p>134.978554730418</text:p>
          </table:table-cell>
          <table:table-cell table:formula="of:= ASIN(  ([.A61]^2 + [.B$22]) / ([.B$23] * SQRT( [.A61]^2 + [.B$24]^2)) ) - ATAN( [.B$25] / [.A61] )" office:value-type="float" office:value="0.00105286454978584" calcext:value-type="float">
            <text:p>0.001052864549786</text:p>
          </table:table-cell>
          <table:table-cell table:formula="of:= DEGREES([.B61])" office:value-type="float" office:value="0.0603246951016699" calcext:value-type="float">
            <text:p>0.06032469510167</text:p>
          </table:table-cell>
          <table:table-cell/>
        </table:table-row>
        <table:table-row table:style-name="ro1">
          <table:table-cell table:formula="of:=[.A61]+0.001" office:value-type="float" office:value="134.979554730418" calcext:value-type="float">
            <text:p>134.979554730418</text:p>
          </table:table-cell>
          <table:table-cell table:formula="of:= ASIN(  ([.A62]^2 + [.B$22]) / ([.B$23] * SQRT( [.A62]^2 + [.B$24]^2)) ) - ATAN( [.B$25] / [.A62] )" office:value-type="float" office:value="0.00111479290385277" calcext:value-type="float">
            <text:p>0.001114792903853</text:p>
          </table:table-cell>
          <table:table-cell table:formula="of:= DEGREES([.B62])" office:value-type="float" office:value="0.0638729284218973" calcext:value-type="float">
            <text:p>0.063872928421897</text:p>
          </table:table-cell>
          <table:table-cell/>
        </table:table-row>
        <table:table-row table:style-name="ro1">
          <table:table-cell table:formula="of:=[.A62]+0.001" office:value-type="float" office:value="134.980554730418" calcext:value-type="float">
            <text:p>134.980554730418</text:p>
          </table:table-cell>
          <table:table-cell table:formula="of:= ASIN(  ([.A63]^2 + [.B$22]) / ([.B$23] * SQRT( [.A63]^2 + [.B$24]^2)) ) - ATAN( [.B$25] / [.A63] )" office:value-type="float" office:value="0.00117672072010563" calcext:value-type="float">
            <text:p>0.001176720720106</text:p>
          </table:table-cell>
          <table:table-cell table:formula="of:= DEGREES([.B63])" office:value-type="float" office:value="0.0674211309276479" calcext:value-type="float">
            <text:p>0.067421130927648</text:p>
          </table:table-cell>
          <table:table-cell/>
        </table:table-row>
        <table:table-row table:style-name="ro1">
          <table:table-cell table:formula="of:=[.A63]+0.001" office:value-type="float" office:value="134.981554730418" calcext:value-type="float">
            <text:p>134.981554730418</text:p>
          </table:table-cell>
          <table:table-cell table:formula="of:= ASIN(  ([.A64]^2 + [.B$22]) / ([.B$23] * SQRT( [.A64]^2 + [.B$24]^2)) ) - ATAN( [.B$25] / [.A64] )" office:value-type="float" office:value="0.00123864799879538" calcext:value-type="float">
            <text:p>0.001238647998795</text:p>
          </table:table-cell>
          <table:table-cell table:formula="of:= DEGREES([.B64])" office:value-type="float" office:value="0.0709693026333009" calcext:value-type="float">
            <text:p>0.070969302633301</text:p>
          </table:table-cell>
          <table:table-cell/>
        </table:table-row>
        <table:table-row table:style-name="ro1">
          <table:table-cell table:formula="of:=[.A64]+0.001" office:value-type="float" office:value="134.982554730418" calcext:value-type="float">
            <text:p>134.982554730418</text:p>
          </table:table-cell>
          <table:table-cell table:formula="of:= ASIN(  ([.A65]^2 + [.B$22]) / ([.B$23] * SQRT( [.A65]^2 + [.B$24]^2)) ) - ATAN( [.B$25] / [.A65] )" office:value-type="float" office:value="0.00130057474017549" calcext:value-type="float">
            <text:p>0.001300574740175</text:p>
          </table:table-cell>
          <table:table-cell table:formula="of:= DEGREES([.B65])" office:value-type="float" office:value="0.0745174435533792" calcext:value-type="float">
            <text:p>0.074517443553379</text:p>
          </table:table-cell>
          <table:table-cell/>
        </table:table-row>
        <table:table-row table:style-name="ro1">
          <table:table-cell table:formula="of:=[.A65]+0.001" office:value-type="float" office:value="134.983554730418" calcext:value-type="float">
            <text:p>134.983554730418</text:p>
          </table:table-cell>
          <table:table-cell table:formula="of:= ASIN(  ([.A66]^2 + [.B$22]) / ([.B$23] * SQRT( [.A66]^2 + [.B$24]^2)) ) - ATAN( [.B$25] / [.A66] )" office:value-type="float" office:value="0.0013625009444978" calcext:value-type="float">
            <text:p>0.001362500944498</text:p>
          </table:table-cell>
          <table:table-cell table:formula="of:= DEGREES([.B66])" office:value-type="float" office:value="0.0780655537023121" calcext:value-type="float">
            <text:p>0.078065553702312</text:p>
          </table:table-cell>
          <table:table-cell/>
        </table:table-row>
        <table:table-row table:style-name="ro1">
          <table:table-cell table:formula="of:=[.A66]+0.001" office:value-type="float" office:value="134.984554730418" calcext:value-type="float">
            <text:p>134.984554730418</text:p>
          </table:table-cell>
          <table:table-cell table:formula="of:= ASIN(  ([.A67]^2 + [.B$22]) / ([.B$23] * SQRT( [.A67]^2 + [.B$24]^2)) ) - ATAN( [.B$25] / [.A67] )" office:value-type="float" office:value="0.00142442661201654" calcext:value-type="float">
            <text:p>0.001424426612017</text:p>
          </table:table-cell>
          <table:table-cell table:formula="of:= DEGREES([.B67])" office:value-type="float" office:value="0.0816136330946666" calcext:value-type="float">
            <text:p>0.081613633094667</text:p>
          </table:table-cell>
          <table:table-cell/>
        </table:table-row>
        <table:table-row table:style-name="ro1">
          <table:table-cell table:formula="of:=[.A67]+0.001" office:value-type="float" office:value="134.985554730418" calcext:value-type="float">
            <text:p>134.985554730418</text:p>
          </table:table-cell>
          <table:table-cell table:formula="of:= ASIN(  ([.A68]^2 + [.B$22]) / ([.B$23] * SQRT( [.A68]^2 + [.B$24]^2)) ) - ATAN( [.B$25] / [.A68] )" office:value-type="float" office:value="0.00148635174298268" calcext:value-type="float">
            <text:p>0.001486351742983</text:p>
          </table:table-cell>
          <table:table-cell table:formula="of:= DEGREES([.B68])" office:value-type="float" office:value="0.0851616817448212" calcext:value-type="float">
            <text:p>0.085161681744821</text:p>
          </table:table-cell>
          <table:table-cell/>
        </table:table-row>
        <table:table-row table:style-name="ro1">
          <table:table-cell table:formula="of:=[.A68]+0.001" office:value-type="float" office:value="134.986554730418" calcext:value-type="float">
            <text:p>134.986554730418</text:p>
          </table:table-cell>
          <table:table-cell table:formula="of:= ASIN(  ([.A69]^2 + [.B$22]) / ([.B$23] * SQRT( [.A69]^2 + [.B$24]^2)) ) - ATAN( [.B$25] / [.A69] )" office:value-type="float" office:value="0.00154827633765046" calcext:value-type="float">
            <text:p>0.00154827633765</text:p>
          </table:table-cell>
          <table:table-cell table:formula="of:= DEGREES([.B69])" office:value-type="float" office:value="0.0887096996673436" calcext:value-type="float">
            <text:p>0.088709699667344</text:p>
          </table:table-cell>
          <table:table-cell/>
        </table:table-row>
        <table:table-row table:style-name="ro1">
          <table:table-cell table:formula="of:=[.A69]+0.001" office:value-type="float" office:value="134.987554730418" calcext:value-type="float">
            <text:p>134.987554730418</text:p>
          </table:table-cell>
          <table:table-cell table:formula="of:= ASIN(  ([.A70]^2 + [.B$22]) / ([.B$23] * SQRT( [.A70]^2 + [.B$24]^2)) ) - ATAN( [.B$25] / [.A70] )" office:value-type="float" office:value="0.00161020039627076" calcext:value-type="float">
            <text:p>0.001610200396271</text:p>
          </table:table-cell>
          <table:table-cell table:formula="of:= DEGREES([.B70])" office:value-type="float" office:value="0.0922576868766071" calcext:value-type="float">
            <text:p>0.092257686876607</text:p>
          </table:table-cell>
          <table:table-cell/>
        </table:table-row>
        <table:table-row table:style-name="ro1">
          <table:table-cell table:formula="of:=[.A70]+0.001" office:value-type="float" office:value="134.988554730418" calcext:value-type="float">
            <text:p>134.988554730418</text:p>
          </table:table-cell>
          <table:table-cell table:formula="of:= ASIN(  ([.A71]^2 + [.B$22]) / ([.B$23] * SQRT( [.A71]^2 + [.B$24]^2)) ) - ATAN( [.B$25] / [.A71] )" office:value-type="float" office:value="0.00167212391909618" calcext:value-type="float">
            <text:p>0.001672123919096</text:p>
          </table:table-cell>
          <table:table-cell table:formula="of:= DEGREES([.B71])" office:value-type="float" office:value="0.0958056433870858" calcext:value-type="float">
            <text:p>0.095805643387086</text:p>
          </table:table-cell>
          <table:table-cell/>
        </table:table-row>
        <table:table-row table:style-name="ro1">
          <table:table-cell table:formula="of:=[.A71]+0.001" office:value-type="float" office:value="134.989554730418" calcext:value-type="float">
            <text:p>134.989554730418</text:p>
          </table:table-cell>
          <table:table-cell table:formula="of:= ASIN(  ([.A72]^2 + [.B$22]) / ([.B$23] * SQRT( [.A72]^2 + [.B$24]^2)) ) - ATAN( [.B$25] / [.A72] )" office:value-type="float" office:value="0.00173404690638086" calcext:value-type="float">
            <text:p>0.001734046906381</text:p>
          </table:table-cell>
          <table:table-cell table:formula="of:= DEGREES([.B72])" office:value-type="float" office:value="0.0993535692133404" calcext:value-type="float">
            <text:p>0.09935356921334</text:p>
          </table:table-cell>
          <table:table-cell/>
        </table:table-row>
        <table:table-row table:style-name="ro1">
          <table:table-cell table:formula="of:=[.A72]+0.001" office:value-type="float" office:value="134.990554730418" calcext:value-type="float">
            <text:p>134.990554730418</text:p>
          </table:table-cell>
          <table:table-cell table:formula="of:= ASIN(  ([.A73]^2 + [.B$22]) / ([.B$23] * SQRT( [.A73]^2 + [.B$24]^2)) ) - ATAN( [.B$25] / [.A73] )" office:value-type="float" office:value="0.00179596935837657" calcext:value-type="float">
            <text:p>0.001795969358377</text:p>
          </table:table-cell>
          <table:table-cell table:formula="of:= DEGREES([.B73])" office:value-type="float" office:value="0.102901464369796" calcext:value-type="float">
            <text:p>0.102901464369796</text:p>
          </table:table-cell>
          <table:table-cell/>
        </table:table-row>
        <table:table-row table:style-name="ro1">
          <table:table-cell table:formula="of:=[.A73]+0.001" office:value-type="float" office:value="134.991554730418" calcext:value-type="float">
            <text:p>134.991554730418</text:p>
          </table:table-cell>
          <table:table-cell table:formula="of:= ASIN(  ([.A74]^2 + [.B$22]) / ([.B$23] * SQRT( [.A74]^2 + [.B$24]^2)) ) - ATAN( [.B$25] / [.A74] )" office:value-type="float" office:value="0.00185789127533492" calcext:value-type="float">
            <text:p>0.001857891275335</text:p>
          </table:table-cell>
          <table:table-cell table:formula="of:= DEGREES([.B74])" office:value-type="float" office:value="0.106449328870869" calcext:value-type="float">
            <text:p>0.106449328870869</text:p>
          </table:table-cell>
          <table:table-cell/>
        </table:table-row>
        <table:table-row table:style-name="ro1">
          <table:table-cell table:formula="of:=[.A74]+0.001" office:value-type="float" office:value="134.992554730418" calcext:value-type="float">
            <text:p>134.992554730418</text:p>
          </table:table-cell>
          <table:table-cell table:formula="of:= ASIN(  ([.A75]^2 + [.B$22]) / ([.B$23] * SQRT( [.A75]^2 + [.B$24]^2)) ) - ATAN( [.B$25] / [.A75] )" office:value-type="float" office:value="0.00191981265750927" calcext:value-type="float">
            <text:p>0.001919812657509</text:p>
          </table:table-cell>
          <table:table-cell table:formula="of:= DEGREES([.B75])" office:value-type="float" office:value="0.109997162731076" calcext:value-type="float">
            <text:p>0.109997162731076</text:p>
          </table:table-cell>
          <table:table-cell/>
        </table:table-row>
        <table:table-row table:style-name="ro1">
          <table:table-cell table:formula="of:=[.A75]+0.001" office:value-type="float" office:value="134.993554730418" calcext:value-type="float">
            <text:p>134.993554730418</text:p>
          </table:table-cell>
          <table:table-cell table:formula="of:= ASIN(  ([.A76]^2 + [.B$22]) / ([.B$23] * SQRT( [.A76]^2 + [.B$24]^2)) ) - ATAN( [.B$25] / [.A76] )" office:value-type="float" office:value="0.00198173350515207" calcext:value-type="float">
            <text:p>0.001981733505152</text:p>
          </table:table-cell>
          <table:table-cell table:formula="of:= DEGREES([.B76])" office:value-type="float" office:value="0.113544965964881" calcext:value-type="float">
            <text:p>0.113544965964881</text:p>
          </table:table-cell>
          <table:table-cell/>
        </table:table-row>
        <table:table-row table:style-name="ro1">
          <table:table-cell table:formula="of:=[.A76]+0.001" office:value-type="float" office:value="134.994554730418" calcext:value-type="float">
            <text:p>134.994554730418</text:p>
          </table:table-cell>
          <table:table-cell table:formula="of:= ASIN(  ([.A77]^2 + [.B$22]) / ([.B$23] * SQRT( [.A77]^2 + [.B$24]^2)) ) - ATAN( [.B$25] / [.A77] )" office:value-type="float" office:value="0.00204365381851581" calcext:value-type="float">
            <text:p>0.002043653818516</text:p>
          </table:table-cell>
          <table:table-cell table:formula="of:= DEGREES([.B77])" office:value-type="float" office:value="0.117092738586751" calcext:value-type="float">
            <text:p>0.117092738586751</text:p>
          </table:table-cell>
          <table:table-cell/>
        </table:table-row>
        <table:table-row table:style-name="ro1">
          <table:table-cell table:formula="of:=[.A77]+0.001" office:value-type="float" office:value="134.995554730418" calcext:value-type="float">
            <text:p>134.995554730418</text:p>
          </table:table-cell>
          <table:table-cell table:formula="of:= ASIN(  ([.A78]^2 + [.B$22]) / ([.B$23] * SQRT( [.A78]^2 + [.B$24]^2)) ) - ATAN( [.B$25] / [.A78] )" office:value-type="float" office:value="0.00210557359785208" calcext:value-type="float">
            <text:p>0.002105573597852</text:p>
          </table:table-cell>
          <table:table-cell table:formula="of:= DEGREES([.B78])" office:value-type="float" office:value="0.1206404806111" calcext:value-type="float">
            <text:p>0.1206404806111</text:p>
          </table:table-cell>
          <table:table-cell/>
        </table:table-row>
        <table:table-row table:style-name="ro1">
          <table:table-cell table:formula="of:=[.A78]+0.001" office:value-type="float" office:value="134.996554730418" calcext:value-type="float">
            <text:p>134.996554730418</text:p>
          </table:table-cell>
          <table:table-cell table:formula="of:= ASIN(  ([.A79]^2 + [.B$22]) / ([.B$23] * SQRT( [.A79]^2 + [.B$24]^2)) ) - ATAN( [.B$25] / [.A79] )" office:value-type="float" office:value="0.00216749284341414" calcext:value-type="float">
            <text:p>0.002167492843414</text:p>
          </table:table-cell>
          <table:table-cell table:formula="of:= DEGREES([.B79])" office:value-type="float" office:value="0.124188192052441" calcext:value-type="float">
            <text:p>0.124188192052441</text:p>
          </table:table-cell>
          <table:table-cell/>
        </table:table-row>
        <table:table-row table:style-name="ro1">
          <table:table-cell table:formula="of:=[.A79]+0.001" office:value-type="float" office:value="134.997554730418" calcext:value-type="float">
            <text:p>134.997554730418</text:p>
          </table:table-cell>
          <table:table-cell table:formula="of:= ASIN(  ([.A80]^2 + [.B$22]) / ([.B$23] * SQRT( [.A80]^2 + [.B$24]^2)) ) - ATAN( [.B$25] / [.A80] )" office:value-type="float" office:value="0.0022294115554553" calcext:value-type="float">
            <text:p>0.002229411555455</text:p>
          </table:table-cell>
          <table:table-cell table:formula="of:= DEGREES([.B80])" office:value-type="float" office:value="0.127735872925285" calcext:value-type="float">
            <text:p>0.127735872925285</text:p>
          </table:table-cell>
          <table:table-cell/>
        </table:table-row>
        <table:table-row table:style-name="ro1">
          <table:table-cell table:formula="of:=[.A80]+0.001" office:value-type="float" office:value="134.998554730418" calcext:value-type="float">
            <text:p>134.998554730418</text:p>
          </table:table-cell>
          <table:table-cell table:formula="of:= ASIN(  ([.A81]^2 + [.B$22]) / ([.B$23] * SQRT( [.A81]^2 + [.B$24]^2)) ) - ATAN( [.B$25] / [.A81] )" office:value-type="float" office:value="0.00229132973422624" calcext:value-type="float">
            <text:p>0.002291329734226</text:p>
          </table:table-cell>
          <table:table-cell table:formula="of:= DEGREES([.B81])" office:value-type="float" office:value="0.131283523243996" calcext:value-type="float">
            <text:p>0.131283523243996</text:p>
          </table:table-cell>
          <table:table-cell/>
        </table:table-row>
        <table:table-row table:style-name="ro1">
          <table:table-cell table:formula="of:=[.A81]+0.001" office:value-type="float" office:value="134.999554730418" calcext:value-type="float">
            <text:p>134.999554730418</text:p>
          </table:table-cell>
          <table:table-cell table:formula="of:= ASIN(  ([.A82]^2 + [.B$22]) / ([.B$23] * SQRT( [.A82]^2 + [.B$24]^2)) ) - ATAN( [.B$25] / [.A82] )" office:value-type="float" office:value="0.00235324737997934" calcext:value-type="float">
            <text:p>0.002353247379979</text:p>
          </table:table-cell>
          <table:table-cell table:formula="of:= DEGREES([.B82])" office:value-type="float" office:value="0.134831143023035" calcext:value-type="float">
            <text:p>0.134831143023035</text:p>
          </table:table-cell>
          <table:table-cell/>
        </table:table-row>
        <table:table-row table:style-name="ro1">
          <table:table-cell table:formula="of:=[.A82]+0.001" office:value-type="float" office:value="135.000554730418" calcext:value-type="float">
            <text:p>135.000554730418</text:p>
          </table:table-cell>
          <table:table-cell table:formula="of:= ASIN(  ([.A83]^2 + [.B$22]) / ([.B$23] * SQRT( [.A83]^2 + [.B$24]^2)) ) - ATAN( [.B$25] / [.A83] )" office:value-type="float" office:value="0.00241516449296864" calcext:value-type="float">
            <text:p>0.002415164492969</text:p>
          </table:table-cell>
          <table:table-cell table:formula="of:= DEGREES([.B83])" office:value-type="float" office:value="0.138378732276956" calcext:value-type="float">
            <text:p>0.138378732276956</text:p>
          </table:table-cell>
          <table:table-cell/>
        </table:table-row>
        <table:table-row table:style-name="ro1">
          <table:table-cell table:formula="of:=[.A83]+0.001" office:value-type="float" office:value="135.001554730418" calcext:value-type="float">
            <text:p>135.001554730418</text:p>
          </table:table-cell>
          <table:table-cell table:formula="of:= ASIN(  ([.A84]^2 + [.B$22]) / ([.B$23] * SQRT( [.A84]^2 + [.B$24]^2)) ) - ATAN( [.B$25] / [.A84] )" office:value-type="float" office:value="0.00247708107344484" calcext:value-type="float">
            <text:p>0.002477081073445</text:p>
          </table:table-cell>
          <table:table-cell table:formula="of:= DEGREES([.B84])" office:value-type="float" office:value="0.141926291020125" calcext:value-type="float">
            <text:p>0.141926291020125</text:p>
          </table:table-cell>
          <table:table-cell/>
        </table:table-row>
        <table:table-row table:style-name="ro1">
          <table:table-cell table:formula="of:=[.A84]+0.001" office:value-type="float" office:value="135.002554730418" calcext:value-type="float">
            <text:p>135.002554730418</text:p>
          </table:table-cell>
          <table:table-cell table:formula="of:= ASIN(  ([.A85]^2 + [.B$22]) / ([.B$23] * SQRT( [.A85]^2 + [.B$24]^2)) ) - ATAN( [.B$25] / [.A85] )" office:value-type="float" office:value="0.00253899712166199" calcext:value-type="float">
            <text:p>0.002538997121662</text:p>
          </table:table-cell>
          <table:table-cell table:formula="of:= DEGREES([.B85])" office:value-type="float" office:value="0.145473819267096" calcext:value-type="float">
            <text:p>0.145473819267096</text:p>
          </table:table-cell>
          <table:table-cell/>
        </table:table-row>
        <table:table-row table:style-name="ro1">
          <table:table-cell table:formula="of:=[.A85]+0.001" office:value-type="float" office:value="135.003554730418" calcext:value-type="float">
            <text:p>135.003554730418</text:p>
          </table:table-cell>
          <table:table-cell table:formula="of:= ASIN(  ([.A86]^2 + [.B$22]) / ([.B$23] * SQRT( [.A86]^2 + [.B$24]^2)) ) - ATAN( [.B$25] / [.A86] )" office:value-type="float" office:value="0.00260091263787067" calcext:value-type="float">
            <text:p>0.002600912637871</text:p>
          </table:table-cell>
          <table:table-cell table:formula="of:= DEGREES([.B86])" office:value-type="float" office:value="0.149021317032227" calcext:value-type="float">
            <text:p>0.149021317032227</text:p>
          </table:table-cell>
          <table:table-cell/>
        </table:table-row>
        <table:table-row table:style-name="ro1">
          <table:table-cell table:formula="of:=[.A86]+0.001" office:value-type="float" office:value="135.004554730418" calcext:value-type="float">
            <text:p>135.004554730418</text:p>
          </table:table-cell>
          <table:table-cell table:formula="of:= ASIN(  ([.A87]^2 + [.B$22]) / ([.B$23] * SQRT( [.A87]^2 + [.B$24]^2)) ) - ATAN( [.B$25] / [.A87] )" office:value-type="float" office:value="0.00266282762232407" calcext:value-type="float">
            <text:p>0.002662827622324</text:p>
          </table:table-cell>
          <table:table-cell table:formula="of:= DEGREES([.B87])" office:value-type="float" office:value="0.152568784330025" calcext:value-type="float">
            <text:p>0.152568784330025</text:p>
          </table:table-cell>
          <table:table-cell/>
        </table:table-row>
        <table:table-row table:style-name="ro1">
          <table:table-cell table:formula="of:=[.A87]+0.001" office:value-type="float" office:value="135.005554730418" calcext:value-type="float">
            <text:p>135.005554730418</text:p>
          </table:table-cell>
          <table:table-cell table:formula="of:= ASIN(  ([.A88]^2 + [.B$22]) / ([.B$23] * SQRT( [.A88]^2 + [.B$24]^2)) ) - ATAN( [.B$25] / [.A88] )" office:value-type="float" office:value="0.00272474207527365" calcext:value-type="float">
            <text:p>0.002724742075274</text:p>
          </table:table-cell>
          <table:table-cell table:formula="of:= DEGREES([.B88])" office:value-type="float" office:value="0.156116221174897" calcext:value-type="float">
            <text:p>0.156116221174897</text:p>
          </table:table-cell>
          <table:table-cell/>
        </table:table-row>
        <table:table-row table:style-name="ro1">
          <table:table-cell table:formula="of:=[.A88]+0.001" office:value-type="float" office:value="135.006554730418" calcext:value-type="float">
            <text:p>135.006554730418</text:p>
          </table:table-cell>
          <table:table-cell table:formula="of:= ASIN(  ([.A89]^2 + [.B$22]) / ([.B$23] * SQRT( [.A89]^2 + [.B$24]^2)) ) - ATAN( [.B$25] / [.A89] )" office:value-type="float" office:value="0.00278665599697334" calcext:value-type="float">
            <text:p>0.002786655996973</text:p>
          </table:table-cell>
          <table:table-cell table:formula="of:= DEGREES([.B89])" office:value-type="float" office:value="0.159663627581393" calcext:value-type="float">
            <text:p>0.159663627581393</text:p>
          </table:table-cell>
          <table:table-cell/>
        </table:table-row>
        <table:table-row table:style-name="ro1">
          <table:table-cell table:formula="of:=[.A89]+0.001" office:value-type="float" office:value="135.007554730418" calcext:value-type="float">
            <text:p>135.007554730418</text:p>
          </table:table-cell>
          <table:table-cell table:formula="of:= ASIN(  ([.A90]^2 + [.B$22]) / ([.B$23] * SQRT( [.A90]^2 + [.B$24]^2)) ) - ATAN( [.B$25] / [.A90] )" office:value-type="float" office:value="0.00284856938767374" calcext:value-type="float">
            <text:p>0.002848569387674</text:p>
          </table:table-cell>
          <table:table-cell table:formula="of:= DEGREES([.B90])" office:value-type="float" office:value="0.163211003563871" calcext:value-type="float">
            <text:p>0.163211003563871</text:p>
          </table:table-cell>
          <table:table-cell/>
        </table:table-row>
        <table:table-row table:style-name="ro1">
          <table:table-cell table:formula="of:=[.A90]+0.001" office:value-type="float" office:value="135.008554730418" calcext:value-type="float">
            <text:p>135.008554730418</text:p>
          </table:table-cell>
          <table:table-cell table:formula="of:= ASIN(  ([.A91]^2 + [.B$22]) / ([.B$23] * SQRT( [.A91]^2 + [.B$24]^2)) ) - ATAN( [.B$25] / [.A91] )" office:value-type="float" office:value="0.00291048224762795" calcext:value-type="float">
            <text:p>0.002910482247628</text:p>
          </table:table-cell>
          <table:table-cell table:formula="of:= DEGREES([.B91])" office:value-type="float" office:value="0.166758349136831" calcext:value-type="float">
            <text:p>0.166758349136831</text:p>
          </table:table-cell>
          <table:table-cell/>
        </table:table-row>
        <table:table-row table:style-name="ro1">
          <table:table-cell table:formula="of:=[.A91]+0.001" office:value-type="float" office:value="135.009554730418" calcext:value-type="float">
            <text:p>135.009554730418</text:p>
          </table:table-cell>
          <table:table-cell table:formula="of:= ASIN(  ([.A92]^2 + [.B$22]) / ([.B$23] * SQRT( [.A92]^2 + [.B$24]^2)) ) - ATAN( [.B$25] / [.A92] )" office:value-type="float" office:value="0.00297239457708819" calcext:value-type="float">
            <text:p>0.002972394577088</text:p>
          </table:table-cell>
          <table:table-cell table:formula="of:= DEGREES([.B92])" office:value-type="float" office:value="0.170305664314727" calcext:value-type="float">
            <text:p>0.170305664314727</text:p>
          </table:table-cell>
          <table:table-cell/>
        </table:table-row>
        <table:table-row table:style-name="ro1">
          <table:table-cell table:formula="of:=[.A92]+0.001" office:value-type="float" office:value="135.010554730418" calcext:value-type="float">
            <text:p>135.010554730418</text:p>
          </table:table-cell>
          <table:table-cell table:formula="of:= ASIN(  ([.A93]^2 + [.B$22]) / ([.B$23] * SQRT( [.A93]^2 + [.B$24]^2)) ) - ATAN( [.B$25] / [.A93] )" office:value-type="float" office:value="0.00303430637630667" calcext:value-type="float">
            <text:p>0.003034306376307</text:p>
          </table:table-cell>
          <table:table-cell table:formula="of:= DEGREES([.B93])" office:value-type="float" office:value="0.173852949112007" calcext:value-type="float">
            <text:p>0.173852949112007</text:p>
          </table:table-cell>
          <table:table-cell/>
        </table:table-row>
        <table:table-row table:style-name="ro1">
          <table:table-cell table:formula="of:=[.A93]+0.001" office:value-type="float" office:value="135.011554730418" calcext:value-type="float">
            <text:p>135.011554730418</text:p>
          </table:table-cell>
          <table:table-cell table:formula="of:= ASIN(  ([.A94]^2 + [.B$22]) / ([.B$23] * SQRT( [.A94]^2 + [.B$24]^2)) ) - ATAN( [.B$25] / [.A94] )" office:value-type="float" office:value="0.0030962176455348" calcext:value-type="float">
            <text:p>0.003096217645535</text:p>
          </table:table-cell>
          <table:table-cell table:formula="of:= DEGREES([.B94])" office:value-type="float" office:value="0.177400203543077" calcext:value-type="float">
            <text:p>0.177400203543077</text:p>
          </table:table-cell>
          <table:table-cell/>
        </table:table-row>
        <table:table-row table:style-name="ro1">
          <table:table-cell table:formula="of:=[.A94]+0.001" office:value-type="float" office:value="135.012554730418" calcext:value-type="float">
            <text:p>135.012554730418</text:p>
          </table:table-cell>
          <table:table-cell table:formula="of:= ASIN(  ([.A95]^2 + [.B$22]) / ([.B$23] * SQRT( [.A95]^2 + [.B$24]^2)) ) - ATAN( [.B$25] / [.A95] )" office:value-type="float" office:value="0.0031581283850264" calcext:value-type="float">
            <text:p>0.003158128385026</text:p>
          </table:table-cell>
          <table:table-cell table:formula="of:= DEGREES([.B95])" office:value-type="float" office:value="0.18094742762248" calcext:value-type="float">
            <text:p>0.18094742762248</text:p>
          </table:table-cell>
          <table:table-cell/>
        </table:table-row>
        <table:table-row table:style-name="ro1">
          <table:table-cell table:formula="of:=[.A95]+0.001" office:value-type="float" office:value="135.013554730418" calcext:value-type="float">
            <text:p>135.013554730418</text:p>
          </table:table-cell>
          <table:table-cell table:formula="of:= ASIN(  ([.A96]^2 + [.B$22]) / ([.B$23] * SQRT( [.A96]^2 + [.B$24]^2)) ) - ATAN( [.B$25] / [.A96] )" office:value-type="float" office:value="0.00322003859503199" calcext:value-type="float">
            <text:p>0.003220038595032</text:p>
          </table:table-cell>
          <table:table-cell table:formula="of:= DEGREES([.B96])" office:value-type="float" office:value="0.184494621364568" calcext:value-type="float">
            <text:p>0.184494621364568</text:p>
          </table:table-cell>
          <table:table-cell/>
        </table:table-row>
        <table:table-row table:style-name="ro1">
          <table:table-cell table:formula="of:=[.A96]+0.001" office:value-type="float" office:value="135.014554730418" calcext:value-type="float">
            <text:p>135.014554730418</text:p>
          </table:table-cell>
          <table:table-cell table:formula="of:= ASIN(  ([.A97]^2 + [.B$22]) / ([.B$23] * SQRT( [.A97]^2 + [.B$24]^2)) ) - ATAN( [.B$25] / [.A97] )" office:value-type="float" office:value="0.00328194827580455" calcext:value-type="float">
            <text:p>0.003281948275805</text:p>
          </table:table-cell>
          <table:table-cell table:formula="of:= DEGREES([.B97])" office:value-type="float" office:value="0.188041784783838" calcext:value-type="float">
            <text:p>0.188041784783838</text:p>
          </table:table-cell>
          <table:table-cell/>
        </table:table-row>
        <table:table-row table:style-name="ro1">
          <table:table-cell table:formula="of:=[.A97]+0.001" office:value-type="float" office:value="135.015554730418" calcext:value-type="float">
            <text:p>135.015554730418</text:p>
          </table:table-cell>
          <table:table-cell table:formula="of:= ASIN(  ([.A98]^2 + [.B$22]) / ([.B$23] * SQRT( [.A98]^2 + [.B$24]^2)) ) - ATAN( [.B$25] / [.A98] )" office:value-type="float" office:value="0.00334385742759624" calcext:value-type="float">
            <text:p>0.003343857427596</text:p>
          </table:table-cell>
          <table:table-cell table:formula="of:= DEGREES([.B98])" office:value-type="float" office:value="0.191588917894737" calcext:value-type="float">
            <text:p>0.191588917894737</text:p>
          </table:table-cell>
          <table:table-cell/>
        </table:table-row>
        <table:table-row table:style-name="ro1">
          <table:table-cell table:formula="of:=[.A98]+0.001" office:value-type="float" office:value="135.016554730418" calcext:value-type="float">
            <text:p>135.016554730418</text:p>
          </table:table-cell>
          <table:table-cell table:formula="of:= ASIN(  ([.A99]^2 + [.B$22]) / ([.B$23] * SQRT( [.A99]^2 + [.B$24]^2)) ) - ATAN( [.B$25] / [.A99] )" office:value-type="float" office:value="0.00340576605065836" calcext:value-type="float">
            <text:p>0.003405766050658</text:p>
          </table:table-cell>
          <table:table-cell table:formula="of:= DEGREES([.B99])" office:value-type="float" office:value="0.195136020711663" calcext:value-type="float">
            <text:p>0.195136020711663</text:p>
          </table:table-cell>
          <table:table-cell/>
        </table:table-row>
        <table:table-row table:style-name="ro1">
          <table:table-cell table:formula="of:=[.A99]+0.001" office:value-type="float" office:value="135.017554730418" calcext:value-type="float">
            <text:p>135.017554730418</text:p>
          </table:table-cell>
          <table:table-cell table:formula="of:= ASIN(  ([.A100]^2 + [.B$22]) / ([.B$23] * SQRT( [.A100]^2 + [.B$24]^2)) ) - ATAN( [.B$25] / [.A100] )" office:value-type="float" office:value="0.00346767414524468" calcext:value-type="float">
            <text:p>0.003467674145245</text:p>
          </table:table-cell>
          <table:table-cell table:formula="of:= DEGREES([.B100])" office:value-type="float" office:value="0.198683093249155" calcext:value-type="float">
            <text:p>0.198683093249155</text:p>
          </table:table-cell>
          <table:table-cell/>
        </table:table-row>
        <table:table-row table:style-name="ro1">
          <table:table-cell table:formula="of:=[.A100]+0.001" office:value-type="float" office:value="135.018554730418" calcext:value-type="float">
            <text:p>135.018554730418</text:p>
          </table:table-cell>
          <table:table-cell table:formula="of:= ASIN(  ([.A101]^2 + [.B$22]) / ([.B$23] * SQRT( [.A101]^2 + [.B$24]^2)) ) - ATAN( [.B$25] / [.A101] )" office:value-type="float" office:value="0.00352958171160563" calcext:value-type="float">
            <text:p>0.003529581711606</text:p>
          </table:table-cell>
          <table:table-cell table:formula="of:= DEGREES([.B101])" office:value-type="float" office:value="0.202230135521564" calcext:value-type="float">
            <text:p>0.202230135521564</text:p>
          </table:table-cell>
          <table:table-cell/>
        </table:table-row>
        <table:table-row table:style-name="ro1">
          <table:table-cell table:formula="of:=[.A101]+0.001" office:value-type="float" office:value="135.019554730418" calcext:value-type="float">
            <text:p>135.019554730418</text:p>
          </table:table-cell>
          <table:table-cell table:formula="of:= ASIN(  ([.A102]^2 + [.B$22]) / ([.B$23] * SQRT( [.A102]^2 + [.B$24]^2)) ) - ATAN( [.B$25] / [.A102] )" office:value-type="float" office:value="0.0035914887499941" calcext:value-type="float">
            <text:p>0.003591488749994</text:p>
          </table:table-cell>
          <table:table-cell table:formula="of:= DEGREES([.B102])" office:value-type="float" office:value="0.205777147543378" calcext:value-type="float">
            <text:p>0.205777147543378</text:p>
          </table:table-cell>
          <table:table-cell/>
        </table:table-row>
        <table:table-row table:style-name="ro1">
          <table:table-cell table:formula="of:=[.A102]+0.001" office:value-type="float" office:value="135.020554730418" calcext:value-type="float">
            <text:p>135.020554730418</text:p>
          </table:table-cell>
          <table:table-cell table:formula="of:= ASIN(  ([.A103]^2 + [.B$22]) / ([.B$23] * SQRT( [.A103]^2 + [.B$24]^2)) ) - ATAN( [.B$25] / [.A103] )" office:value-type="float" office:value="0.00365339526066224" calcext:value-type="float">
            <text:p>0.003653395260662</text:p>
          </table:table-cell>
          <table:table-cell table:formula="of:= DEGREES([.B103])" office:value-type="float" office:value="0.209324129329044" calcext:value-type="float">
            <text:p>0.209324129329044</text:p>
          </table:table-cell>
          <table:table-cell/>
        </table:table-row>
        <table:table-row table:style-name="ro1">
          <table:table-cell table:formula="of:=[.A103]+0.001" office:value-type="float" office:value="135.021554730418" calcext:value-type="float">
            <text:p>135.021554730418</text:p>
          </table:table-cell>
          <table:table-cell table:formula="of:= ASIN(  ([.A104]^2 + [.B$22]) / ([.B$23] * SQRT( [.A104]^2 + [.B$24]^2)) ) - ATAN( [.B$25] / [.A104] )" office:value-type="float" office:value="0.00371530124386202" calcext:value-type="float">
            <text:p>0.003715301243862</text:p>
          </table:table-cell>
          <table:table-cell table:formula="of:= DEGREES([.B104])" office:value-type="float" office:value="0.212871080892999" calcext:value-type="float">
            <text:p>0.212871080892999</text:p>
          </table:table-cell>
          <table:table-cell/>
        </table:table-row>
        <table:table-row table:style-name="ro1">
          <table:table-cell table:formula="of:=[.A104]+0.001" office:value-type="float" office:value="135.022554730418" calcext:value-type="float">
            <text:p>135.022554730418</text:p>
          </table:table-cell>
          <table:table-cell table:formula="of:= ASIN(  ([.A105]^2 + [.B$22]) / ([.B$23] * SQRT( [.A105]^2 + [.B$24]^2)) ) - ATAN( [.B$25] / [.A105] )" office:value-type="float" office:value="0.00377720669984469" calcext:value-type="float">
            <text:p>0.003777206699845</text:p>
          </table:table-cell>
          <table:table-cell table:formula="of:= DEGREES([.B105])" office:value-type="float" office:value="0.216418002249639" calcext:value-type="float">
            <text:p>0.216418002249639</text:p>
          </table:table-cell>
          <table:table-cell/>
        </table:table-row>
        <table:table-row table:style-name="ro1">
          <table:table-cell table:formula="of:=[.A105]+0.001" office:value-type="float" office:value="135.023554730418" calcext:value-type="float">
            <text:p>135.023554730418</text:p>
          </table:table-cell>
          <table:table-cell table:formula="of:= ASIN(  ([.A106]^2 + [.B$22]) / ([.B$23] * SQRT( [.A106]^2 + [.B$24]^2)) ) - ATAN( [.B$25] / [.A106] )" office:value-type="float" office:value="0.00383911162886309" calcext:value-type="float">
            <text:p>0.003839111628863</text:p>
          </table:table-cell>
          <table:table-cell table:formula="of:= DEGREES([.B106])" office:value-type="float" office:value="0.21996489341345" calcext:value-type="float">
            <text:p>0.21996489341345</text:p>
          </table:table-cell>
          <table:table-cell/>
        </table:table-row>
        <table:table-row table:style-name="ro1">
          <table:table-cell table:formula="of:=[.A106]+0.001" office:value-type="float" office:value="135.024554730418" calcext:value-type="float">
            <text:p>135.024554730418</text:p>
          </table:table-cell>
          <table:table-cell table:formula="of:= ASIN(  ([.A107]^2 + [.B$22]) / ([.B$23] * SQRT( [.A107]^2 + [.B$24]^2)) ) - ATAN( [.B$25] / [.A107] )" office:value-type="float" office:value="0.00390101603117007" calcext:value-type="float">
            <text:p>0.00390101603117</text:p>
          </table:table-cell>
          <table:table-cell table:formula="of:= DEGREES([.B107])" office:value-type="float" office:value="0.22351175439892" calcext:value-type="float">
            <text:p>0.22351175439892</text:p>
          </table:table-cell>
          <table:table-cell/>
        </table:table-row>
        <table:table-row table:style-name="ro1">
          <table:table-cell table:formula="of:=[.A107]+0.001" office:value-type="float" office:value="135.025554730418" calcext:value-type="float">
            <text:p>135.025554730418</text:p>
          </table:table-cell>
          <table:table-cell table:formula="of:= ASIN(  ([.A108]^2 + [.B$22]) / ([.B$23] * SQRT( [.A108]^2 + [.B$24]^2)) ) - ATAN( [.B$25] / [.A108] )" office:value-type="float" office:value="0.00396291990701512" calcext:value-type="float">
            <text:p>0.003962919907015</text:p>
          </table:table-cell>
          <table:table-cell table:formula="of:= DEGREES([.B108])" office:value-type="float" office:value="0.227058585220343" calcext:value-type="float">
            <text:p>0.227058585220343</text:p>
          </table:table-cell>
          <table:table-cell/>
        </table:table-row>
        <table:table-row table:style-name="ro1">
          <table:table-cell table:formula="of:=[.A108]+0.001" office:value-type="float" office:value="135.026554730418" calcext:value-type="float">
            <text:p>135.026554730418</text:p>
          </table:table-cell>
          <table:table-cell table:formula="of:= ASIN(  ([.A109]^2 + [.B$22]) / ([.B$23] * SQRT( [.A109]^2 + [.B$24]^2)) ) - ATAN( [.B$25] / [.A109] )" office:value-type="float" office:value="0.00402482325665273" calcext:value-type="float">
            <text:p>0.004024823256653</text:p>
          </table:table-cell>
          <table:table-cell table:formula="of:= DEGREES([.B109])" office:value-type="float" office:value="0.230605385892301" calcext:value-type="float">
            <text:p>0.230605385892301</text:p>
          </table:table-cell>
          <table:table-cell/>
        </table:table-row>
        <table:table-row table:style-name="ro1">
          <table:table-cell table:formula="of:=[.A109]+0.001" office:value-type="float" office:value="135.027554730418" calcext:value-type="float">
            <text:p>135.027554730418</text:p>
          </table:table-cell>
          <table:table-cell table:formula="of:= ASIN(  ([.A110]^2 + [.B$22]) / ([.B$23] * SQRT( [.A110]^2 + [.B$24]^2)) ) - ATAN( [.B$25] / [.A110] )" office:value-type="float" office:value="0.00408672608033403" calcext:value-type="float">
            <text:p>0.004086726080334</text:p>
          </table:table-cell>
          <table:table-cell table:formula="of:= DEGREES([.B110])" office:value-type="float" office:value="0.234152156429182" calcext:value-type="float">
            <text:p>0.234152156429182</text:p>
          </table:table-cell>
          <table:table-cell/>
        </table:table-row>
        <table:table-row table:style-name="ro1">
          <table:table-cell table:formula="of:=[.A110]+0.001" office:value-type="float" office:value="135.028554730418" calcext:value-type="float">
            <text:p>135.028554730418</text:p>
          </table:table-cell>
          <table:table-cell table:formula="of:= ASIN(  ([.A111]^2 + [.B$22]) / ([.B$23] * SQRT( [.A111]^2 + [.B$24]^2)) ) - ATAN( [.B$25] / [.A111] )" office:value-type="float" office:value="0.00414862837831011" calcext:value-type="float">
            <text:p>0.00414862837831</text:p>
          </table:table-cell>
          <table:table-cell table:formula="of:= DEGREES([.B111])" office:value-type="float" office:value="0.237698896845372" calcext:value-type="float">
            <text:p>0.237698896845372</text:p>
          </table:table-cell>
          <table:table-cell/>
        </table:table-row>
        <table:table-row table:style-name="ro1">
          <table:table-cell table:formula="of:=[.A111]+0.001" office:value-type="float" office:value="135.029554730418" calcext:value-type="float">
            <text:p>135.029554730418</text:p>
          </table:table-cell>
          <table:table-cell table:formula="of:= ASIN(  ([.A112]^2 + [.B$22]) / ([.B$23] * SQRT( [.A112]^2 + [.B$24]^2)) ) - ATAN( [.B$25] / [.A112] )" office:value-type="float" office:value="0.00421053015083377" calcext:value-type="float">
            <text:p>0.004210530150834</text:p>
          </table:table-cell>
          <table:table-cell table:formula="of:= DEGREES([.B112])" office:value-type="float" office:value="0.241245607155357" calcext:value-type="float">
            <text:p>0.241245607155357</text:p>
          </table:table-cell>
          <table:table-cell/>
        </table:table-row>
        <table:table-row table:style-name="ro1">
          <table:table-cell table:formula="of:=[.A112]+0.001" office:value-type="float" office:value="135.030554730418" calcext:value-type="float">
            <text:p>135.030554730418</text:p>
          </table:table-cell>
          <table:table-cell table:formula="of:= ASIN(  ([.A113]^2 + [.B$22]) / ([.B$23] * SQRT( [.A113]^2 + [.B$24]^2)) ) - ATAN( [.B$25] / [.A113] )" office:value-type="float" office:value="0.00427243139815692" calcext:value-type="float">
            <text:p>0.004272431398157</text:p>
          </table:table-cell>
          <table:table-cell table:formula="of:= DEGREES([.B113])" office:value-type="float" office:value="0.244792287373569" calcext:value-type="float">
            <text:p>0.244792287373569</text:p>
          </table:table-cell>
          <table:table-cell/>
        </table:table-row>
        <table:table-row table:style-name="ro1">
          <table:table-cell table:formula="of:=[.A113]+0.001" office:value-type="float" office:value="135.031554730418" calcext:value-type="float">
            <text:p>135.031554730418</text:p>
          </table:table-cell>
          <table:table-cell table:formula="of:= ASIN(  ([.A114]^2 + [.B$22]) / ([.B$23] * SQRT( [.A114]^2 + [.B$24]^2)) ) - ATAN( [.B$25] / [.A114] )" office:value-type="float" office:value="0.00433433212053146" calcext:value-type="float">
            <text:p>0.004334332120531</text:p>
          </table:table-cell>
          <table:table-cell table:formula="of:= DEGREES([.B114])" office:value-type="float" office:value="0.248338937514441" calcext:value-type="float">
            <text:p>0.248338937514441</text:p>
          </table:table-cell>
          <table:table-cell/>
        </table:table-row>
        <table:table-row table:style-name="ro1">
          <table:table-cell table:formula="of:=[.A114]+0.001" office:value-type="float" office:value="135.032554730418" calcext:value-type="float">
            <text:p>135.032554730418</text:p>
          </table:table-cell>
          <table:table-cell table:formula="of:= ASIN(  ([.A115]^2 + [.B$22]) / ([.B$23] * SQRT( [.A115]^2 + [.B$24]^2)) ) - ATAN( [.B$25] / [.A115] )" office:value-type="float" office:value="0.00439623231820926" calcext:value-type="float">
            <text:p>0.004396232318209</text:p>
          </table:table-cell>
          <table:table-cell table:formula="of:= DEGREES([.B115])" office:value-type="float" office:value="0.251885557592405" calcext:value-type="float">
            <text:p>0.251885557592405</text:p>
          </table:table-cell>
          <table:table-cell/>
        </table:table-row>
        <table:table-row table:style-name="ro1">
          <table:table-cell table:formula="of:=[.A115]+0.001" office:value-type="float" office:value="135.033554730418" calcext:value-type="float">
            <text:p>135.033554730418</text:p>
          </table:table-cell>
          <table:table-cell table:formula="of:= ASIN(  ([.A116]^2 + [.B$22]) / ([.B$23] * SQRT( [.A116]^2 + [.B$24]^2)) ) - ATAN( [.B$25] / [.A116] )" office:value-type="float" office:value="0.00445813199144139" calcext:value-type="float">
            <text:p>0.004458131991441</text:p>
          </table:table-cell>
          <table:table-cell table:formula="of:= DEGREES([.B116])" office:value-type="float" office:value="0.255432147621845" calcext:value-type="float">
            <text:p>0.255432147621845</text:p>
          </table:table-cell>
          <table:table-cell/>
        </table:table-row>
        <table:table-row table:style-name="ro1">
          <table:table-cell table:formula="of:=[.A116]+0.001" office:value-type="float" office:value="135.034554730418" calcext:value-type="float">
            <text:p>135.034554730418</text:p>
          </table:table-cell>
          <table:table-cell table:formula="of:= ASIN(  ([.A117]^2 + [.B$22]) / ([.B$23] * SQRT( [.A117]^2 + [.B$24]^2)) ) - ATAN( [.B$25] / [.A117] )" office:value-type="float" office:value="0.0045200311404814" calcext:value-type="float">
            <text:p>0.004520031140481</text:p>
          </table:table-cell>
          <table:table-cell table:formula="of:= DEGREES([.B117])" office:value-type="float" office:value="0.258978707617288" calcext:value-type="float">
            <text:p>0.258978707617288</text:p>
          </table:table-cell>
          <table:table-cell/>
        </table:table-row>
        <table:table-row table:style-name="ro1">
          <table:table-cell table:formula="of:=[.A117]+0.001" office:value-type="float" office:value="135.035554730418" calcext:value-type="float">
            <text:p>135.035554730418</text:p>
          </table:table-cell>
          <table:table-cell table:formula="of:= ASIN(  ([.A118]^2 + [.B$22]) / ([.B$23] * SQRT( [.A118]^2 + [.B$24]^2)) ) - ATAN( [.B$25] / [.A118] )" office:value-type="float" office:value="0.00458192976557942" calcext:value-type="float">
            <text:p>0.004581929765579</text:p>
          </table:table-cell>
          <table:table-cell table:formula="of:= DEGREES([.B118])" office:value-type="float" office:value="0.262525237593067" calcext:value-type="float">
            <text:p>0.262525237593067</text:p>
          </table:table-cell>
          <table:table-cell/>
        </table:table-row>
        <table:table-row table:style-name="ro1">
          <table:table-cell table:formula="of:=[.A118]+0.001" office:value-type="float" office:value="135.036554730418" calcext:value-type="float">
            <text:p>135.036554730418</text:p>
          </table:table-cell>
          <table:table-cell table:formula="of:= ASIN(  ([.A119]^2 + [.B$22]) / ([.B$23] * SQRT( [.A119]^2 + [.B$24]^2)) ) - ATAN( [.B$25] / [.A119] )" office:value-type="float" office:value="0.00464382786698812" calcext:value-type="float">
            <text:p>0.004643827866988</text:p>
          </table:table-cell>
          <table:table-cell table:formula="of:= DEGREES([.B119])" office:value-type="float" office:value="0.266071737563659" calcext:value-type="float">
            <text:p>0.266071737563659</text:p>
          </table:table-cell>
          <table:table-cell/>
        </table:table-row>
        <table:table-row table:style-name="ro1">
          <table:table-cell table:formula="of:=[.A119]+0.001" office:value-type="float" office:value="135.037554730418" calcext:value-type="float">
            <text:p>135.037554730418</text:p>
          </table:table-cell>
          <table:table-cell table:formula="of:= ASIN(  ([.A120]^2 + [.B$22]) / ([.B$23] * SQRT( [.A120]^2 + [.B$24]^2)) ) - ATAN( [.B$25] / [.A120] )" office:value-type="float" office:value="0.0047057254449585" calcext:value-type="float">
            <text:p>0.004705725444959</text:p>
          </table:table-cell>
          <table:table-cell table:formula="of:= DEGREES([.B120])" office:value-type="float" office:value="0.269618207543443" calcext:value-type="float">
            <text:p>0.269618207543443</text:p>
          </table:table-cell>
          <table:table-cell/>
        </table:table-row>
        <table:table-row table:style-name="ro1">
          <table:table-cell table:formula="of:=[.A120]+0.001" office:value-type="float" office:value="135.038554730418" calcext:value-type="float">
            <text:p>135.038554730418</text:p>
          </table:table-cell>
          <table:table-cell table:formula="of:= ASIN(  ([.A121]^2 + [.B$22]) / ([.B$23] * SQRT( [.A121]^2 + [.B$24]^2)) ) - ATAN( [.B$25] / [.A121] )" office:value-type="float" office:value="0.00476762249974402" calcext:value-type="float">
            <text:p>0.004767622499744</text:p>
          </table:table-cell>
          <table:table-cell table:formula="of:= DEGREES([.B121])" office:value-type="float" office:value="0.273164647546944" calcext:value-type="float">
            <text:p>0.273164647546944</text:p>
          </table:table-cell>
          <table:table-cell/>
        </table:table-row>
      </table:table>
      <table:table table:name="GEOMETRY_3" table:style-name="ta1">
        <table:shapes>
          <draw:frame draw:z-index="0" draw:style-name="gr1" draw:text-style-name="P1" svg:width="188.01mm" svg:height="152.63mm" svg:x="158.74mm" svg:y="42.81mm">
            <draw:object draw:notify-on-update-of-ranges="GEOMETRY_3.A34:GEOMETRY_3.A121 GEOMETRY_3.B33:GEOMETRY_3.B33 GEOMETRY_3.B34:GEOMETRY_3.B1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  <svg:title>ARM ANGLE vs Z_HOME</svg:title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STEWART PLATFOR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Z HOME FIN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s sheet is used to find Z_HOME so that the servo arms are horizontal when the platform is at origi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s is done with the numerical solver (Menu Tools + Solver…)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PLATFORM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IS2</text:p>
          </table:table-cell>
          <table:table-cell table:formula="of:= -PI() / 2" office:value-type="float" office:value="-1.5707963267949" calcext:value-type="float">
            <text:p>-1.5707963267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TA_P</text:p>
          </table:table-cell>
          <table:table-cell table:formula="of:=RADIANS(48)" office:value-type="float" office:value="0.837758040957278" calcext:value-type="float">
            <text:p>0.837758040957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TA_B</text:p>
          </table:table-cell>
          <table:table-cell table:formula="of:=RADIANS(25)" office:value-type="float" office:value="0.436332312998582" calcext:value-type="float">
            <text:p>0.4363323129985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_RAD</text:p>
          </table:table-cell>
          <table:table-cell table:formula="of:=99.55 / 2" office:value-type="float" office:value="49.775" calcext:value-type="float">
            <text:p>49.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_RAD</text:p>
          </table:table-cell>
          <table:table-cell table:formula="of:=142.3 / 2" office:value-type="float" office:value="71.15" calcext:value-type="float">
            <text:p>71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_LENGTH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_LENGTH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CUL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x</text:p>
          </table:table-cell>
          <table:table-cell table:formula="of:= -[.B11] * COS([.B8] + [.B9])" office:value-type="float" office:value="-36.9900336881373" calcext:value-type="float">
            <text:p>-36.9900336881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</text:p>
          </table:table-cell>
          <table:table-cell table:formula="of:= [.B11] *SIN([.B8] + [.B9])" office:value-type="float" office:value="-33.3059759315122" calcext:value-type="float">
            <text:p>-33.3059759315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</text:p>
          </table:table-cell>
          <table:table-cell table:formula="of:= -[.B12] * COS([.B8] + [.B10])" office:value-type="float" office:value="-30.0692893228508" calcext:value-type="float">
            <text:p>-30.06928932285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</text:p>
          </table:table-cell>
          <table:table-cell table:formula="of:= [.B12] * SIN([.B8] + [.B10])" office:value-type="float" office:value="-64.4837990476577" calcext:value-type="float">
            <text:p>-64.483799047657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t 1</text:p>
          </table:table-cell>
          <table:table-cell table:formula="of:= ([.B17] - [.B19])^2 + ([.B18] - [.B20])^2 - [.B14]^2 + [.B13]^2" office:value-type="float" office:value="-18180.0466431687" calcext:value-type="float">
            <text:p>-18180.0466431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 2</text:p>
          </table:table-cell>
          <table:table-cell table:formula="of:= 2 * [.B13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 3</text:p>
          </table:table-cell>
          <table:table-cell table:formula="of:= ([.B17] - [.B19])^2" office:value-type="float" office:value="47.8967025696452" calcext:value-type="float">
            <text:p>47.8967025696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 4</text:p>
          </table:table-cell>
          <table:table-cell table:formula="of:= [.B17]- [.B19]" office:value-type="float" office:value="-6.92074436528653" calcext:value-type="float">
            <text:p>-6.9207443652865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SOL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HOME (mm)</text:p>
          </table:table-cell>
          <table:table-cell office:value-type="string" calcext:value-type="string">
            <text:p>angle (rad)</text:p>
          </table:table-cell>
          <table:table-cell office:value-type="string" calcext:value-type="string">
            <text:p>angle (°)</text:p>
          </table:table-cell>
          <table:table-cell office:value-type="string" calcext:value-type="string">
            <text:p><text:span text:style-name="T1">angle² (rad²</text:span>)</text:p>
          </table:table-cell>
        </table:table-row>
        <table:table-row table:style-name="ro1">
          <table:table-cell office:value-type="float" office:value="133.739994272353" calcext:value-type="float">
            <text:p>133.739994272353</text:p>
          </table:table-cell>
          <table:table-cell table:formula="of:= ASIN(  ([.A29]^2 + [.B$22]) / ([.B$23] * SQRT( [.A29]^2 + [.B$24]^2)) ) - ATAN( [.B$25] / [.A29] )" office:value-type="float" office:value="-0.00000108485347057041" calcext:value-type="float">
            <text:p>-1.08485347057041E-06</text:p>
          </table:table-cell>
          <table:table-cell table:formula="of:= DEGREES([.B29])" office:value-type="float" office:value="-0.0000621575252538045" calcext:value-type="float">
            <text:p>-6.21575252538045E-05</text:p>
          </table:table-cell>
          <table:table-cell table:formula="of:=[.B29]^2" office:value-type="float" office:value="0.00000000000117690705260867" calcext:value-type="float">
            <text:p>1.17690705260867E-12</text:p>
          </table:table-cell>
        </table:table-row>
        <table:table-row table:style-name="ro1">
          <table:table-cell office:value-type="float" office:value="138.2262055" calcext:value-type="float">
            <text:p>138.2262055</text:p>
          </table:table-cell>
          <table:table-cell table:formula="of:= ASIN(  ([.A30]^2 + [.B$22]) / ([.B$23] * SQRT( [.A30]^2 + [.B$24]^2)) ) - ATAN( [.B$25] / [.A30] )" office:value-type="float" office:value="0.209018199581642" calcext:value-type="float">
            <text:p>0.209018199581642</text:p>
          </table:table-cell>
          <table:table-cell table:formula="of:= DEGREES([.B30])" office:value-type="float" office:value="11.9758606774512" calcext:value-type="float">
            <text:p>11.9758606774512</text:p>
          </table:table-cell>
          <table:table-cell table:formula="of:=[.B30]^2" office:value-type="float" office:value="0.0436886077563511" calcext:value-type="float">
            <text:p>0.04368860775635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L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HOME (mm)</text:p>
          </table:table-cell>
          <table:table-cell office:value-type="string" calcext:value-type="string">
            <text:p>angle (rad)</text:p>
          </table:table-cell>
          <table:table-cell office:value-type="string" calcext:value-type="string">
            <text:p>angle (°)</text:p>
          </table:table-cell>
          <table:table-cell/>
        </table:table-row>
        <table:table-row table:style-name="ro1">
          <table:table-cell table:formula="of:=[.A29]-0.01" office:value-type="float" office:value="133.729994272353" calcext:value-type="float">
            <text:p>133.729994272353</text:p>
          </table:table-cell>
          <table:table-cell table:formula="of:= ASIN(  ([.A34]^2 + [.B$22]) / ([.B$23] * SQRT( [.A34]^2 + [.B$24]^2)) ) - ATAN( [.B$25] / [.A34] )" office:value-type="float" office:value="-0.000472027808567317" calcext:value-type="float">
            <text:p>-0.000472027808567</text:p>
          </table:table-cell>
          <table:table-cell table:formula="of:= DEGREES([.B34])" office:value-type="float" office:value="-0.0270452012437164" calcext:value-type="float">
            <text:p>-0.027045201243717</text:p>
          </table:table-cell>
          <table:table-cell/>
        </table:table-row>
        <table:table-row table:style-name="ro1">
          <table:table-cell table:formula="of:=[.A34]+0.001" office:value-type="float" office:value="133.730994272353" calcext:value-type="float">
            <text:p>133.730994272353</text:p>
          </table:table-cell>
          <table:table-cell table:formula="of:= ASIN(  ([.A35]^2 + [.B$22]) / ([.B$23] * SQRT( [.A35]^2 + [.B$24]^2)) ) - ATAN( [.B$25] / [.A35] )" office:value-type="float" office:value="-0.000424931766223623" calcext:value-type="float">
            <text:p>-0.000424931766224</text:p>
          </table:table-cell>
          <table:table-cell table:formula="of:= DEGREES([.B35])" office:value-type="float" office:value="-0.0243467967856533" calcext:value-type="float">
            <text:p>-0.024346796785653</text:p>
          </table:table-cell>
          <table:table-cell/>
        </table:table-row>
        <table:table-row table:style-name="ro1">
          <table:table-cell table:formula="of:=[.A35]+0.001" office:value-type="float" office:value="133.731994272353" calcext:value-type="float">
            <text:p>133.731994272353</text:p>
          </table:table-cell>
          <table:table-cell table:formula="of:= ASIN(  ([.A36]^2 + [.B$22]) / ([.B$23] * SQRT( [.A36]^2 + [.B$24]^2)) ) - ATAN( [.B$25] / [.A36] )" office:value-type="float" office:value="-0.000377836112371091" calcext:value-type="float">
            <text:p>-0.000377836112371</text:p>
          </table:table-cell>
          <table:table-cell table:formula="of:= DEGREES([.B36])" office:value-type="float" office:value="-0.0216484145864942" calcext:value-type="float">
            <text:p>-0.021648414586494</text:p>
          </table:table-cell>
          <table:table-cell/>
        </table:table-row>
        <table:table-row table:style-name="ro1">
          <table:table-cell table:formula="of:=[.A36]+0.001" office:value-type="float" office:value="133.732994272353" calcext:value-type="float">
            <text:p>133.732994272353</text:p>
          </table:table-cell>
          <table:table-cell table:formula="of:= ASIN(  ([.A37]^2 + [.B$22]) / ([.B$23] * SQRT( [.A37]^2 + [.B$24]^2)) ) - ATAN( [.B$25] / [.A37] )" office:value-type="float" office:value="-0.00033074084689453" calcext:value-type="float">
            <text:p>-0.000330740846895</text:p>
          </table:table-cell>
          <table:table-cell table:formula="of:= DEGREES([.B37])" office:value-type="float" office:value="-0.0189500546396391" calcext:value-type="float">
            <text:p>-0.018950054639639</text:p>
          </table:table-cell>
          <table:table-cell/>
        </table:table-row>
        <table:table-row table:style-name="ro1">
          <table:table-cell table:formula="of:=[.A37]+0.001" office:value-type="float" office:value="133.733994272353" calcext:value-type="float">
            <text:p>133.733994272353</text:p>
          </table:table-cell>
          <table:table-cell table:formula="of:= ASIN(  ([.A38]^2 + [.B$22]) / ([.B$23] * SQRT( [.A38]^2 + [.B$24]^2)) ) - ATAN( [.B$25] / [.A38] )" office:value-type="float" office:value="-0.000283645969678781" calcext:value-type="float">
            <text:p>-0.000283645969679</text:p>
          </table:table-cell>
          <table:table-cell table:formula="of:= DEGREES([.B38])" office:value-type="float" office:value="-0.0162517169384899" calcext:value-type="float">
            <text:p>-0.01625171693849</text:p>
          </table:table-cell>
          <table:table-cell/>
        </table:table-row>
        <table:table-row table:style-name="ro1">
          <table:table-cell table:formula="of:=[.A38]+0.001" office:value-type="float" office:value="133.734994272353" calcext:value-type="float">
            <text:p>133.734994272353</text:p>
          </table:table-cell>
          <table:table-cell table:formula="of:= ASIN(  ([.A39]^2 + [.B$22]) / ([.B$23] * SQRT( [.A39]^2 + [.B$24]^2)) ) - ATAN( [.B$25] / [.A39] )" office:value-type="float" office:value="-0.000236551480610588" calcext:value-type="float">
            <text:p>-0.000236551480611</text:p>
          </table:table-cell>
          <table:table-cell table:formula="of:= DEGREES([.B39])" office:value-type="float" office:value="-0.0135534014765574" calcext:value-type="float">
            <text:p>-0.013553401476557</text:p>
          </table:table-cell>
          <table:table-cell/>
        </table:table-row>
        <table:table-row table:style-name="ro1">
          <table:table-cell table:formula="of:=[.A39]+0.001" office:value-type="float" office:value="133.735994272353" calcext:value-type="float">
            <text:p>133.735994272353</text:p>
          </table:table-cell>
          <table:table-cell table:formula="of:= ASIN(  ([.A40]^2 + [.B$22]) / ([.B$23] * SQRT( [.A40]^2 + [.B$24]^2)) ) - ATAN( [.B$25] / [.A40] )" office:value-type="float" office:value="-0.000189457379575445" calcext:value-type="float">
            <text:p>-0.000189457379575</text:p>
          </table:table-cell>
          <table:table-cell table:formula="of:= DEGREES([.B40])" office:value-type="float" office:value="-0.010855108247281" calcext:value-type="float">
            <text:p>-0.010855108247281</text:p>
          </table:table-cell>
          <table:table-cell/>
        </table:table-row>
        <table:table-row table:style-name="ro1">
          <table:table-cell table:formula="of:=[.A40]+0.001" office:value-type="float" office:value="133.736994272353" calcext:value-type="float">
            <text:p>133.736994272353</text:p>
          </table:table-cell>
          <table:table-cell table:formula="of:= ASIN(  ([.A41]^2 + [.B$22]) / ([.B$23] * SQRT( [.A41]^2 + [.B$24]^2)) ) - ATAN( [.B$25] / [.A41] )" office:value-type="float" office:value="-0.000142363666457528" calcext:value-type="float">
            <text:p>-0.000142363666458</text:p>
          </table:table-cell>
          <table:table-cell table:formula="of:= DEGREES([.B41])" office:value-type="float" office:value="-0.00815683724402449" calcext:value-type="float">
            <text:p>-0.008156837244025</text:p>
          </table:table-cell>
          <table:table-cell/>
        </table:table-row>
        <table:table-row table:style-name="ro1">
          <table:table-cell table:formula="of:=[.A41]+0.001" office:value-type="float" office:value="133.737994272353" calcext:value-type="float">
            <text:p>133.737994272353</text:p>
          </table:table-cell>
          <table:table-cell table:formula="of:= ASIN(  ([.A42]^2 + [.B$22]) / ([.B$23] * SQRT( [.A42]^2 + [.B$24]^2)) ) - ATAN( [.B$25] / [.A42] )" office:value-type="float" office:value="-0.0000952703411436426" calcext:value-type="float">
            <text:p>-9.52703411436426E-05</text:p>
          </table:table-cell>
          <table:table-cell table:formula="of:= DEGREES([.B42])" office:value-type="float" office:value="-0.00545858846030228" calcext:value-type="float">
            <text:p>-0.005458588460302</text:p>
          </table:table-cell>
          <table:table-cell/>
        </table:table-row>
        <table:table-row table:style-name="ro1">
          <table:table-cell table:formula="of:=[.A42]+0.001" office:value-type="float" office:value="133.738994272353" calcext:value-type="float">
            <text:p>133.738994272353</text:p>
          </table:table-cell>
          <table:table-cell table:formula="of:= ASIN(  ([.A43]^2 + [.B$22]) / ([.B$23] * SQRT( [.A43]^2 + [.B$24]^2)) ) - ATAN( [.B$25] / [.A43] )" office:value-type="float" office:value="-0.0000481774035186247" calcext:value-type="float">
            <text:p>-4.81774035186247E-05</text:p>
          </table:table-cell>
          <table:table-cell table:formula="of:= DEGREES([.B43])" office:value-type="float" office:value="-0.00276036188951592" calcext:value-type="float">
            <text:p>-0.002760361889516</text:p>
          </table:table-cell>
          <table:table-cell/>
        </table:table-row>
        <table:table-row table:style-name="ro1">
          <table:table-cell table:formula="of:=[.A43]+0.001" office:value-type="float" office:value="133.739994272353" calcext:value-type="float">
            <text:p>133.739994272353</text:p>
          </table:table-cell>
          <table:table-cell table:formula="of:= ASIN(  ([.A44]^2 + [.B$22]) / ([.B$23] * SQRT( [.A44]^2 + [.B$24]^2)) ) - ATAN( [.B$25] / [.A44] )" office:value-type="float" office:value="-0.00000108485346800302" calcext:value-type="float">
            <text:p>-1.08485346800302E-06</text:p>
          </table:table-cell>
          <table:table-cell table:formula="of:= DEGREES([.B44])" office:value-type="float" office:value="-0.0000621575251067039" calcext:value-type="float">
            <text:p>-6.21575251067039E-05</text:p>
          </table:table-cell>
          <table:table-cell/>
        </table:table-row>
        <table:table-row table:style-name="ro1">
          <table:table-cell table:formula="of:=[.A44]+0.001" office:value-type="float" office:value="133.740994272353" calcext:value-type="float">
            <text:p>133.740994272353</text:p>
          </table:table-cell>
          <table:table-cell table:formula="of:= ASIN(  ([.A45]^2 + [.B$22]) / ([.B$23] * SQRT( [.A45]^2 + [.B$24]^2)) ) - ATAN( [.B$25] / [.A45] )" office:value-type="float" office:value="0.0000460073091227212" calcext:value-type="float">
            <text:p>4.60073091227212E-05</text:p>
          </table:table-cell>
          <table:table-cell table:formula="of:= DEGREES([.B45])" office:value-type="float" office:value="0.00263602463948565" calcext:value-type="float">
            <text:p>0.002636024639486</text:p>
          </table:table-cell>
          <table:table-cell/>
        </table:table-row>
        <table:table-row table:style-name="ro1">
          <table:table-cell table:formula="of:=[.A45]+0.001" office:value-type="float" office:value="133.741994272353" calcext:value-type="float">
            <text:p>133.741994272353</text:p>
          </table:table-cell>
          <table:table-cell table:formula="of:= ASIN(  ([.A46]^2 + [.B$22]) / ([.B$23] * SQRT( [.A46]^2 + [.B$24]^2)) ) - ATAN( [.B$25] / [.A46] )" office:value-type="float" office:value="0.0000930990843680396" calcext:value-type="float">
            <text:p>9.30990843680396E-05</text:p>
          </table:table-cell>
          <table:table-cell table:formula="of:= DEGREES([.B46])" office:value-type="float" office:value="0.00533418461082105" calcext:value-type="float">
            <text:p>0.005334184610821</text:p>
          </table:table-cell>
          <table:table-cell/>
        </table:table-row>
        <table:table-row table:style-name="ro1">
          <table:table-cell table:formula="of:=[.A46]+0.001" office:value-type="float" office:value="133.742994272353" calcext:value-type="float">
            <text:p>133.742994272353</text:p>
          </table:table-cell>
          <table:table-cell table:formula="of:= ASIN(  ([.A47]^2 + [.B$22]) / ([.B$23] * SQRT( [.A47]^2 + [.B$24]^2)) ) - ATAN( [.B$25] / [.A47] )" office:value-type="float" office:value="0.000140190472381764" calcext:value-type="float">
            <text:p>0.000140190472382</text:p>
          </table:table-cell>
          <table:table-cell table:formula="of:= DEGREES([.B47])" office:value-type="float" office:value="0.00803232239542041" calcext:value-type="float">
            <text:p>0.00803232239542</text:p>
          </table:table-cell>
          <table:table-cell/>
        </table:table-row>
        <table:table-row table:style-name="ro1">
          <table:table-cell table:formula="of:=[.A47]+0.001" office:value-type="float" office:value="133.743994272353" calcext:value-type="float">
            <text:p>133.743994272353</text:p>
          </table:table-cell>
          <table:table-cell table:formula="of:= ASIN(  ([.A48]^2 + [.B$22]) / ([.B$23] * SQRT( [.A48]^2 + [.B$24]^2)) ) - ATAN( [.B$25] / [.A48] )" office:value-type="float" office:value="0.000187281473279684" calcext:value-type="float">
            <text:p>0.00018728147328</text:p>
          </table:table-cell>
          <table:table-cell table:formula="of:= DEGREES([.B48])" office:value-type="float" office:value="0.010730437999918" calcext:value-type="float">
            <text:p>0.010730437999918</text:p>
          </table:table-cell>
          <table:table-cell/>
        </table:table-row>
        <table:table-row table:style-name="ro1">
          <table:table-cell table:formula="of:=[.A48]+0.001" office:value-type="float" office:value="133.744994272353" calcext:value-type="float">
            <text:p>133.744994272353</text:p>
          </table:table-cell>
          <table:table-cell table:formula="of:= ASIN(  ([.A49]^2 + [.B$22]) / ([.B$23] * SQRT( [.A49]^2 + [.B$24]^2)) ) - ATAN( [.B$25] / [.A49] )" office:value-type="float" office:value="0.000234372087174944" calcext:value-type="float">
            <text:p>0.000234372087175</text:p>
          </table:table-cell>
          <table:table-cell table:formula="of:= DEGREES([.B49])" office:value-type="float" office:value="0.0134285314307965" calcext:value-type="float">
            <text:p>0.013428531430797</text:p>
          </table:table-cell>
          <table:table-cell/>
        </table:table-row>
        <table:table-row table:style-name="ro1">
          <table:table-cell table:formula="of:=[.A49]+0.001" office:value-type="float" office:value="133.745994272353" calcext:value-type="float">
            <text:p>133.745994272353</text:p>
          </table:table-cell>
          <table:table-cell table:formula="of:= ASIN(  ([.A50]^2 + [.B$22]) / ([.B$23] * SQRT( [.A50]^2 + [.B$24]^2)) ) - ATAN( [.B$25] / [.A50] )" office:value-type="float" office:value="0.000281462314182641" calcext:value-type="float">
            <text:p>0.000281462314183</text:p>
          </table:table-cell>
          <table:table-cell table:formula="of:= DEGREES([.B50])" office:value-type="float" office:value="0.0161266026946505" calcext:value-type="float">
            <text:p>0.016126602694651</text:p>
          </table:table-cell>
          <table:table-cell/>
        </table:table-row>
        <table:table-row table:style-name="ro1">
          <table:table-cell table:formula="of:=[.A50]+0.001" office:value-type="float" office:value="133.746994272353" calcext:value-type="float">
            <text:p>133.746994272353</text:p>
          </table:table-cell>
          <table:table-cell table:formula="of:= ASIN(  ([.A51]^2 + [.B$22]) / ([.B$23] * SQRT( [.A51]^2 + [.B$24]^2)) ) - ATAN( [.B$25] / [.A51] )" office:value-type="float" office:value="0.000328552154416593" calcext:value-type="float">
            <text:p>0.000328552154417</text:p>
          </table:table-cell>
          <table:table-cell table:formula="of:= DEGREES([.B51])" office:value-type="float" office:value="0.0188246517980013" calcext:value-type="float">
            <text:p>0.018824651798001</text:p>
          </table:table-cell>
          <table:table-cell/>
        </table:table-row>
        <table:table-row table:style-name="ro1">
          <table:table-cell table:formula="of:=[.A51]+0.001" office:value-type="float" office:value="133.747994272353" calcext:value-type="float">
            <text:p>133.747994272353</text:p>
          </table:table-cell>
          <table:table-cell table:formula="of:= ASIN(  ([.A52]^2 + [.B$22]) / ([.B$23] * SQRT( [.A52]^2 + [.B$24]^2)) ) - ATAN( [.B$25] / [.A52] )" office:value-type="float" office:value="0.000375641607992555" calcext:value-type="float">
            <text:p>0.000375641607993</text:p>
          </table:table-cell>
          <table:table-cell table:formula="of:= DEGREES([.B52])" office:value-type="float" office:value="0.0215226787474811" calcext:value-type="float">
            <text:p>0.021522678747481</text:p>
          </table:table-cell>
          <table:table-cell/>
        </table:table-row>
        <table:table-row table:style-name="ro1">
          <table:table-cell table:formula="of:=[.A52]+0.001" office:value-type="float" office:value="133.748994272353" calcext:value-type="float">
            <text:p>133.748994272353</text:p>
          </table:table-cell>
          <table:table-cell table:formula="of:= ASIN(  ([.A53]^2 + [.B$22]) / ([.B$23] * SQRT( [.A53]^2 + [.B$24]^2)) ) - ATAN( [.B$25] / [.A53] )" office:value-type="float" office:value="0.000422730675023644" calcext:value-type="float">
            <text:p>0.000422730675024</text:p>
          </table:table-cell>
          <table:table-cell table:formula="of:= DEGREES([.B53])" office:value-type="float" office:value="0.0242206835495712" calcext:value-type="float">
            <text:p>0.024220683549571</text:p>
          </table:table-cell>
          <table:table-cell/>
        </table:table-row>
        <table:table-row table:style-name="ro1">
          <table:table-cell table:formula="of:=[.A53]+0.001" office:value-type="float" office:value="133.749994272353" calcext:value-type="float">
            <text:p>133.749994272353</text:p>
          </table:table-cell>
          <table:table-cell table:formula="of:= ASIN(  ([.A54]^2 + [.B$22]) / ([.B$23] * SQRT( [.A54]^2 + [.B$24]^2)) ) - ATAN( [.B$25] / [.A54] )" office:value-type="float" office:value="0.000469819355624942" calcext:value-type="float">
            <text:p>0.000469819355625</text:p>
          </table:table-cell>
          <table:table-cell table:formula="of:= DEGREES([.B54])" office:value-type="float" office:value="0.0269186662108651" calcext:value-type="float">
            <text:p>0.026918666210865</text:p>
          </table:table-cell>
          <table:table-cell/>
        </table:table-row>
        <table:table-row table:style-name="ro1">
          <table:table-cell table:formula="of:=[.A54]+0.001" office:value-type="float" office:value="133.750994272353" calcext:value-type="float">
            <text:p>133.750994272353</text:p>
          </table:table-cell>
          <table:table-cell table:formula="of:= ASIN(  ([.A55]^2 + [.B$22]) / ([.B$23] * SQRT( [.A55]^2 + [.B$24]^2)) ) - ATAN( [.B$25] / [.A55] )" office:value-type="float" office:value="0.000516907649910858" calcext:value-type="float">
            <text:p>0.000516907649911</text:p>
          </table:table-cell>
          <table:table-cell table:formula="of:= DEGREES([.B55])" office:value-type="float" office:value="0.0296166267379181" calcext:value-type="float">
            <text:p>0.029616626737918</text:p>
          </table:table-cell>
          <table:table-cell/>
        </table:table-row>
        <table:table-row table:style-name="ro1">
          <table:table-cell table:formula="of:=[.A55]+0.001" office:value-type="float" office:value="133.751994272353" calcext:value-type="float">
            <text:p>133.751994272353</text:p>
          </table:table-cell>
          <table:table-cell table:formula="of:= ASIN(  ([.A56]^2 + [.B$22]) / ([.B$23] * SQRT( [.A56]^2 + [.B$24]^2)) ) - ATAN( [.B$25] / [.A56] )" office:value-type="float" office:value="0.000563995557995863" calcext:value-type="float">
            <text:p>0.000563995557996</text:p>
          </table:table-cell>
          <table:table-cell table:formula="of:= DEGREES([.B56])" office:value-type="float" office:value="0.0323145651372888" calcext:value-type="float">
            <text:p>0.032314565137289</text:p>
          </table:table-cell>
          <table:table-cell/>
        </table:table-row>
        <table:table-row table:style-name="ro1">
          <table:table-cell table:formula="of:=[.A56]+0.001" office:value-type="float" office:value="133.752994272353" calcext:value-type="float">
            <text:p>133.752994272353</text:p>
          </table:table-cell>
          <table:table-cell table:formula="of:= ASIN(  ([.A57]^2 + [.B$22]) / ([.B$23] * SQRT( [.A57]^2 + [.B$24]^2)) ) - ATAN( [.B$25] / [.A57] )" office:value-type="float" office:value="0.000611083079994329" calcext:value-type="float">
            <text:p>0.000611083079994</text:p>
          </table:table-cell>
          <table:table-cell table:formula="of:= DEGREES([.B57])" office:value-type="float" office:value="0.0350124814155303" calcext:value-type="float">
            <text:p>0.03501248141553</text:p>
          </table:table-cell>
          <table:table-cell/>
        </table:table-row>
        <table:table-row table:style-name="ro1">
          <table:table-cell table:formula="of:=[.A57]+0.001" office:value-type="float" office:value="133.753994272353" calcext:value-type="float">
            <text:p>133.753994272353</text:p>
          </table:table-cell>
          <table:table-cell table:formula="of:= ASIN(  ([.A58]^2 + [.B$22]) / ([.B$23] * SQRT( [.A58]^2 + [.B$24]^2)) ) - ATAN( [.B$25] / [.A58] )" office:value-type="float" office:value="0.000658170216020028" calcext:value-type="float">
            <text:p>0.00065817021602</text:p>
          </table:table-cell>
          <table:table-cell table:formula="of:= DEGREES([.B58])" office:value-type="float" office:value="0.0377103755791613" calcext:value-type="float">
            <text:p>0.037710375579161</text:p>
          </table:table-cell>
          <table:table-cell/>
        </table:table-row>
        <table:table-row table:style-name="ro1">
          <table:table-cell table:formula="of:=[.A58]+0.001" office:value-type="float" office:value="133.754994272353" calcext:value-type="float">
            <text:p>133.754994272353</text:p>
          </table:table-cell>
          <table:table-cell table:formula="of:= ASIN(  ([.A59]^2 + [.B$22]) / ([.B$23] * SQRT( [.A59]^2 + [.B$24]^2)) ) - ATAN( [.B$25] / [.A59] )" office:value-type="float" office:value="0.000705256966187978" calcext:value-type="float">
            <text:p>0.000705256966188</text:p>
          </table:table-cell>
          <table:table-cell table:formula="of:= DEGREES([.B59])" office:value-type="float" office:value="0.0404082476347718" calcext:value-type="float">
            <text:p>0.040408247634772</text:p>
          </table:table-cell>
          <table:table-cell/>
        </table:table-row>
        <table:table-row table:style-name="ro1">
          <table:table-cell table:formula="of:=[.A59]+0.001" office:value-type="float" office:value="133.755994272353" calcext:value-type="float">
            <text:p>133.755994272353</text:p>
          </table:table-cell>
          <table:table-cell table:formula="of:= ASIN(  ([.A60]^2 + [.B$22]) / ([.B$23] * SQRT( [.A60]^2 + [.B$24]^2)) ) - ATAN( [.B$25] / [.A60] )" office:value-type="float" office:value="0.000752343330612623" calcext:value-type="float">
            <text:p>0.000752343330613</text:p>
          </table:table-cell>
          <table:table-cell table:formula="of:= DEGREES([.B60])" office:value-type="float" office:value="0.0431060975889189" calcext:value-type="float">
            <text:p>0.043106097588919</text:p>
          </table:table-cell>
          <table:table-cell/>
        </table:table-row>
        <table:table-row table:style-name="ro1">
          <table:table-cell table:formula="of:=[.A60]+0.001" office:value-type="float" office:value="133.756994272353" calcext:value-type="float">
            <text:p>133.756994272353</text:p>
          </table:table-cell>
          <table:table-cell table:formula="of:= ASIN(  ([.A61]^2 + [.B$22]) / ([.B$23] * SQRT( [.A61]^2 + [.B$24]^2)) ) - ATAN( [.B$25] / [.A61] )" office:value-type="float" office:value="0.00079942930940833" calcext:value-type="float">
            <text:p>0.000799429309408</text:p>
          </table:table-cell>
          <table:table-cell table:formula="of:= DEGREES([.B61])" office:value-type="float" office:value="0.0458039254481553" calcext:value-type="float">
            <text:p>0.045803925448155</text:p>
          </table:table-cell>
          <table:table-cell/>
        </table:table-row>
        <table:table-row table:style-name="ro1">
          <table:table-cell table:formula="of:=[.A61]+0.001" office:value-type="float" office:value="133.757994272353" calcext:value-type="float">
            <text:p>133.757994272353</text:p>
          </table:table-cell>
          <table:table-cell table:formula="of:= ASIN(  ([.A62]^2 + [.B$22]) / ([.B$23] * SQRT( [.A62]^2 + [.B$24]^2)) ) - ATAN( [.B$25] / [.A62] )" office:value-type="float" office:value="0.000846514902689464" calcext:value-type="float">
            <text:p>0.000846514902689</text:p>
          </table:table-cell>
          <table:table-cell table:formula="of:= DEGREES([.B62])" office:value-type="float" office:value="0.0485017312190339" calcext:value-type="float">
            <text:p>0.048501731219034</text:p>
          </table:table-cell>
          <table:table-cell/>
        </table:table-row>
        <table:table-row table:style-name="ro1">
          <table:table-cell table:formula="of:=[.A62]+0.001" office:value-type="float" office:value="133.758994272353" calcext:value-type="float">
            <text:p>133.758994272353</text:p>
          </table:table-cell>
          <table:table-cell table:formula="of:= ASIN(  ([.A63]^2 + [.B$22]) / ([.B$23] * SQRT( [.A63]^2 + [.B$24]^2)) ) - ATAN( [.B$25] / [.A63] )" office:value-type="float" office:value="0.000893600110569763" calcext:value-type="float">
            <text:p>0.00089360011057</text:p>
          </table:table-cell>
          <table:table-cell table:formula="of:= DEGREES([.B63])" office:value-type="float" office:value="0.0511995149080711" calcext:value-type="float">
            <text:p>0.051199514908071</text:p>
          </table:table-cell>
          <table:table-cell/>
        </table:table-row>
        <table:table-row table:style-name="ro1">
          <table:table-cell table:formula="of:=[.A63]+0.001" office:value-type="float" office:value="133.759994272353" calcext:value-type="float">
            <text:p>133.759994272353</text:p>
          </table:table-cell>
          <table:table-cell table:formula="of:= ASIN(  ([.A64]^2 + [.B$22]) / ([.B$23] * SQRT( [.A64]^2 + [.B$24]^2)) ) - ATAN( [.B$25] / [.A64] )" office:value-type="float" office:value="0.000940684933164897" calcext:value-type="float">
            <text:p>0.000940684933165</text:p>
          </table:table-cell>
          <table:table-cell table:formula="of:= DEGREES([.B64])" office:value-type="float" office:value="0.0538972765218945" calcext:value-type="float">
            <text:p>0.053897276521895</text:p>
          </table:table-cell>
          <table:table-cell/>
        </table:table-row>
        <table:table-row table:style-name="ro1">
          <table:table-cell table:formula="of:=[.A64]+0.001" office:value-type="float" office:value="133.760994272353" calcext:value-type="float">
            <text:p>133.760994272353</text:p>
          </table:table-cell>
          <table:table-cell table:formula="of:= ASIN(  ([.A65]^2 + [.B$22]) / ([.B$23] * SQRT( [.A65]^2 + [.B$24]^2)) ) - ATAN( [.B$25] / [.A65] )" office:value-type="float" office:value="0.000987769370587921" calcext:value-type="float">
            <text:p>0.000987769370588</text:p>
          </table:table-cell>
          <table:table-cell table:formula="of:= DEGREES([.B65])" office:value-type="float" office:value="0.0565950160669816" calcext:value-type="float">
            <text:p>0.056595016066982</text:p>
          </table:table-cell>
          <table:table-cell/>
        </table:table-row>
        <table:table-row table:style-name="ro1">
          <table:table-cell table:formula="of:=[.A65]+0.001" office:value-type="float" office:value="133.761994272353" calcext:value-type="float">
            <text:p>133.761994272353</text:p>
          </table:table-cell>
          <table:table-cell table:formula="of:= ASIN(  ([.A66]^2 + [.B$22]) / ([.B$23] * SQRT( [.A66]^2 + [.B$24]^2)) ) - ATAN( [.B$25] / [.A66] )" office:value-type="float" office:value="0.00103485342295385" calcext:value-type="float">
            <text:p>0.001034853422954</text:p>
          </table:table-cell>
          <table:table-cell table:formula="of:= DEGREES([.B66])" office:value-type="float" office:value="0.0592927335499226" calcext:value-type="float">
            <text:p>0.059292733549923</text:p>
          </table:table-cell>
          <table:table-cell/>
        </table:table-row>
        <table:table-row table:style-name="ro1">
          <table:table-cell table:formula="of:=[.A66]+0.001" office:value-type="float" office:value="133.762994272353" calcext:value-type="float">
            <text:p>133.762994272353</text:p>
          </table:table-cell>
          <table:table-cell table:formula="of:= ASIN(  ([.A67]^2 + [.B$22]) / ([.B$23] * SQRT( [.A67]^2 + [.B$24]^2)) ) - ATAN( [.B$25] / [.A67] )" office:value-type="float" office:value="0.00108193709037704" calcext:value-type="float">
            <text:p>0.001081937090377</text:p>
          </table:table-cell>
          <table:table-cell table:formula="of:= DEGREES([.B67])" office:value-type="float" office:value="0.0619904289772685" calcext:value-type="float">
            <text:p>0.061990428977269</text:p>
          </table:table-cell>
          <table:table-cell/>
        </table:table-row>
        <table:table-row table:style-name="ro1">
          <table:table-cell table:formula="of:=[.A67]+0.001" office:value-type="float" office:value="133.763994272353" calcext:value-type="float">
            <text:p>133.763994272353</text:p>
          </table:table-cell>
          <table:table-cell table:formula="of:= ASIN(  ([.A68]^2 + [.B$22]) / ([.B$23] * SQRT( [.A68]^2 + [.B$24]^2)) ) - ATAN( [.B$25] / [.A68] )" office:value-type="float" office:value="0.00112902037297117" calcext:value-type="float">
            <text:p>0.001129020372971</text:p>
          </table:table-cell>
          <table:table-cell table:formula="of:= DEGREES([.B68])" office:value-type="float" office:value="0.0646881023555341" calcext:value-type="float">
            <text:p>0.064688102355534</text:p>
          </table:table-cell>
          <table:table-cell/>
        </table:table-row>
        <table:table-row table:style-name="ro1">
          <table:table-cell table:formula="of:=[.A68]+0.001" office:value-type="float" office:value="133.764994272353" calcext:value-type="float">
            <text:p>133.764994272353</text:p>
          </table:table-cell>
          <table:table-cell table:formula="of:= ASIN(  ([.A69]^2 + [.B$22]) / ([.B$23] * SQRT( [.A69]^2 + [.B$24]^2)) ) - ATAN( [.B$25] / [.A69] )" office:value-type="float" office:value="0.00117610327085121" calcext:value-type="float">
            <text:p>0.001176103270851</text:p>
          </table:table-cell>
          <table:table-cell table:formula="of:= DEGREES([.B69])" office:value-type="float" office:value="0.0673857536913061" calcext:value-type="float">
            <text:p>0.067385753691306</text:p>
          </table:table-cell>
          <table:table-cell/>
        </table:table-row>
        <table:table-row table:style-name="ro1">
          <table:table-cell table:formula="of:=[.A69]+0.001" office:value-type="float" office:value="133.765994272353" calcext:value-type="float">
            <text:p>133.765994272353</text:p>
          </table:table-cell>
          <table:table-cell table:formula="of:= ASIN(  ([.A70]^2 + [.B$22]) / ([.B$23] * SQRT( [.A70]^2 + [.B$24]^2)) ) - ATAN( [.B$25] / [.A70] )" office:value-type="float" office:value="0.00122318578413218" calcext:value-type="float">
            <text:p>0.001223185784132</text:p>
          </table:table-cell>
          <table:table-cell table:formula="of:= DEGREES([.B70])" office:value-type="float" office:value="0.0700833829911744" calcext:value-type="float">
            <text:p>0.070083382991174</text:p>
          </table:table-cell>
          <table:table-cell/>
        </table:table-row>
        <table:table-row table:style-name="ro1">
          <table:table-cell table:formula="of:=[.A70]+0.001" office:value-type="float" office:value="133.766994272353" calcext:value-type="float">
            <text:p>133.766994272353</text:p>
          </table:table-cell>
          <table:table-cell table:formula="of:= ASIN(  ([.A71]^2 + [.B$22]) / ([.B$23] * SQRT( [.A71]^2 + [.B$24]^2)) ) - ATAN( [.B$25] / [.A71] )" office:value-type="float" office:value="0.0012702679129271" calcext:value-type="float">
            <text:p>0.001270267912927</text:p>
          </table:table-cell>
          <table:table-cell table:formula="of:= DEGREES([.B71])" office:value-type="float" office:value="0.0727809902616144" calcext:value-type="float">
            <text:p>0.072780990261614</text:p>
          </table:table-cell>
          <table:table-cell/>
        </table:table-row>
        <table:table-row table:style-name="ro1">
          <table:table-cell table:formula="of:=[.A71]+0.001" office:value-type="float" office:value="133.767994272353" calcext:value-type="float">
            <text:p>133.767994272353</text:p>
          </table:table-cell>
          <table:table-cell table:formula="of:= ASIN(  ([.A72]^2 + [.B$22]) / ([.B$23] * SQRT( [.A72]^2 + [.B$24]^2)) ) - ATAN( [.B$25] / [.A72] )" office:value-type="float" office:value="0.00131734965735029" calcext:value-type="float">
            <text:p>0.00131734965735</text:p>
          </table:table-cell>
          <table:table-cell table:formula="of:= DEGREES([.B72])" office:value-type="float" office:value="0.075478575509177" calcext:value-type="float">
            <text:p>0.075478575509177</text:p>
          </table:table-cell>
          <table:table-cell/>
        </table:table-row>
        <table:table-row table:style-name="ro1">
          <table:table-cell table:formula="of:=[.A72]+0.001" office:value-type="float" office:value="133.768994272353" calcext:value-type="float">
            <text:p>133.768994272353</text:p>
          </table:table-cell>
          <table:table-cell table:formula="of:= ASIN(  ([.A73]^2 + [.B$22]) / ([.B$23] * SQRT( [.A73]^2 + [.B$24]^2)) ) - ATAN( [.B$25] / [.A73] )" office:value-type="float" office:value="0.00136443101751733" calcext:value-type="float">
            <text:p>0.001364431017517</text:p>
          </table:table-cell>
          <table:table-cell table:formula="of:= DEGREES([.B73])" office:value-type="float" office:value="0.0781761387404834" calcext:value-type="float">
            <text:p>0.078176138740483</text:p>
          </table:table-cell>
          <table:table-cell/>
        </table:table-row>
        <table:table-row table:style-name="ro1">
          <table:table-cell table:formula="of:=[.A73]+0.001" office:value-type="float" office:value="133.769994272353" calcext:value-type="float">
            <text:p>133.769994272353</text:p>
          </table:table-cell>
          <table:table-cell table:formula="of:= ASIN(  ([.A74]^2 + [.B$22]) / ([.B$23] * SQRT( [.A74]^2 + [.B$24]^2)) ) - ATAN( [.B$25] / [.A74] )" office:value-type="float" office:value="0.00141151199354125" calcext:value-type="float">
            <text:p>0.001411511993541</text:p>
          </table:table-cell>
          <table:table-cell table:formula="of:= DEGREES([.B74])" office:value-type="float" office:value="0.0808736799620109" calcext:value-type="float">
            <text:p>0.080873679962011</text:p>
          </table:table-cell>
          <table:table-cell/>
        </table:table-row>
        <table:table-row table:style-name="ro1">
          <table:table-cell table:formula="of:=[.A74]+0.001" office:value-type="float" office:value="133.770994272353" calcext:value-type="float">
            <text:p>133.770994272353</text:p>
          </table:table-cell>
          <table:table-cell table:formula="of:= ASIN(  ([.A75]^2 + [.B$22]) / ([.B$23] * SQRT( [.A75]^2 + [.B$24]^2)) ) - ATAN( [.B$25] / [.A75] )" office:value-type="float" office:value="0.00145859258553764" calcext:value-type="float">
            <text:p>0.001458592585538</text:p>
          </table:table-cell>
          <table:table-cell table:formula="of:= DEGREES([.B75])" office:value-type="float" office:value="0.0835711991803813" calcext:value-type="float">
            <text:p>0.083571199180381</text:p>
          </table:table-cell>
          <table:table-cell/>
        </table:table-row>
        <table:table-row table:style-name="ro1">
          <table:table-cell table:formula="of:=[.A75]+0.001" office:value-type="float" office:value="133.771994272353" calcext:value-type="float">
            <text:p>133.771994272353</text:p>
          </table:table-cell>
          <table:table-cell table:formula="of:= ASIN(  ([.A76]^2 + [.B$22]) / ([.B$23] * SQRT( [.A76]^2 + [.B$24]^2)) ) - ATAN( [.B$25] / [.A76] )" office:value-type="float" office:value="0.00150567279361952" calcext:value-type="float">
            <text:p>0.00150567279362</text:p>
          </table:table-cell>
          <table:table-cell table:formula="of:= DEGREES([.B76])" office:value-type="float" office:value="0.0862686964020705" calcext:value-type="float">
            <text:p>0.086268696402071</text:p>
          </table:table-cell>
          <table:table-cell/>
        </table:table-row>
        <table:table-row table:style-name="ro1">
          <table:table-cell table:formula="of:=[.A76]+0.001" office:value-type="float" office:value="133.772994272353" calcext:value-type="float">
            <text:p>133.772994272353</text:p>
          </table:table-cell>
          <table:table-cell table:formula="of:= ASIN(  ([.A77]^2 + [.B$22]) / ([.B$23] * SQRT( [.A77]^2 + [.B$24]^2)) ) - ATAN( [.B$25] / [.A77] )" office:value-type="float" office:value="0.00155275261790181" calcext:value-type="float">
            <text:p>0.001552752617902</text:p>
          </table:table-cell>
          <table:table-cell table:formula="of:= DEGREES([.B77])" office:value-type="float" office:value="0.0889661716336635" calcext:value-type="float">
            <text:p>0.088966171633664</text:p>
          </table:table-cell>
          <table:table-cell/>
        </table:table-row>
        <table:table-row table:style-name="ro1">
          <table:table-cell table:formula="of:=[.A77]+0.001" office:value-type="float" office:value="133.773994272353" calcext:value-type="float">
            <text:p>133.773994272353</text:p>
          </table:table-cell>
          <table:table-cell table:formula="of:= ASIN(  ([.A78]^2 + [.B$22]) / ([.B$23] * SQRT( [.A78]^2 + [.B$24]^2)) ) - ATAN( [.B$25] / [.A78] )" office:value-type="float" office:value="0.00159983205849813" calcext:value-type="float">
            <text:p>0.001599832058498</text:p>
          </table:table-cell>
          <table:table-cell table:formula="of:= DEGREES([.B78])" office:value-type="float" office:value="0.0916636248816692" calcext:value-type="float">
            <text:p>0.091663624881669</text:p>
          </table:table-cell>
          <table:table-cell/>
        </table:table-row>
        <table:table-row table:style-name="ro1">
          <table:table-cell table:formula="of:=[.A78]+0.001" office:value-type="float" office:value="133.774994272353" calcext:value-type="float">
            <text:p>133.774994272353</text:p>
          </table:table-cell>
          <table:table-cell table:formula="of:= ASIN(  ([.A79]^2 + [.B$22]) / ([.B$23] * SQRT( [.A79]^2 + [.B$24]^2)) ) - ATAN( [.B$25] / [.A79] )" office:value-type="float" office:value="0.00164691111552405" calcext:value-type="float">
            <text:p>0.001646911115524</text:p>
          </table:table-cell>
          <table:table-cell table:formula="of:= DEGREES([.B79])" office:value-type="float" office:value="0.0943610561527104" calcext:value-type="float">
            <text:p>0.09436105615271</text:p>
          </table:table-cell>
          <table:table-cell/>
        </table:table-row>
        <table:table-row table:style-name="ro1">
          <table:table-cell table:formula="of:=[.A79]+0.001" office:value-type="float" office:value="133.775994272353" calcext:value-type="float">
            <text:p>133.775994272353</text:p>
          </table:table-cell>
          <table:table-cell table:formula="of:= ASIN(  ([.A80]^2 + [.B$22]) / ([.B$23] * SQRT( [.A80]^2 + [.B$24]^2)) ) - ATAN( [.B$25] / [.A80] )" office:value-type="float" office:value="0.0016939897890926" calcext:value-type="float">
            <text:p>0.001693989789093</text:p>
          </table:table-cell>
          <table:table-cell table:formula="of:= DEGREES([.B80])" office:value-type="float" office:value="0.0970584654532622" calcext:value-type="float">
            <text:p>0.097058465453262</text:p>
          </table:table-cell>
          <table:table-cell/>
        </table:table-row>
        <table:table-row table:style-name="ro1">
          <table:table-cell table:formula="of:=[.A80]+0.001" office:value-type="float" office:value="133.776994272353" calcext:value-type="float">
            <text:p>133.776994272353</text:p>
          </table:table-cell>
          <table:table-cell table:formula="of:= ASIN(  ([.A81]^2 + [.B$22]) / ([.B$23] * SQRT( [.A81]^2 + [.B$24]^2)) ) - ATAN( [.B$25] / [.A81] )" office:value-type="float" office:value="0.00174106807931861" calcext:value-type="float">
            <text:p>0.001741068079319</text:p>
          </table:table-cell>
          <table:table-cell table:formula="of:= DEGREES([.B81])" office:value-type="float" office:value="0.099755852789905" calcext:value-type="float">
            <text:p>0.099755852789905</text:p>
          </table:table-cell>
          <table:table-cell/>
        </table:table-row>
        <table:table-row table:style-name="ro1">
          <table:table-cell table:formula="of:=[.A81]+0.001" office:value-type="float" office:value="133.777994272353" calcext:value-type="float">
            <text:p>133.777994272353</text:p>
          </table:table-cell>
          <table:table-cell table:formula="of:= ASIN(  ([.A82]^2 + [.B$22]) / ([.B$23] * SQRT( [.A82]^2 + [.B$24]^2)) ) - ATAN( [.B$25] / [.A82] )" office:value-type="float" office:value="0.00178814598631637" calcext:value-type="float">
            <text:p>0.001788145986316</text:p>
          </table:table-cell>
          <table:table-cell table:formula="of:= DEGREES([.B82])" office:value-type="float" office:value="0.102453218169186" calcext:value-type="float">
            <text:p>0.102453218169186</text:p>
          </table:table-cell>
          <table:table-cell/>
        </table:table-row>
        <table:table-row table:style-name="ro1">
          <table:table-cell table:formula="of:=[.A82]+0.001" office:value-type="float" office:value="133.778994272353" calcext:value-type="float">
            <text:p>133.778994272353</text:p>
          </table:table-cell>
          <table:table-cell table:formula="of:= ASIN(  ([.A83]^2 + [.B$22]) / ([.B$23] * SQRT( [.A83]^2 + [.B$24]^2)) ) - ATAN( [.B$25] / [.A83] )" office:value-type="float" office:value="0.00183522351020016" calcext:value-type="float">
            <text:p>0.0018352235102</text:p>
          </table:table-cell>
          <table:table-cell table:formula="of:= DEGREES([.B83])" office:value-type="float" office:value="0.105150561597653" calcext:value-type="float">
            <text:p>0.105150561597653</text:p>
          </table:table-cell>
          <table:table-cell/>
        </table:table-row>
        <table:table-row table:style-name="ro1">
          <table:table-cell table:formula="of:=[.A83]+0.001" office:value-type="float" office:value="133.779994272353" calcext:value-type="float">
            <text:p>133.779994272353</text:p>
          </table:table-cell>
          <table:table-cell table:formula="of:= ASIN(  ([.A84]^2 + [.B$22]) / ([.B$23] * SQRT( [.A84]^2 + [.B$24]^2)) ) - ATAN( [.B$25] / [.A84] )" office:value-type="float" office:value="0.00188230065108419" calcext:value-type="float">
            <text:p>0.001882300651084</text:p>
          </table:table-cell>
          <table:table-cell table:formula="of:= DEGREES([.B84])" office:value-type="float" office:value="0.107847883081851" calcext:value-type="float">
            <text:p>0.107847883081851</text:p>
          </table:table-cell>
          <table:table-cell/>
        </table:table-row>
        <table:table-row table:style-name="ro1">
          <table:table-cell table:formula="of:=[.A84]+0.001" office:value-type="float" office:value="133.780994272353" calcext:value-type="float">
            <text:p>133.780994272353</text:p>
          </table:table-cell>
          <table:table-cell table:formula="of:= ASIN(  ([.A85]^2 + [.B$22]) / ([.B$23] * SQRT( [.A85]^2 + [.B$24]^2)) ) - ATAN( [.B$25] / [.A85] )" office:value-type="float" office:value="0.00192937740908206" calcext:value-type="float">
            <text:p>0.001929377409082</text:p>
          </table:table-cell>
          <table:table-cell table:formula="of:= DEGREES([.B85])" office:value-type="float" office:value="0.110545182628288" calcext:value-type="float">
            <text:p>0.110545182628288</text:p>
          </table:table-cell>
          <table:table-cell/>
        </table:table-row>
        <table:table-row table:style-name="ro1">
          <table:table-cell table:formula="of:=[.A85]+0.001" office:value-type="float" office:value="133.781994272353" calcext:value-type="float">
            <text:p>133.781994272353</text:p>
          </table:table-cell>
          <table:table-cell table:formula="of:= ASIN(  ([.A86]^2 + [.B$22]) / ([.B$23] * SQRT( [.A86]^2 + [.B$24]^2)) ) - ATAN( [.B$25] / [.A86] )" office:value-type="float" office:value="0.00197645378430865" calcext:value-type="float">
            <text:p>0.001976453784309</text:p>
          </table:table-cell>
          <table:table-cell table:formula="of:= DEGREES([.B86])" office:value-type="float" office:value="0.113242460243546" calcext:value-type="float">
            <text:p>0.113242460243546</text:p>
          </table:table-cell>
          <table:table-cell/>
        </table:table-row>
        <table:table-row table:style-name="ro1">
          <table:table-cell table:formula="of:=[.A86]+0.001" office:value-type="float" office:value="133.782994272353" calcext:value-type="float">
            <text:p>133.782994272353</text:p>
          </table:table-cell>
          <table:table-cell table:formula="of:= ASIN(  ([.A87]^2 + [.B$22]) / ([.B$23] * SQRT( [.A87]^2 + [.B$24]^2)) ) - ATAN( [.B$25] / [.A87] )" office:value-type="float" office:value="0.00202352977687818" calcext:value-type="float">
            <text:p>0.002023529776878</text:p>
          </table:table-cell>
          <table:table-cell table:formula="of:= DEGREES([.B87])" office:value-type="float" office:value="0.115939715934169" calcext:value-type="float">
            <text:p>0.115939715934169</text:p>
          </table:table-cell>
          <table:table-cell/>
        </table:table-row>
        <table:table-row table:style-name="ro1">
          <table:table-cell table:formula="of:=[.A87]+0.001" office:value-type="float" office:value="133.783994272353" calcext:value-type="float">
            <text:p>133.783994272353</text:p>
          </table:table-cell>
          <table:table-cell table:formula="of:= ASIN(  ([.A88]^2 + [.B$22]) / ([.B$23] * SQRT( [.A88]^2 + [.B$24]^2)) ) - ATAN( [.B$25] / [.A88] )" office:value-type="float" office:value="0.00207060538690488" calcext:value-type="float">
            <text:p>0.002070605386905</text:p>
          </table:table-cell>
          <table:table-cell table:formula="of:= DEGREES([.B88])" office:value-type="float" office:value="0.118636949706702" calcext:value-type="float">
            <text:p>0.118636949706702</text:p>
          </table:table-cell>
          <table:table-cell/>
        </table:table-row>
        <table:table-row table:style-name="ro1">
          <table:table-cell table:formula="of:=[.A88]+0.001" office:value-type="float" office:value="133.784994272353" calcext:value-type="float">
            <text:p>133.784994272353</text:p>
          </table:table-cell>
          <table:table-cell table:formula="of:= ASIN(  ([.A89]^2 + [.B$22]) / ([.B$23] * SQRT( [.A89]^2 + [.B$24]^2)) ) - ATAN( [.B$25] / [.A89] )" office:value-type="float" office:value="0.00211768061450295" calcext:value-type="float">
            <text:p>0.002117680614503</text:p>
          </table:table-cell>
          <table:table-cell table:formula="of:= DEGREES([.B89])" office:value-type="float" office:value="0.121334161567689" calcext:value-type="float">
            <text:p>0.121334161567689</text:p>
          </table:table-cell>
          <table:table-cell/>
        </table:table-row>
        <table:table-row table:style-name="ro1">
          <table:table-cell table:formula="of:=[.A89]+0.001" office:value-type="float" office:value="133.785994272353" calcext:value-type="float">
            <text:p>133.785994272353</text:p>
          </table:table-cell>
          <table:table-cell table:formula="of:= ASIN(  ([.A90]^2 + [.B$22]) / ([.B$23] * SQRT( [.A90]^2 + [.B$24]^2)) ) - ATAN( [.B$25] / [.A90] )" office:value-type="float" office:value="0.00216475545978597" calcext:value-type="float">
            <text:p>0.002164755459786</text:p>
          </table:table-cell>
          <table:table-cell table:formula="of:= DEGREES([.B90])" office:value-type="float" office:value="0.124031351523638" calcext:value-type="float">
            <text:p>0.124031351523638</text:p>
          </table:table-cell>
          <table:table-cell/>
        </table:table-row>
        <table:table-row table:style-name="ro1">
          <table:table-cell table:formula="of:=[.A90]+0.001" office:value-type="float" office:value="133.786994272353" calcext:value-type="float">
            <text:p>133.786994272353</text:p>
          </table:table-cell>
          <table:table-cell table:formula="of:= ASIN(  ([.A91]^2 + [.B$22]) / ([.B$23] * SQRT( [.A91]^2 + [.B$24]^2)) ) - ATAN( [.B$25] / [.A91] )" office:value-type="float" office:value="0.00221182992286877" calcext:value-type="float">
            <text:p>0.002211829922869</text:p>
          </table:table-cell>
          <table:table-cell table:formula="of:= DEGREES([.B91])" office:value-type="float" office:value="0.126728519581127" calcext:value-type="float">
            <text:p>0.126728519581127</text:p>
          </table:table-cell>
          <table:table-cell/>
        </table:table-row>
        <table:table-row table:style-name="ro1">
          <table:table-cell table:formula="of:=[.A91]+0.001" office:value-type="float" office:value="133.787994272353" calcext:value-type="float">
            <text:p>133.787994272353</text:p>
          </table:table-cell>
          <table:table-cell table:formula="of:= ASIN(  ([.A92]^2 + [.B$22]) / ([.B$23] * SQRT( [.A92]^2 + [.B$24]^2)) ) - ATAN( [.B$25] / [.A92] )" office:value-type="float" office:value="0.00225890400386555" calcext:value-type="float">
            <text:p>0.002258904003866</text:p>
          </table:table-cell>
          <table:table-cell table:formula="of:= DEGREES([.B92])" office:value-type="float" office:value="0.1294256657467" calcext:value-type="float">
            <text:p>0.1294256657467</text:p>
          </table:table-cell>
          <table:table-cell/>
        </table:table-row>
        <table:table-row table:style-name="ro1">
          <table:table-cell table:formula="of:=[.A92]+0.001" office:value-type="float" office:value="133.788994272353" calcext:value-type="float">
            <text:p>133.788994272353</text:p>
          </table:table-cell>
          <table:table-cell table:formula="of:= ASIN(  ([.A93]^2 + [.B$22]) / ([.B$23] * SQRT( [.A93]^2 + [.B$24]^2)) ) - ATAN( [.B$25] / [.A93] )" office:value-type="float" office:value="0.0023059777028905" calcext:value-type="float">
            <text:p>0.002305977702891</text:p>
          </table:table-cell>
          <table:table-cell table:formula="of:= DEGREES([.B93])" office:value-type="float" office:value="0.132122790026898" calcext:value-type="float">
            <text:p>0.132122790026898</text:p>
          </table:table-cell>
          <table:table-cell/>
        </table:table-row>
        <table:table-row table:style-name="ro1">
          <table:table-cell table:formula="of:=[.A93]+0.001" office:value-type="float" office:value="133.789994272353" calcext:value-type="float">
            <text:p>133.789994272353</text:p>
          </table:table-cell>
          <table:table-cell table:formula="of:= ASIN(  ([.A94]^2 + [.B$22]) / ([.B$23] * SQRT( [.A94]^2 + [.B$24]^2)) ) - ATAN( [.B$25] / [.A94] )" office:value-type="float" office:value="0.00235305102005781" calcext:value-type="float">
            <text:p>0.002353051020058</text:p>
          </table:table-cell>
          <table:table-cell table:formula="of:= DEGREES([.B94])" office:value-type="float" office:value="0.134819892428266" calcext:value-type="float">
            <text:p>0.134819892428266</text:p>
          </table:table-cell>
          <table:table-cell/>
        </table:table-row>
        <table:table-row table:style-name="ro1">
          <table:table-cell table:formula="of:=[.A94]+0.001" office:value-type="float" office:value="133.790994272353" calcext:value-type="float">
            <text:p>133.790994272353</text:p>
          </table:table-cell>
          <table:table-cell table:formula="of:= ASIN(  ([.A95]^2 + [.B$22]) / ([.B$23] * SQRT( [.A95]^2 + [.B$24]^2)) ) - ATAN( [.B$25] / [.A95] )" office:value-type="float" office:value="0.00240012395548164" calcext:value-type="float">
            <text:p>0.002400123955482</text:p>
          </table:table-cell>
          <table:table-cell table:formula="of:= DEGREES([.B95])" office:value-type="float" office:value="0.137516972957343" calcext:value-type="float">
            <text:p>0.137516972957343</text:p>
          </table:table-cell>
          <table:table-cell/>
        </table:table-row>
        <table:table-row table:style-name="ro1">
          <table:table-cell table:formula="of:=[.A95]+0.001" office:value-type="float" office:value="133.791994272353" calcext:value-type="float">
            <text:p>133.791994272353</text:p>
          </table:table-cell>
          <table:table-cell table:formula="of:= ASIN(  ([.A96]^2 + [.B$22]) / ([.B$23] * SQRT( [.A96]^2 + [.B$24]^2)) ) - ATAN( [.B$25] / [.A96] )" office:value-type="float" office:value="0.00244719650927551" calcext:value-type="float">
            <text:p>0.002447196509276</text:p>
          </table:table-cell>
          <table:table-cell table:formula="of:= DEGREES([.B96])" office:value-type="float" office:value="0.140214031620634" calcext:value-type="float">
            <text:p>0.140214031620634</text:p>
          </table:table-cell>
          <table:table-cell/>
        </table:table-row>
        <table:table-row table:style-name="ro1">
          <table:table-cell table:formula="of:=[.A96]+0.001" office:value-type="float" office:value="133.792994272353" calcext:value-type="float">
            <text:p>133.792994272353</text:p>
          </table:table-cell>
          <table:table-cell table:formula="of:= ASIN(  ([.A97]^2 + [.B$22]) / ([.B$23] * SQRT( [.A97]^2 + [.B$24]^2)) ) - ATAN( [.B$25] / [.A97] )" office:value-type="float" office:value="0.00249426868155425" calcext:value-type="float">
            <text:p>0.002494268681554</text:p>
          </table:table-cell>
          <table:table-cell table:formula="of:= DEGREES([.B97])" office:value-type="float" office:value="0.142911068424719" calcext:value-type="float">
            <text:p>0.142911068424719</text:p>
          </table:table-cell>
          <table:table-cell/>
        </table:table-row>
        <table:table-row table:style-name="ro1">
          <table:table-cell table:formula="of:=[.A97]+0.001" office:value-type="float" office:value="133.793994272353" calcext:value-type="float">
            <text:p>133.793994272353</text:p>
          </table:table-cell>
          <table:table-cell table:formula="of:= ASIN(  ([.A98]^2 + [.B$22]) / ([.B$23] * SQRT( [.A98]^2 + [.B$24]^2)) ) - ATAN( [.B$25] / [.A98] )" office:value-type="float" office:value="0.00254134047243201" calcext:value-type="float">
            <text:p>0.002541340472432</text:p>
          </table:table-cell>
          <table:table-cell table:formula="of:= DEGREES([.B98])" office:value-type="float" office:value="0.145608083376137" calcext:value-type="float">
            <text:p>0.145608083376137</text:p>
          </table:table-cell>
          <table:table-cell/>
        </table:table-row>
        <table:table-row table:style-name="ro1">
          <table:table-cell table:formula="of:=[.A98]+0.001" office:value-type="float" office:value="133.794994272353" calcext:value-type="float">
            <text:p>133.794994272353</text:p>
          </table:table-cell>
          <table:table-cell table:formula="of:= ASIN(  ([.A99]^2 + [.B$22]) / ([.B$23] * SQRT( [.A99]^2 + [.B$24]^2)) ) - ATAN( [.B$25] / [.A99] )" office:value-type="float" office:value="0.00258841188202295" calcext:value-type="float">
            <text:p>0.002588411882023</text:p>
          </table:table-cell>
          <table:table-cell table:formula="of:= DEGREES([.B99])" office:value-type="float" office:value="0.148305076481429" calcext:value-type="float">
            <text:p>0.148305076481429</text:p>
          </table:table-cell>
          <table:table-cell/>
        </table:table-row>
        <table:table-row table:style-name="ro1">
          <table:table-cell table:formula="of:=[.A99]+0.001" office:value-type="float" office:value="133.795994272353" calcext:value-type="float">
            <text:p>133.795994272353</text:p>
          </table:table-cell>
          <table:table-cell table:formula="of:= ASIN(  ([.A100]^2 + [.B$22]) / ([.B$23] * SQRT( [.A100]^2 + [.B$24]^2)) ) - ATAN( [.B$25] / [.A100] )" office:value-type="float" office:value="0.00263548291044055" calcext:value-type="float">
            <text:p>0.002635482910441</text:p>
          </table:table-cell>
          <table:table-cell table:formula="of:= DEGREES([.B100])" office:value-type="float" office:value="0.151002047747098" calcext:value-type="float">
            <text:p>0.151002047747098</text:p>
          </table:table-cell>
          <table:table-cell/>
        </table:table-row>
        <table:table-row table:style-name="ro1">
          <table:table-cell table:formula="of:=[.A100]+0.001" office:value-type="float" office:value="133.796994272353" calcext:value-type="float">
            <text:p>133.796994272353</text:p>
          </table:table-cell>
          <table:table-cell table:formula="of:= ASIN(  ([.A101]^2 + [.B$22]) / ([.B$23] * SQRT( [.A101]^2 + [.B$24]^2)) ) - ATAN( [.B$25] / [.A101] )" office:value-type="float" office:value="0.00268255355780024" calcext:value-type="float">
            <text:p>0.0026825535578</text:p>
          </table:table-cell>
          <table:table-cell table:formula="of:= DEGREES([.B101])" office:value-type="float" office:value="0.153698997179757" calcext:value-type="float">
            <text:p>0.153698997179757</text:p>
          </table:table-cell>
          <table:table-cell/>
        </table:table-row>
        <table:table-row table:style-name="ro1">
          <table:table-cell table:formula="of:=[.A101]+0.001" office:value-type="float" office:value="133.797994272353" calcext:value-type="float">
            <text:p>133.797994272353</text:p>
          </table:table-cell>
          <table:table-cell table:formula="of:= ASIN(  ([.A102]^2 + [.B$22]) / ([.B$23] * SQRT( [.A102]^2 + [.B$24]^2)) ) - ATAN( [.B$25] / [.A102] )" office:value-type="float" office:value="0.0027296238242149" calcext:value-type="float">
            <text:p>0.002729623824215</text:p>
          </table:table-cell>
          <table:table-cell table:formula="of:= DEGREES([.B102])" office:value-type="float" office:value="0.156395924785874" calcext:value-type="float">
            <text:p>0.156395924785874</text:p>
          </table:table-cell>
          <table:table-cell/>
        </table:table-row>
        <table:table-row table:style-name="ro1">
          <table:table-cell table:formula="of:=[.A102]+0.001" office:value-type="float" office:value="133.798994272353" calcext:value-type="float">
            <text:p>133.798994272353</text:p>
          </table:table-cell>
          <table:table-cell table:formula="of:= ASIN(  ([.A103]^2 + [.B$22]) / ([.B$23] * SQRT( [.A103]^2 + [.B$24]^2)) ) - ATAN( [.B$25] / [.A103] )" office:value-type="float" office:value="0.00277669370979927" calcext:value-type="float">
            <text:p>0.002776693709799</text:p>
          </table:table-cell>
          <table:table-cell table:formula="of:= DEGREES([.B103])" office:value-type="float" office:value="0.159092830572022" calcext:value-type="float">
            <text:p>0.159092830572022</text:p>
          </table:table-cell>
          <table:table-cell/>
        </table:table-row>
        <table:table-row table:style-name="ro1">
          <table:table-cell table:formula="of:=[.A103]+0.001" office:value-type="float" office:value="133.799994272353" calcext:value-type="float">
            <text:p>133.799994272353</text:p>
          </table:table-cell>
          <table:table-cell table:formula="of:= ASIN(  ([.A104]^2 + [.B$22]) / ([.B$23] * SQRT( [.A104]^2 + [.B$24]^2)) ) - ATAN( [.B$25] / [.A104] )" office:value-type="float" office:value="0.00282376321466746" calcext:value-type="float">
            <text:p>0.002823763214667</text:p>
          </table:table-cell>
          <table:table-cell table:formula="of:= DEGREES([.B104])" office:value-type="float" office:value="0.161789714544739" calcext:value-type="float">
            <text:p>0.161789714544739</text:p>
          </table:table-cell>
          <table:table-cell/>
        </table:table-row>
        <table:table-row table:style-name="ro1">
          <table:table-cell table:formula="of:=[.A104]+0.001" office:value-type="float" office:value="133.800994272353" calcext:value-type="float">
            <text:p>133.800994272353</text:p>
          </table:table-cell>
          <table:table-cell table:formula="of:= ASIN(  ([.A105]^2 + [.B$22]) / ([.B$23] * SQRT( [.A105]^2 + [.B$24]^2)) ) - ATAN( [.B$25] / [.A105] )" office:value-type="float" office:value="0.00287083233893363" calcext:value-type="float">
            <text:p>0.002870832338934</text:p>
          </table:table-cell>
          <table:table-cell table:formula="of:= DEGREES([.B105])" office:value-type="float" office:value="0.164486576710568" calcext:value-type="float">
            <text:p>0.164486576710568</text:p>
          </table:table-cell>
          <table:table-cell/>
        </table:table-row>
        <table:table-row table:style-name="ro1">
          <table:table-cell table:formula="of:=[.A105]+0.001" office:value-type="float" office:value="133.801994272353" calcext:value-type="float">
            <text:p>133.801994272353</text:p>
          </table:table-cell>
          <table:table-cell table:formula="of:= ASIN(  ([.A106]^2 + [.B$22]) / ([.B$23] * SQRT( [.A106]^2 + [.B$24]^2)) ) - ATAN( [.B$25] / [.A106] )" office:value-type="float" office:value="0.00291790108271119" calcext:value-type="float">
            <text:p>0.002917901082711</text:p>
          </table:table-cell>
          <table:table-cell table:formula="of:= DEGREES([.B106])" office:value-type="float" office:value="0.167183417076004" calcext:value-type="float">
            <text:p>0.167183417076004</text:p>
          </table:table-cell>
          <table:table-cell/>
        </table:table-row>
        <table:table-row table:style-name="ro1">
          <table:table-cell table:formula="of:=[.A106]+0.001" office:value-type="float" office:value="133.802994272353" calcext:value-type="float">
            <text:p>133.802994272353</text:p>
          </table:table-cell>
          <table:table-cell table:formula="of:= ASIN(  ([.A107]^2 + [.B$22]) / ([.B$23] * SQRT( [.A107]^2 + [.B$24]^2)) ) - ATAN( [.B$25] / [.A107] )" office:value-type="float" office:value="0.00296496944611491" calcext:value-type="float">
            <text:p>0.002964969446115</text:p>
          </table:table-cell>
          <table:table-cell table:formula="of:= DEGREES([.B107])" office:value-type="float" office:value="0.169880235647626" calcext:value-type="float">
            <text:p>0.169880235647626</text:p>
          </table:table-cell>
          <table:table-cell/>
        </table:table-row>
        <table:table-row table:style-name="ro1">
          <table:table-cell table:formula="of:=[.A107]+0.001" office:value-type="float" office:value="133.803994272353" calcext:value-type="float">
            <text:p>133.803994272353</text:p>
          </table:table-cell>
          <table:table-cell table:formula="of:= ASIN(  ([.A108]^2 + [.B$22]) / ([.B$23] * SQRT( [.A108]^2 + [.B$24]^2)) ) - ATAN( [.B$25] / [.A108] )" office:value-type="float" office:value="0.00301203742925954" calcext:value-type="float">
            <text:p>0.00301203742926</text:p>
          </table:table-cell>
          <table:table-cell table:formula="of:= DEGREES([.B108])" office:value-type="float" office:value="0.172577032432006" calcext:value-type="float">
            <text:p>0.172577032432006</text:p>
          </table:table-cell>
          <table:table-cell/>
        </table:table-row>
        <table:table-row table:style-name="ro1">
          <table:table-cell table:formula="of:=[.A108]+0.001" office:value-type="float" office:value="133.804994272353" calcext:value-type="float">
            <text:p>133.804994272353</text:p>
          </table:table-cell>
          <table:table-cell table:formula="of:= ASIN(  ([.A109]^2 + [.B$22]) / ([.B$23] * SQRT( [.A109]^2 + [.B$24]^2)) ) - ATAN( [.B$25] / [.A109] )" office:value-type="float" office:value="0.00305910503225724" calcext:value-type="float">
            <text:p>0.003059105032257</text:p>
          </table:table-cell>
          <table:table-cell table:formula="of:= DEGREES([.B109])" office:value-type="float" office:value="0.175273807435572" calcext:value-type="float">
            <text:p>0.175273807435572</text:p>
          </table:table-cell>
          <table:table-cell/>
        </table:table-row>
        <table:table-row table:style-name="ro1">
          <table:table-cell table:formula="of:=[.A109]+0.001" office:value-type="float" office:value="133.805994272353" calcext:value-type="float">
            <text:p>133.805994272353</text:p>
          </table:table-cell>
          <table:table-cell table:formula="of:= ASIN(  ([.A110]^2 + [.B$22]) / ([.B$23] * SQRT( [.A110]^2 + [.B$24]^2)) ) - ATAN( [.B$25] / [.A110] )" office:value-type="float" office:value="0.00310617225522401" calcext:value-type="float">
            <text:p>0.003106172255224</text:p>
          </table:table-cell>
          <table:table-cell table:formula="of:= DEGREES([.B110])" office:value-type="float" office:value="0.177970560664969" calcext:value-type="float">
            <text:p>0.177970560664969</text:p>
          </table:table-cell>
          <table:table-cell/>
        </table:table-row>
        <table:table-row table:style-name="ro1">
          <table:table-cell table:formula="of:=[.A110]+0.001" office:value-type="float" office:value="133.806994272353" calcext:value-type="float">
            <text:p>133.806994272353</text:p>
          </table:table-cell>
          <table:table-cell table:formula="of:= ASIN(  ([.A111]^2 + [.B$22]) / ([.B$23] * SQRT( [.A111]^2 + [.B$24]^2)) ) - ATAN( [.B$25] / [.A111] )" office:value-type="float" office:value="0.00315323909827327" calcext:value-type="float">
            <text:p>0.003153239098273</text:p>
          </table:table-cell>
          <table:table-cell table:formula="of:= DEGREES([.B111])" office:value-type="float" office:value="0.180667292126696" calcext:value-type="float">
            <text:p>0.180667292126696</text:p>
          </table:table-cell>
          <table:table-cell/>
        </table:table-row>
        <table:table-row table:style-name="ro1">
          <table:table-cell table:formula="of:=[.A111]+0.001" office:value-type="float" office:value="133.807994272353" calcext:value-type="float">
            <text:p>133.807994272353</text:p>
          </table:table-cell>
          <table:table-cell table:formula="of:= ASIN(  ([.A112]^2 + [.B$22]) / ([.B$23] * SQRT( [.A112]^2 + [.B$24]^2)) ) - ATAN( [.B$25] / [.A112] )" office:value-type="float" office:value="0.0032003055615185" calcext:value-type="float">
            <text:p>0.003200305561519</text:p>
          </table:table-cell>
          <table:table-cell table:formula="of:= DEGREES([.B112])" office:value-type="float" office:value="0.183364001827255" calcext:value-type="float">
            <text:p>0.183364001827255</text:p>
          </table:table-cell>
          <table:table-cell/>
        </table:table-row>
        <table:table-row table:style-name="ro1">
          <table:table-cell table:formula="of:=[.A112]+0.001" office:value-type="float" office:value="133.808994272353" calcext:value-type="float">
            <text:p>133.808994272353</text:p>
          </table:table-cell>
          <table:table-cell table:formula="of:= ASIN(  ([.A113]^2 + [.B$22]) / ([.B$23] * SQRT( [.A113]^2 + [.B$24]^2)) ) - ATAN( [.B$25] / [.A113] )" office:value-type="float" office:value="0.00324737164507437" calcext:value-type="float">
            <text:p>0.003247371645074</text:p>
          </table:table-cell>
          <table:table-cell table:formula="of:= DEGREES([.B113])" office:value-type="float" office:value="0.186060689773217" calcext:value-type="float">
            <text:p>0.186060689773217</text:p>
          </table:table-cell>
          <table:table-cell/>
        </table:table-row>
        <table:table-row table:style-name="ro1">
          <table:table-cell table:formula="of:=[.A113]+0.001" office:value-type="float" office:value="133.809994272353" calcext:value-type="float">
            <text:p>133.809994272353</text:p>
          </table:table-cell>
          <table:table-cell table:formula="of:= ASIN(  ([.A114]^2 + [.B$22]) / ([.B$23] * SQRT( [.A114]^2 + [.B$24]^2)) ) - ATAN( [.B$25] / [.A114] )" office:value-type="float" office:value="0.00329443734905493" calcext:value-type="float">
            <text:p>0.003294437349055</text:p>
          </table:table-cell>
          <table:table-cell table:formula="of:= DEGREES([.B114])" office:value-type="float" office:value="0.188757355971115" calcext:value-type="float">
            <text:p>0.188757355971115</text:p>
          </table:table-cell>
          <table:table-cell/>
        </table:table-row>
        <table:table-row table:style-name="ro1">
          <table:table-cell table:formula="of:=[.A114]+0.001" office:value-type="float" office:value="133.810994272353" calcext:value-type="float">
            <text:p>133.810994272353</text:p>
          </table:table-cell>
          <table:table-cell table:formula="of:= ASIN(  ([.A115]^2 + [.B$22]) / ([.B$23] * SQRT( [.A115]^2 + [.B$24]^2)) ) - ATAN( [.B$25] / [.A115] )" office:value-type="float" office:value="0.00334150267357426" calcext:value-type="float">
            <text:p>0.003341502673574</text:p>
          </table:table-cell>
          <table:table-cell table:formula="of:= DEGREES([.B115])" office:value-type="float" office:value="0.191454000427486" calcext:value-type="float">
            <text:p>0.191454000427486</text:p>
          </table:table-cell>
          <table:table-cell/>
        </table:table-row>
        <table:table-row table:style-name="ro1">
          <table:table-cell table:formula="of:=[.A115]+0.001" office:value-type="float" office:value="133.811994272353" calcext:value-type="float">
            <text:p>133.811994272353</text:p>
          </table:table-cell>
          <table:table-cell table:formula="of:= ASIN(  ([.A116]^2 + [.B$22]) / ([.B$23] * SQRT( [.A116]^2 + [.B$24]^2)) ) - ATAN( [.B$25] / [.A116] )" office:value-type="float" office:value="0.00338856761874641" calcext:value-type="float">
            <text:p>0.003388567618746</text:p>
          </table:table-cell>
          <table:table-cell table:formula="of:= DEGREES([.B116])" office:value-type="float" office:value="0.194150623148865" calcext:value-type="float">
            <text:p>0.194150623148865</text:p>
          </table:table-cell>
          <table:table-cell/>
        </table:table-row>
        <table:table-row table:style-name="ro1">
          <table:table-cell table:formula="of:=[.A116]+0.001" office:value-type="float" office:value="133.812994272353" calcext:value-type="float">
            <text:p>133.812994272353</text:p>
          </table:table-cell>
          <table:table-cell table:formula="of:= ASIN(  ([.A117]^2 + [.B$22]) / ([.B$23] * SQRT( [.A117]^2 + [.B$24]^2)) ) - ATAN( [.B$25] / [.A117] )" office:value-type="float" office:value="0.00343563218468475" calcext:value-type="float">
            <text:p>0.003435632184685</text:p>
          </table:table-cell>
          <table:table-cell table:formula="of:= DEGREES([.B117])" office:value-type="float" office:value="0.196847224141747" calcext:value-type="float">
            <text:p>0.196847224141747</text:p>
          </table:table-cell>
          <table:table-cell/>
        </table:table-row>
        <table:table-row table:style-name="ro1">
          <table:table-cell table:formula="of:=[.A117]+0.001" office:value-type="float" office:value="133.813994272353" calcext:value-type="float">
            <text:p>133.813994272353</text:p>
          </table:table-cell>
          <table:table-cell table:formula="of:= ASIN(  ([.A118]^2 + [.B$22]) / ([.B$23] * SQRT( [.A118]^2 + [.B$24]^2)) ) - ATAN( [.B$25] / [.A118] )" office:value-type="float" office:value="0.00348269637150399" calcext:value-type="float">
            <text:p>0.003482696371504</text:p>
          </table:table-cell>
          <table:table-cell table:formula="of:= DEGREES([.B118])" office:value-type="float" office:value="0.199543803412705" calcext:value-type="float">
            <text:p>0.199543803412705</text:p>
          </table:table-cell>
          <table:table-cell/>
        </table:table-row>
        <table:table-row table:style-name="ro1">
          <table:table-cell table:formula="of:=[.A118]+0.001" office:value-type="float" office:value="133.814994272353" calcext:value-type="float">
            <text:p>133.814994272353</text:p>
          </table:table-cell>
          <table:table-cell table:formula="of:= ASIN(  ([.A119]^2 + [.B$22]) / ([.B$23] * SQRT( [.A119]^2 + [.B$24]^2)) ) - ATAN( [.B$25] / [.A119] )" office:value-type="float" office:value="0.00352976017931813" calcext:value-type="float">
            <text:p>0.003529760179318</text:p>
          </table:table-cell>
          <table:table-cell table:formula="of:= DEGREES([.B119])" office:value-type="float" office:value="0.202240360968269" calcext:value-type="float">
            <text:p>0.202240360968269</text:p>
          </table:table-cell>
          <table:table-cell/>
        </table:table-row>
        <table:table-row table:style-name="ro1">
          <table:table-cell table:formula="of:=[.A119]+0.001" office:value-type="float" office:value="133.815994272353" calcext:value-type="float">
            <text:p>133.815994272353</text:p>
          </table:table-cell>
          <table:table-cell table:formula="of:= ASIN(  ([.A120]^2 + [.B$22]) / ([.B$23] * SQRT( [.A120]^2 + [.B$24]^2)) ) - ATAN( [.B$25] / [.A120] )" office:value-type="float" office:value="0.00357682360824121" calcext:value-type="float">
            <text:p>0.003576823608241</text:p>
          </table:table-cell>
          <table:table-cell table:formula="of:= DEGREES([.B120])" office:value-type="float" office:value="0.204936896814976" calcext:value-type="float">
            <text:p>0.204936896814976</text:p>
          </table:table-cell>
          <table:table-cell/>
        </table:table-row>
        <table:table-row table:style-name="ro1">
          <table:table-cell table:formula="of:=[.A120]+0.001" office:value-type="float" office:value="133.816994272353" calcext:value-type="float">
            <text:p>133.816994272353</text:p>
          </table:table-cell>
          <table:table-cell table:formula="of:= ASIN(  ([.A121]^2 + [.B$22]) / ([.B$23] * SQRT( [.A121]^2 + [.B$24]^2)) ) - ATAN( [.B$25] / [.A121] )" office:value-type="float" office:value="0.00362388665838723" calcext:value-type="float">
            <text:p>0.003623886658387</text:p>
          </table:table-cell>
          <table:table-cell table:formula="of:= DEGREES([.B121])" office:value-type="float" office:value="0.207633410959356" calcext:value-type="float">
            <text:p>0.20763341095935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H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9">00.00.0000</text:date>, <text:time style:data-style-name="N2" text:time-value="16:40:53.7700920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2:36:20.822515131</meta:creation-date>
    <meta:generator>LibreOffice/6.0.7.3$MacOSX_X86_64 LibreOffice_project/dc89aa7a9eabfd848af146d5086077aeed2ae4a5</meta:generator>
    <dc:date>2019-04-29T16:48:35.597734319</dc:date>
    <meta:editing-duration>PT9H5M42S</meta:editing-duration>
    <meta:editing-cycles>37</meta:editing-cycles>
    <meta:document-statistic meta:table-count="3" meta:cell-count="1079" meta:object-count="3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05cm" chart:symbol-height="0.0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802cm" svg:height="15.264cm" xlink:href=".." xlink:type="simple" chart:class="chart:scatter" chart:style-name="ch1">
        <chart:title svg:x="7.43cm" svg:y="0.441cm" chart:style-name="ch2">
          <text:p>Z_HOME FINDER</text:p>
        </chart:title>
        <chart:plot-area chart:style-name="ch3" table:cell-range-address="GEOMETRY_1.A34:GEOMETRY_1.B144 GEOMETRY_1.B33:GEOMETRY_1.B33" chart:data-source-has-labels="row" svg:x="1.39cm" svg:y="1.535cm" svg:width="17.036cm" svg:height="12.44cm">
          <chartooo:coordinate-region svg:x="2.224cm" svg:y="1.734cm" svg:width="15.921cm" svg:height="12.043cm"/>
          <chart:axis chart:dimension="x" chart:name="primary-x" chart:style-name="ch4">
            <chart:title svg:x="8.662cm" svg:y="14.281cm" chart:style-name="ch5">
              <text:p>ARM ANGLE (°)</text:p>
            </chart:title>
          </chart:axis>
          <chart:axis chart:dimension="y" chart:name="primary-y" chart:style-name="ch4">
            <chart:title svg:x="0.451cm" svg:y="8.942cm" chart:style-name="ch6">
              <text:p>Z_HOME (mm)</text:p>
            </chart:title>
            <chart:grid chart:style-name="ch7" chart:class="major"/>
          </chart:axis>
          <chart:series chart:style-name="ch8" chart:values-cell-range-address="GEOMETRY_1.B34:GEOMETRY_1.B144" chart:label-cell-address="GEOMETRY_1.B33:GEOMETRY_1.B33" chart:class="chart:scatter">
            <chart:domain table:cell-range-address="GEOMETRY_1.A34:GEOMETRY_1.A144"/>
            <chart:data-point chart:repeated="1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ngle (rad)</text:p>
                <draw:g>
                  <svg:desc>GEOMETRY_1.B33:GEOMETRY_1.B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6">
                <text:p>126</text:p>
                <draw:g>
                  <svg:desc>GEOMETRY_1.A34:GEOMETRY_1.A144</svg:desc>
                </draw:g>
              </table:table-cell>
              <table:table-cell office:value-type="float" office:value="-1.29205200353187">
                <text:p>-1.29205200353187</text:p>
                <draw:g>
                  <svg:desc>GEOMETRY_1.B34:GEOMETRY_1.B1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6.1">
                <text:p>126.1</text:p>
              </table:table-cell>
              <table:table-cell office:value-type="float" office:value="-1.27420756078942">
                <text:p>-1.274207560789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6.2">
                <text:p>126.2</text:p>
              </table:table-cell>
              <table:table-cell office:value-type="float" office:value="-1.25742895587509">
                <text:p>-1.25742895587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6.3">
                <text:p>126.3</text:p>
              </table:table-cell>
              <table:table-cell office:value-type="float" office:value="-1.24154366263891">
                <text:p>-1.241543662638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6.4">
                <text:p>126.4</text:p>
              </table:table-cell>
              <table:table-cell office:value-type="float" office:value="-1.22642111674556">
                <text:p>-1.22642111674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6.5">
                <text:p>126.5</text:p>
              </table:table-cell>
              <table:table-cell office:value-type="float" office:value="-1.21195968378831">
                <text:p>-1.211959683788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6.6">
                <text:p>126.6</text:p>
              </table:table-cell>
              <table:table-cell office:value-type="float" office:value="-1.19807841048211">
                <text:p>-1.198078410482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6.7">
                <text:p>126.7</text:p>
              </table:table-cell>
              <table:table-cell office:value-type="float" office:value="-1.18471157377331">
                <text:p>-1.184711573773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6.8">
                <text:p>126.8</text:p>
              </table:table-cell>
              <table:table-cell office:value-type="float" office:value="-1.17180494863329">
                <text:p>-1.171804948633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6.9">
                <text:p>126.9</text:p>
              </table:table-cell>
              <table:table-cell office:value-type="float" office:value="-1.15931317527307">
                <text:p>-1.159313175273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7">
                <text:p>127</text:p>
              </table:table-cell>
              <table:table-cell office:value-type="float" office:value="-1.14719785410957">
                <text:p>-1.147197854109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7.1">
                <text:p>127.1</text:p>
              </table:table-cell>
              <table:table-cell office:value-type="float" office:value="-1.13542613676064">
                <text:p>-1.135426136760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7.2">
                <text:p>127.2</text:p>
              </table:table-cell>
              <table:table-cell office:value-type="float" office:value="-1.12396966380035">
                <text:p>-1.123969663800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7.3">
                <text:p>127.3</text:p>
              </table:table-cell>
              <table:table-cell office:value-type="float" office:value="-1.1128037503534">
                <text:p>-1.11280375035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7.4">
                <text:p>127.4</text:p>
              </table:table-cell>
              <table:table-cell office:value-type="float" office:value="-1.10190675232143">
                <text:p>-1.101906752321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7.5">
                <text:p>127.5</text:p>
              </table:table-cell>
              <table:table-cell office:value-type="float" office:value="-1.09125956656581">
                <text:p>-1.091259566565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.6">
                <text:p>127.6</text:p>
              </table:table-cell>
              <table:table-cell office:value-type="float" office:value="-1.08084523198791">
                <text:p>-1.080845231987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7.7">
                <text:p>127.7</text:p>
              </table:table-cell>
              <table:table-cell office:value-type="float" office:value="-1.07064860767815">
                <text:p>-1.070648607678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7.8">
                <text:p>127.8</text:p>
              </table:table-cell>
              <table:table-cell office:value-type="float" office:value="-1.06065611068262">
                <text:p>-1.060656110682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7.9">
                <text:p>127.9</text:p>
              </table:table-cell>
              <table:table-cell office:value-type="float" office:value="-1.05085550042243">
                <text:p>-1.050855500422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8">
                <text:p>128</text:p>
              </table:table-cell>
              <table:table-cell office:value-type="float" office:value="-1.04123570000658">
                <text:p>-1.041235700006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8.1">
                <text:p>128.1</text:p>
              </table:table-cell>
              <table:table-cell office:value-type="float" office:value="-1.03178664700362">
                <text:p>-1.031786647003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8.2">
                <text:p>128.2</text:p>
              </table:table-cell>
              <table:table-cell office:value-type="float" office:value="-1.02249916794578">
                <text:p>-1.022499167945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8.3">
                <text:p>128.3</text:p>
              </table:table-cell>
              <table:table-cell office:value-type="float" office:value="-1.01336487210975">
                <text:p>-1.013364872109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8.4">
                <text:p>128.4</text:p>
              </table:table-cell>
              <table:table-cell office:value-type="float" office:value="-1.00437606107465">
                <text:p>-1.004376061074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8.5">
                <text:p>128.5</text:p>
              </table:table-cell>
              <table:table-cell office:value-type="float" office:value="-0.995525651284224">
                <text:p>-0.9955256512842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8.6">
                <text:p>128.6</text:p>
              </table:table-cell>
              <table:table-cell office:value-type="float" office:value="-0.986807107398986">
                <text:p>-0.9868071073989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8.7">
                <text:p>128.7</text:p>
              </table:table-cell>
              <table:table-cell office:value-type="float" office:value="-0.978214384655719">
                <text:p>-0.9782143846557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8.8">
                <text:p>128.8</text:p>
              </table:table-cell>
              <table:table-cell office:value-type="float" office:value="-0.969741878790046">
                <text:p>-0.9697418787900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8.9">
                <text:p>128.9</text:p>
              </table:table-cell>
              <table:table-cell office:value-type="float" office:value="-0.961384382343535">
                <text:p>-0.9613843823435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9">
                <text:p>129</text:p>
              </table:table-cell>
              <table:table-cell office:value-type="float" office:value="-0.95313704638791">
                <text:p>-0.953137046387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9.1">
                <text:p>129.1</text:p>
              </table:table-cell>
              <table:table-cell office:value-type="float" office:value="-0.944995346867559">
                <text:p>-0.9449953468675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9.2">
                <text:p>129.2</text:p>
              </table:table-cell>
              <table:table-cell office:value-type="float" office:value="-0.936955054897088">
                <text:p>-0.9369550548970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9.3">
                <text:p>129.3</text:p>
              </table:table-cell>
              <table:table-cell office:value-type="float" office:value="-0.929012210460373">
                <text:p>-0.9290122104603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9.4">
                <text:p>129.4</text:p>
              </table:table-cell>
              <table:table-cell office:value-type="float" office:value="-0.921163099046867">
                <text:p>-0.9211630990468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9.5">
                <text:p>129.5</text:p>
              </table:table-cell>
              <table:table-cell office:value-type="float" office:value="-0.913404230833956">
                <text:p>-0.9134042308339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.6">
                <text:p>129.6</text:p>
              </table:table-cell>
              <table:table-cell office:value-type="float" office:value="-0.905732322084325">
                <text:p>-0.9057323220843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9.7">
                <text:p>129.7</text:p>
              </table:table-cell>
              <table:table-cell office:value-type="float" office:value="-0.898144278476931">
                <text:p>-0.8981442784769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9.8">
                <text:p>129.8</text:p>
              </table:table-cell>
              <table:table-cell office:value-type="float" office:value="-0.890637180131518">
                <text:p>-0.8906371801315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9.9">
                <text:p>129.9</text:p>
              </table:table-cell>
              <table:table-cell office:value-type="float" office:value="-0.88320826812105">
                <text:p>-0.883208268121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0">
                <text:p>130</text:p>
              </table:table-cell>
              <table:table-cell office:value-type="float" office:value="-0.875854932295256">
                <text:p>-0.8758549322952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0.1">
                <text:p>130.1</text:p>
              </table:table-cell>
              <table:table-cell office:value-type="float" office:value="-0.868574700262865">
                <text:p>-0.8685747002628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0.2">
                <text:p>130.2</text:p>
              </table:table-cell>
              <table:table-cell office:value-type="float" office:value="-0.861365227400556">
                <text:p>-0.8613652274005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0.3">
                <text:p>130.3</text:p>
              </table:table-cell>
              <table:table-cell office:value-type="float" office:value="-0.854224287774059">
                <text:p>-0.8542242877740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0.4">
                <text:p>130.4</text:p>
              </table:table-cell>
              <table:table-cell office:value-type="float" office:value="-0.847149765871687">
                <text:p>-0.8471497658716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0.5">
                <text:p>130.5</text:p>
              </table:table-cell>
              <table:table-cell office:value-type="float" office:value="-0.840139649063136">
                <text:p>-0.8401396490631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0.6">
                <text:p>130.6</text:p>
              </table:table-cell>
              <table:table-cell office:value-type="float" office:value="-0.833192020707343">
                <text:p>-0.8331920207073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0.7">
                <text:p>130.7</text:p>
              </table:table-cell>
              <table:table-cell office:value-type="float" office:value="-0.826305053842344">
                <text:p>-0.8263050538423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0.8">
                <text:p>130.8</text:p>
              </table:table-cell>
              <table:table-cell office:value-type="float" office:value="-0.819477005398232">
                <text:p>-0.8194770053982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0.9">
                <text:p>130.9</text:p>
              </table:table-cell>
              <table:table-cell office:value-type="float" office:value="-0.812706210881145">
                <text:p>-0.8127062108811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1">
                <text:p>131</text:p>
              </table:table-cell>
              <table:table-cell office:value-type="float" office:value="-0.805991079482273">
                <text:p>-0.8059910794822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1.099999999999">
                <text:p>131.099999999999</text:p>
              </table:table-cell>
              <table:table-cell office:value-type="float" office:value="-0.799330089571148">
                <text:p>-0.7993300895711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1.199999999999">
                <text:p>131.199999999999</text:p>
              </table:table-cell>
              <table:table-cell office:value-type="float" office:value="-0.792721784536573">
                <text:p>-0.7927217845365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1.299999999999">
                <text:p>131.299999999999</text:p>
              </table:table-cell>
              <table:table-cell office:value-type="float" office:value="-0.786164768943888">
                <text:p>-0.7861647689438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1.399999999999">
                <text:p>131.399999999999</text:p>
              </table:table-cell>
              <table:table-cell office:value-type="float" office:value="-0.779657704978459">
                <text:p>-0.7796577049784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1.499999999999">
                <text:p>131.499999999999</text:p>
              </table:table-cell>
              <table:table-cell office:value-type="float" office:value="-0.773199309150653">
                <text:p>-0.7731993091506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1.599999999999">
                <text:p>131.599999999999</text:p>
              </table:table-cell>
              <table:table-cell office:value-type="float" office:value="-0.766788349238794">
                <text:p>-0.7667883492387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1.699999999999">
                <text:p>131.699999999999</text:p>
              </table:table-cell>
              <table:table-cell office:value-type="float" office:value="-0.760423641449546">
                <text:p>-0.7604236414495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1.799999999999">
                <text:p>131.799999999999</text:p>
              </table:table-cell>
              <table:table-cell office:value-type="float" office:value="-0.754104047777058">
                <text:p>-0.7541040477770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1.899999999999">
                <text:p>131.899999999999</text:p>
              </table:table-cell>
              <table:table-cell office:value-type="float" office:value="-0.747828473544169">
                <text:p>-0.7478284735441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1.999999999999">
                <text:p>131.999999999999</text:p>
              </table:table-cell>
              <table:table-cell office:value-type="float" office:value="-0.741595865110542">
                <text:p>-0.7415958651105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2.099999999999">
                <text:p>132.099999999999</text:p>
              </table:table-cell>
              <table:table-cell office:value-type="float" office:value="-0.735405207734089">
                <text:p>-0.7354052077340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2.199999999999">
                <text:p>132.199999999999</text:p>
              </table:table-cell>
              <table:table-cell office:value-type="float" office:value="-0.729255523573341">
                <text:p>-0.7292555235733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2.299999999999">
                <text:p>132.299999999999</text:p>
              </table:table-cell>
              <table:table-cell office:value-type="float" office:value="-0.723145869819575">
                <text:p>-0.7231458698195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2.399999999999">
                <text:p>132.399999999999</text:p>
              </table:table-cell>
              <table:table-cell office:value-type="float" office:value="-0.717075336948532">
                <text:p>-0.7170753369485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2.499999999999">
                <text:p>132.499999999999</text:p>
              </table:table-cell>
              <table:table-cell office:value-type="float" office:value="-0.711043047082523">
                <text:p>-0.7110430470825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.599999999999">
                <text:p>132.599999999999</text:p>
              </table:table-cell>
              <table:table-cell office:value-type="float" office:value="-0.705048152454484">
                <text:p>-0.7050481524544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2.699999999999">
                <text:p>132.699999999999</text:p>
              </table:table-cell>
              <table:table-cell office:value-type="float" office:value="-0.699089833966369">
                <text:p>-0.6990898339663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2.799999999999">
                <text:p>132.799999999999</text:p>
              </table:table-cell>
              <table:table-cell office:value-type="float" office:value="-0.693167299834862">
                <text:p>-0.6931672998348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3.799999999999">
                <text:p>133.799999999999</text:p>
              </table:table-cell>
              <table:table-cell office:value-type="float" office:value="-0.635753095110256">
                <text:p>-0.6357530951102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4.799999999999">
                <text:p>134.799999999999</text:p>
              </table:table-cell>
              <table:table-cell office:value-type="float" office:value="-0.581208275080332">
                <text:p>-0.5812082750803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5.799999999999">
                <text:p>135.799999999999</text:p>
              </table:table-cell>
              <table:table-cell office:value-type="float" office:value="-0.529045745078236">
                <text:p>-0.5290457450782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6.799999999999">
                <text:p>136.799999999999</text:p>
              </table:table-cell>
              <table:table-cell office:value-type="float" office:value="-0.478889852638116">
                <text:p>-0.4788898526381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7.799999999999">
                <text:p>137.799999999999</text:p>
              </table:table-cell>
              <table:table-cell office:value-type="float" office:value="-0.430442797957601">
                <text:p>-0.4304427979576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8.799999999999">
                <text:p>138.799999999999</text:p>
              </table:table-cell>
              <table:table-cell office:value-type="float" office:value="-0.383462941090697">
                <text:p>-0.3834629410906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9.799999999999">
                <text:p>139.799999999999</text:p>
              </table:table-cell>
              <table:table-cell office:value-type="float" office:value="-0.337750217156449">
                <text:p>-0.3377502171564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0.799999999999">
                <text:p>140.799999999999</text:p>
              </table:table-cell>
              <table:table-cell office:value-type="float" office:value="-0.293135992484685">
                <text:p>-0.2931359924846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1.799999999999">
                <text:p>141.799999999999</text:p>
              </table:table-cell>
              <table:table-cell office:value-type="float" office:value="-0.249475800054638">
                <text:p>-0.2494758000546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2.799999999999">
                <text:p>142.799999999999</text:p>
              </table:table-cell>
              <table:table-cell office:value-type="float" office:value="-0.206644000441036">
                <text:p>-0.2066440004410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3.799999999999">
                <text:p>143.799999999999</text:p>
              </table:table-cell>
              <table:table-cell office:value-type="float" office:value="-0.164529764202408">
                <text:p>-0.1645297642024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4.799999999999">
                <text:p>144.799999999999</text:p>
              </table:table-cell>
              <table:table-cell office:value-type="float" office:value="-0.12303398072535">
                <text:p>-0.123033980725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5.799999999999">
                <text:p>145.799999999999</text:p>
              </table:table-cell>
              <table:table-cell office:value-type="float" office:value="-0.082066827689745">
                <text:p>-0.0820668276897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6.799999999999">
                <text:p>146.799999999999</text:p>
              </table:table-cell>
              <table:table-cell office:value-type="float" office:value="-0.041545817331939">
                <text:p>-0.0415458173319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7.799999999999">
                <text:p>147.799999999999</text:p>
              </table:table-cell>
              <table:table-cell office:value-type="float" office:value="-0.00139418894859042">
                <text:p>-0.001394188948590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8.799999999999">
                <text:p>148.799999999999</text:p>
              </table:table-cell>
              <table:table-cell office:value-type="float" office:value="0.0384604477390975">
                <text:p>0.03846044773909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9.799999999999">
                <text:p>149.799999999999</text:p>
              </table:table-cell>
              <table:table-cell office:value-type="float" office:value="0.0780872903110354">
                <text:p>0.07808729031103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0.799999999999">
                <text:p>150.799999999999</text:p>
              </table:table-cell>
              <table:table-cell office:value-type="float" office:value="0.11755339888434">
                <text:p>0.117553398884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1.799999999999">
                <text:p>151.799999999999</text:p>
              </table:table-cell>
              <table:table-cell office:value-type="float" office:value="0.156924675301909">
                <text:p>0.1569246753019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2.799999999999">
                <text:p>152.799999999999</text:p>
              </table:table-cell>
              <table:table-cell office:value-type="float" office:value="0.196266806880051">
                <text:p>0.1962668068800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3.799999999999">
                <text:p>153.799999999999</text:p>
              </table:table-cell>
              <table:table-cell office:value-type="float" office:value="0.235646212852649">
                <text:p>0.2356462128526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4.799999999999">
                <text:p>154.799999999999</text:p>
              </table:table-cell>
              <table:table-cell office:value-type="float" office:value="0.275131032241738">
                <text:p>0.2751310322417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5.799999999999">
                <text:p>155.799999999999</text:p>
              </table:table-cell>
              <table:table-cell office:value-type="float" office:value="0.314792195645815">
                <text:p>0.3147921956458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6.799999999999">
                <text:p>156.799999999999</text:p>
              </table:table-cell>
              <table:table-cell office:value-type="float" office:value="0.354704630913582">
                <text:p>0.3547046309135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7.799999999999">
                <text:p>157.799999999999</text:p>
              </table:table-cell>
              <table:table-cell office:value-type="float" office:value="0.394948664964879">
                <text:p>0.3949486649648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8.799999999999">
                <text:p>158.799999999999</text:p>
              </table:table-cell>
              <table:table-cell office:value-type="float" office:value="0.43561170304">
                <text:p>0.435611703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9.799999999999">
                <text:p>159.799999999999</text:p>
              </table:table-cell>
              <table:table-cell office:value-type="float" office:value="0.476790295573697">
                <text:p>0.4767902955736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0.799999999999">
                <text:p>160.799999999999</text:p>
              </table:table-cell>
              <table:table-cell office:value-type="float" office:value="0.51859274696188">
                <text:p>0.518592746961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1.799999999999">
                <text:p>161.799999999999</text:p>
              </table:table-cell>
              <table:table-cell office:value-type="float" office:value="0.561142488583366">
                <text:p>0.5611424885833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2.799999999999">
                <text:p>162.799999999999</text:p>
              </table:table-cell>
              <table:table-cell office:value-type="float" office:value="0.604582545876731">
                <text:p>0.6045825458767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3.799999999999">
                <text:p>163.799999999999</text:p>
              </table:table-cell>
              <table:table-cell office:value-type="float" office:value="0.649081603378729">
                <text:p>0.6490816033787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4.799999999999">
                <text:p>164.799999999999</text:p>
              </table:table-cell>
              <table:table-cell office:value-type="float" office:value="0.694842463010003">
                <text:p>0.6948424630100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5.799999999999">
                <text:p>165.799999999999</text:p>
              </table:table-cell>
              <table:table-cell office:value-type="float" office:value="0.742114197470954">
                <text:p>0.7421141974709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6.799999999999">
                <text:p>166.799999999999</text:p>
              </table:table-cell>
              <table:table-cell office:value-type="float" office:value="0.791210221889167">
                <text:p>0.7912102218891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7.799999999999">
                <text:p>167.799999999999</text:p>
              </table:table-cell>
              <table:table-cell office:value-type="float" office:value="0.842536274796023">
                <text:p>0.8425362747960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8.799999999999">
                <text:p>168.799999999999</text:p>
              </table:table-cell>
              <table:table-cell office:value-type="float" office:value="0.896635920336488">
                <text:p>0.8966359203364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9.799999999999">
                <text:p>169.799999999999</text:p>
              </table:table-cell>
              <table:table-cell office:value-type="float" office:value="0.954269221652558">
                <text:p>0.9542692216525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0.799999999999">
                <text:p>170.799999999999</text:p>
              </table:table-cell>
              <table:table-cell office:value-type="float" office:value="1.01656001170812">
                <text:p>1.016560011708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1.799999999999">
                <text:p>171.799999999999</text:p>
              </table:table-cell>
              <table:table-cell office:value-type="float" office:value="1.08530297651784">
                <text:p>1.085302976517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2.799999999999">
                <text:p>172.799999999999</text:p>
              </table:table-cell>
              <table:table-cell office:value-type="float" office:value="1.16371281795108">
                <text:p>1.163712817951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3.799999999999">
                <text:p>173.799999999999</text:p>
              </table:table-cell>
              <table:table-cell office:value-type="float" office:value="1.25878708318386">
                <text:p>1.258787083183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4.799999999999">
                <text:p>174.799999999999</text:p>
              </table:table-cell>
              <table:table-cell office:value-type="float" office:value="1.39426336246563">
                <text:p>1.394263362465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MacOSX_X86_64 LibreOffice_project/dc89aa7a9eabfd848af146d5086077aeed2ae4a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05cm" chart:symbol-height="0.0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802cm" svg:height="15.264cm" xlink:href=".." xlink:type="simple" chart:class="chart:scatter" chart:style-name="ch1">
        <chart:title svg:x="7.43cm" svg:y="0.441cm" chart:style-name="ch2">
          <text:p>Z_HOME FINDER</text:p>
        </chart:title>
        <chart:plot-area chart:style-name="ch3" table:cell-range-address="GEOMETRY_2.A34:GEOMETRY_2.B121 GEOMETRY_2.B33:GEOMETRY_2.B33" chart:data-source-has-labels="row" svg:x="1.39cm" svg:y="1.535cm" svg:width="17.036cm" svg:height="12.44cm">
          <chartooo:coordinate-region svg:x="2.596cm" svg:y="1.735cm" svg:width="15.316cm" svg:height="12.042cm"/>
          <chart:axis chart:dimension="x" chart:name="primary-x" chart:style-name="ch4">
            <chart:title svg:x="8.662cm" svg:y="14.281cm" chart:style-name="ch5">
              <text:p>ARM ANGLE (°)</text:p>
            </chart:title>
          </chart:axis>
          <chart:axis chart:dimension="y" chart:name="primary-y" chart:style-name="ch4">
            <chart:title svg:x="0.451cm" svg:y="8.942cm" chart:style-name="ch6">
              <text:p>Z_HOME (mm)</text:p>
            </chart:title>
            <chart:grid chart:style-name="ch7" chart:class="major"/>
          </chart:axis>
          <chart:series chart:style-name="ch8" chart:values-cell-range-address="GEOMETRY_2.B34:GEOMETRY_2.B121" chart:label-cell-address="GEOMETRY_2.B33:GEOMETRY_2.B33" chart:class="chart:scatter">
            <chart:domain table:cell-range-address="GEOMETRY_2.A34:GEOMETRY_2.A121"/>
            <chart:data-point chart:repeated="8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ngle (rad)</text:p>
                <draw:g>
                  <svg:desc>GEOMETRY_2.B33:GEOMETRY_2.B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4.951554730418">
                <text:p>134.951554730418</text:p>
                <draw:g>
                  <svg:desc>GEOMETRY_2.A34:GEOMETRY_2.A121</svg:desc>
                </draw:g>
              </table:table-cell>
              <table:table-cell office:value-type="float" office:value="-0.000619405227780472">
                <text:p>-0.000619405227780472</text:p>
                <draw:g>
                  <svg:desc>GEOMETRY_2.B34:GEOMETRY_2.B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4.952554730418">
                <text:p>134.952554730418</text:p>
              </table:table-cell>
              <table:table-cell office:value-type="float" office:value="-0.000557462257144085">
                <text:p>-0.0005574622571440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4.953554730418">
                <text:p>134.953554730418</text:p>
              </table:table-cell>
              <table:table-cell office:value-type="float" office:value="-0.000495519831149475">
                <text:p>-0.0004955198311494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4.954554730418">
                <text:p>134.954554730418</text:p>
              </table:table-cell>
              <table:table-cell office:value-type="float" office:value="-0.000433577949545225">
                <text:p>-0.0004335779495452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4.955554730418">
                <text:p>134.955554730418</text:p>
              </table:table-cell>
              <table:table-cell office:value-type="float" office:value="-0.00037163661207746">
                <text:p>-0.00037163661207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4.956554730418">
                <text:p>134.956554730418</text:p>
              </table:table-cell>
              <table:table-cell office:value-type="float" office:value="-0.000309695818493105">
                <text:p>-0.000309695818493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4.957554730418">
                <text:p>134.957554730418</text:p>
              </table:table-cell>
              <table:table-cell office:value-type="float" office:value="-0.000247755568539967">
                <text:p>-0.0002477555685399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4.958554730418">
                <text:p>134.958554730418</text:p>
              </table:table-cell>
              <table:table-cell office:value-type="float" office:value="-0.000185815861963361">
                <text:p>-0.0001858158619633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.959554730418">
                <text:p>134.959554730418</text:p>
              </table:table-cell>
              <table:table-cell office:value-type="float" office:value="-0.000123876698511986">
                <text:p>-0.0001238766985119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4.960554730418">
                <text:p>134.960554730418</text:p>
              </table:table-cell>
              <table:table-cell office:value-type="float" office:value="-0.0000619380779319639">
                <text:p>-0.00006193807793196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4.961554730418">
                <text:p>134.961554730418</text:p>
              </table:table-cell>
              <table:table-cell office:value-type="float" office:value="0.0000000000000296082602879721">
                <text:p>0.00000000000002960826028797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4.962554730418">
                <text:p>134.962554730418</text:p>
              </table:table-cell>
              <table:table-cell office:value-type="float" office:value="0.0000619375356249036">
                <text:p>0.00006193753562490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4.963554730418">
                <text:p>134.963554730418</text:p>
              </table:table-cell>
              <table:table-cell office:value-type="float" office:value="0.000123874529108517">
                <text:p>0.0001238745291085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4.964554730418">
                <text:p>134.964554730418</text:p>
              </table:table-cell>
              <table:table-cell office:value-type="float" office:value="0.000185810980731692">
                <text:p>0.0001858109807316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4.965554730418">
                <text:p>134.965554730418</text:p>
              </table:table-cell>
              <table:table-cell office:value-type="float" office:value="0.000247746890748163">
                <text:p>0.0002477468907481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4.966554730418">
                <text:p>134.966554730418</text:p>
              </table:table-cell>
              <table:table-cell office:value-type="float" office:value="0.000309682259410846">
                <text:p>0.0003096822594108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4.967554730418">
                <text:p>134.967554730418</text:p>
              </table:table-cell>
              <table:table-cell office:value-type="float" office:value="0.000371617086972614">
                <text:p>0.0003716170869726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4.968554730418">
                <text:p>134.968554730418</text:p>
              </table:table-cell>
              <table:table-cell office:value-type="float" office:value="0.000433551373685469">
                <text:p>0.0004335513736854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4.969554730418">
                <text:p>134.969554730418</text:p>
              </table:table-cell>
              <table:table-cell office:value-type="float" office:value="0.000495485119803948">
                <text:p>0.0004954851198039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4.970554730418">
                <text:p>134.970554730418</text:p>
              </table:table-cell>
              <table:table-cell office:value-type="float" office:value="0.000557418325579227">
                <text:p>0.0005574183255792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4.971554730418">
                <text:p>134.971554730418</text:p>
              </table:table-cell>
              <table:table-cell office:value-type="float" office:value="0.000619350991264901">
                <text:p>0.0006193509912649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4.972554730418">
                <text:p>134.972554730418</text:p>
              </table:table-cell>
              <table:table-cell office:value-type="float" office:value="0.000681283117113837">
                <text:p>0.0006812831171138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4.973554730418">
                <text:p>134.973554730418</text:p>
              </table:table-cell>
              <table:table-cell office:value-type="float" office:value="0.000743214703377938">
                <text:p>0.0007432147033779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4.974554730418">
                <text:p>134.974554730418</text:p>
              </table:table-cell>
              <table:table-cell office:value-type="float" office:value="0.00080514575031166">
                <text:p>0.000805145750311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4.975554730418">
                <text:p>134.975554730418</text:p>
              </table:table-cell>
              <table:table-cell office:value-type="float" office:value="0.000867076258166066">
                <text:p>0.0008670762581660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4.976554730418">
                <text:p>134.976554730418</text:p>
              </table:table-cell>
              <table:table-cell office:value-type="float" office:value="0.000929006227194759">
                <text:p>0.0009290062271947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4.977554730418">
                <text:p>134.977554730418</text:p>
              </table:table-cell>
              <table:table-cell office:value-type="float" office:value="0.000990935657650439">
                <text:p>0.0009909356576504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4.978554730418">
                <text:p>134.978554730418</text:p>
              </table:table-cell>
              <table:table-cell office:value-type="float" office:value="0.00105286454978584">
                <text:p>0.001052864549785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4.979554730418">
                <text:p>134.979554730418</text:p>
              </table:table-cell>
              <table:table-cell office:value-type="float" office:value="0.00111479290385277">
                <text:p>0.001114792903852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4.980554730418">
                <text:p>134.980554730418</text:p>
              </table:table-cell>
              <table:table-cell office:value-type="float" office:value="0.00117672072010563">
                <text:p>0.001176720720105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4.981554730418">
                <text:p>134.981554730418</text:p>
              </table:table-cell>
              <table:table-cell office:value-type="float" office:value="0.00123864799879538">
                <text:p>0.001238647998795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4.982554730418">
                <text:p>134.982554730418</text:p>
              </table:table-cell>
              <table:table-cell office:value-type="float" office:value="0.00130057474017549">
                <text:p>0.001300574740175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4.983554730418">
                <text:p>134.983554730418</text:p>
              </table:table-cell>
              <table:table-cell office:value-type="float" office:value="0.0013625009444978">
                <text:p>0.00136250094449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.984554730418">
                <text:p>134.984554730418</text:p>
              </table:table-cell>
              <table:table-cell office:value-type="float" office:value="0.00142442661201654">
                <text:p>0.001424426612016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4.985554730418">
                <text:p>134.985554730418</text:p>
              </table:table-cell>
              <table:table-cell office:value-type="float" office:value="0.00148635174298268">
                <text:p>0.001486351742982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4.986554730418">
                <text:p>134.986554730418</text:p>
              </table:table-cell>
              <table:table-cell office:value-type="float" office:value="0.00154827633765046">
                <text:p>0.001548276337650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4.987554730418">
                <text:p>134.987554730418</text:p>
              </table:table-cell>
              <table:table-cell office:value-type="float" office:value="0.00161020039627076">
                <text:p>0.001610200396270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4.988554730418">
                <text:p>134.988554730418</text:p>
              </table:table-cell>
              <table:table-cell office:value-type="float" office:value="0.00167212391909618">
                <text:p>0.001672123919096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4.989554730418">
                <text:p>134.989554730418</text:p>
              </table:table-cell>
              <table:table-cell office:value-type="float" office:value="0.00173404690638086">
                <text:p>0.001734046906380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4.990554730418">
                <text:p>134.990554730418</text:p>
              </table:table-cell>
              <table:table-cell office:value-type="float" office:value="0.00179596935837657">
                <text:p>0.001795969358376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4.991554730418">
                <text:p>134.991554730418</text:p>
              </table:table-cell>
              <table:table-cell office:value-type="float" office:value="0.00185789127533492">
                <text:p>0.001857891275334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4.992554730418">
                <text:p>134.992554730418</text:p>
              </table:table-cell>
              <table:table-cell office:value-type="float" office:value="0.00191981265750927">
                <text:p>0.001919812657509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4.993554730418">
                <text:p>134.993554730418</text:p>
              </table:table-cell>
              <table:table-cell office:value-type="float" office:value="0.00198173350515207">
                <text:p>0.001981733505152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4.994554730418">
                <text:p>134.994554730418</text:p>
              </table:table-cell>
              <table:table-cell office:value-type="float" office:value="0.00204365381851581">
                <text:p>0.002043653818515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4.995554730418">
                <text:p>134.995554730418</text:p>
              </table:table-cell>
              <table:table-cell office:value-type="float" office:value="0.00210557359785208">
                <text:p>0.002105573597852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4.996554730418">
                <text:p>134.996554730418</text:p>
              </table:table-cell>
              <table:table-cell office:value-type="float" office:value="0.00216749284341414">
                <text:p>0.002167492843414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4.997554730418">
                <text:p>134.997554730418</text:p>
              </table:table-cell>
              <table:table-cell office:value-type="float" office:value="0.0022294115554553">
                <text:p>0.00222941155545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4.998554730418">
                <text:p>134.998554730418</text:p>
              </table:table-cell>
              <table:table-cell office:value-type="float" office:value="0.00229132973422624">
                <text:p>0.002291329734226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4.999554730418">
                <text:p>134.999554730418</text:p>
              </table:table-cell>
              <table:table-cell office:value-type="float" office:value="0.00235324737997934">
                <text:p>0.002353247379979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5.000554730418">
                <text:p>135.000554730418</text:p>
              </table:table-cell>
              <table:table-cell office:value-type="float" office:value="0.00241516449296864">
                <text:p>0.002415164492968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5.001554730418">
                <text:p>135.001554730418</text:p>
              </table:table-cell>
              <table:table-cell office:value-type="float" office:value="0.00247708107344484">
                <text:p>0.002477081073444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5.002554730418">
                <text:p>135.002554730418</text:p>
              </table:table-cell>
              <table:table-cell office:value-type="float" office:value="0.00253899712166199">
                <text:p>0.002538997121661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5.003554730418">
                <text:p>135.003554730418</text:p>
              </table:table-cell>
              <table:table-cell office:value-type="float" office:value="0.00260091263787067">
                <text:p>0.002600912637870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5.004554730418">
                <text:p>135.004554730418</text:p>
              </table:table-cell>
              <table:table-cell office:value-type="float" office:value="0.00266282762232407">
                <text:p>0.002662827622324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5.005554730418">
                <text:p>135.005554730418</text:p>
              </table:table-cell>
              <table:table-cell office:value-type="float" office:value="0.00272474207527365">
                <text:p>0.002724742075273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5.006554730418">
                <text:p>135.006554730418</text:p>
              </table:table-cell>
              <table:table-cell office:value-type="float" office:value="0.00278665599697334">
                <text:p>0.002786655996973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5.007554730418">
                <text:p>135.007554730418</text:p>
              </table:table-cell>
              <table:table-cell office:value-type="float" office:value="0.00284856938767374">
                <text:p>0.002848569387673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5.008554730418">
                <text:p>135.008554730418</text:p>
              </table:table-cell>
              <table:table-cell office:value-type="float" office:value="0.00291048224762795">
                <text:p>0.002910482247627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5.009554730418">
                <text:p>135.009554730418</text:p>
              </table:table-cell>
              <table:table-cell office:value-type="float" office:value="0.00297239457708819">
                <text:p>0.002972394577088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5.010554730418">
                <text:p>135.010554730418</text:p>
              </table:table-cell>
              <table:table-cell office:value-type="float" office:value="0.00303430637630667">
                <text:p>0.00303430637630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5.011554730418">
                <text:p>135.011554730418</text:p>
              </table:table-cell>
              <table:table-cell office:value-type="float" office:value="0.0030962176455348">
                <text:p>0.00309621764553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5.012554730418">
                <text:p>135.012554730418</text:p>
              </table:table-cell>
              <table:table-cell office:value-type="float" office:value="0.0031581283850264">
                <text:p>0.00315812838502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5.013554730418">
                <text:p>135.013554730418</text:p>
              </table:table-cell>
              <table:table-cell office:value-type="float" office:value="0.00322003859503199">
                <text:p>0.003220038595031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5.014554730418">
                <text:p>135.014554730418</text:p>
              </table:table-cell>
              <table:table-cell office:value-type="float" office:value="0.00328194827580455">
                <text:p>0.003281948275804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5.015554730418">
                <text:p>135.015554730418</text:p>
              </table:table-cell>
              <table:table-cell office:value-type="float" office:value="0.00334385742759624">
                <text:p>0.003343857427596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5.016554730418">
                <text:p>135.016554730418</text:p>
              </table:table-cell>
              <table:table-cell office:value-type="float" office:value="0.00340576605065836">
                <text:p>0.003405766050658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5.017554730418">
                <text:p>135.017554730418</text:p>
              </table:table-cell>
              <table:table-cell office:value-type="float" office:value="0.00346767414524468">
                <text:p>0.003467674145244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5.018554730418">
                <text:p>135.018554730418</text:p>
              </table:table-cell>
              <table:table-cell office:value-type="float" office:value="0.00352958171160563">
                <text:p>0.003529581711605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5.019554730418">
                <text:p>135.019554730418</text:p>
              </table:table-cell>
              <table:table-cell office:value-type="float" office:value="0.0035914887499941">
                <text:p>0.00359148874999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5.020554730418">
                <text:p>135.020554730418</text:p>
              </table:table-cell>
              <table:table-cell office:value-type="float" office:value="0.00365339526066224">
                <text:p>0.003653395260662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5.021554730418">
                <text:p>135.021554730418</text:p>
              </table:table-cell>
              <table:table-cell office:value-type="float" office:value="0.00371530124386202">
                <text:p>0.003715301243862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5.022554730418">
                <text:p>135.022554730418</text:p>
              </table:table-cell>
              <table:table-cell office:value-type="float" office:value="0.00377720669984469">
                <text:p>0.003777206699844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5.023554730418">
                <text:p>135.023554730418</text:p>
              </table:table-cell>
              <table:table-cell office:value-type="float" office:value="0.00383911162886309">
                <text:p>0.003839111628863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5.024554730418">
                <text:p>135.024554730418</text:p>
              </table:table-cell>
              <table:table-cell office:value-type="float" office:value="0.00390101603117007">
                <text:p>0.003901016031170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5.025554730418">
                <text:p>135.025554730418</text:p>
              </table:table-cell>
              <table:table-cell office:value-type="float" office:value="0.00396291990701512">
                <text:p>0.003962919907015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5.026554730418">
                <text:p>135.026554730418</text:p>
              </table:table-cell>
              <table:table-cell office:value-type="float" office:value="0.00402482325665273">
                <text:p>0.004024823256652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5.027554730418">
                <text:p>135.027554730418</text:p>
              </table:table-cell>
              <table:table-cell office:value-type="float" office:value="0.00408672608033403">
                <text:p>0.004086726080334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5.028554730418">
                <text:p>135.028554730418</text:p>
              </table:table-cell>
              <table:table-cell office:value-type="float" office:value="0.00414862837831011">
                <text:p>0.004148628378310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5.029554730418">
                <text:p>135.029554730418</text:p>
              </table:table-cell>
              <table:table-cell office:value-type="float" office:value="0.00421053015083377">
                <text:p>0.004210530150833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5.030554730418">
                <text:p>135.030554730418</text:p>
              </table:table-cell>
              <table:table-cell office:value-type="float" office:value="0.00427243139815692">
                <text:p>0.004272431398156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5.031554730418">
                <text:p>135.031554730418</text:p>
              </table:table-cell>
              <table:table-cell office:value-type="float" office:value="0.00433433212053146">
                <text:p>0.004334332120531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5.032554730418">
                <text:p>135.032554730418</text:p>
              </table:table-cell>
              <table:table-cell office:value-type="float" office:value="0.00439623231820926">
                <text:p>0.004396232318209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5.033554730418">
                <text:p>135.033554730418</text:p>
              </table:table-cell>
              <table:table-cell office:value-type="float" office:value="0.00445813199144139">
                <text:p>0.004458131991441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5.034554730418">
                <text:p>135.034554730418</text:p>
              </table:table-cell>
              <table:table-cell office:value-type="float" office:value="0.0045200311404814">
                <text:p>0.00452003114048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5.035554730418">
                <text:p>135.035554730418</text:p>
              </table:table-cell>
              <table:table-cell office:value-type="float" office:value="0.00458192976557942">
                <text:p>0.004581929765579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5.036554730418">
                <text:p>135.036554730418</text:p>
              </table:table-cell>
              <table:table-cell office:value-type="float" office:value="0.00464382786698812">
                <text:p>0.004643827866988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5.037554730418">
                <text:p>135.037554730418</text:p>
              </table:table-cell>
              <table:table-cell office:value-type="float" office:value="0.0047057254449585">
                <text:p>0.00470572544495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5.038554730418">
                <text:p>135.038554730418</text:p>
              </table:table-cell>
              <table:table-cell office:value-type="float" office:value="0.00476762249974402">
                <text:p>0.004767622499744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MacOSX_X86_64 LibreOffice_project/dc89aa7a9eabfd848af146d5086077aeed2ae4a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05cm" chart:symbol-height="0.0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802cm" svg:height="15.264cm" xlink:href=".." xlink:type="simple" chart:class="chart:scatter" chart:style-name="ch1">
        <chart:title svg:x="7.43cm" svg:y="0.441cm" chart:style-name="ch2">
          <text:p>Z_HOME FINDER</text:p>
        </chart:title>
        <chart:plot-area chart:style-name="ch3" table:cell-range-address="GEOMETRY_3.A34:GEOMETRY_3.B121 GEOMETRY_3.B33:GEOMETRY_3.B33" chart:data-source-has-labels="row" svg:x="1.39cm" svg:y="1.535cm" svg:width="17.036cm" svg:height="12.44cm">
          <chartooo:coordinate-region svg:x="2.783cm" svg:y="1.719cm" svg:width="15.129cm" svg:height="12.043cm"/>
          <chart:axis chart:dimension="x" chart:name="primary-x" chart:style-name="ch4">
            <chart:title svg:x="8.662cm" svg:y="14.281cm" chart:style-name="ch5">
              <text:p>ARM ANGLE (°)</text:p>
            </chart:title>
          </chart:axis>
          <chart:axis chart:dimension="y" chart:name="primary-y" chart:style-name="ch4">
            <chart:title svg:x="0.451cm" svg:y="8.942cm" chart:style-name="ch6">
              <text:p>Z_HOME (mm)</text:p>
            </chart:title>
            <chart:grid chart:style-name="ch7" chart:class="major"/>
          </chart:axis>
          <chart:series chart:style-name="ch8" chart:values-cell-range-address="GEOMETRY_3.B34:GEOMETRY_3.B121" chart:label-cell-address="GEOMETRY_3.B33:GEOMETRY_3.B33" chart:class="chart:scatter">
            <chart:domain table:cell-range-address="GEOMETRY_3.A34:GEOMETRY_3.A121"/>
            <chart:data-point chart:repeated="8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ngle (rad)</text:p>
                <draw:g>
                  <svg:desc>GEOMETRY_3.B33:GEOMETRY_3.B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3.729994272353">
                <text:p>133.729994272353</text:p>
                <draw:g>
                  <svg:desc>GEOMETRY_3.A34:GEOMETRY_3.A121</svg:desc>
                </draw:g>
              </table:table-cell>
              <table:table-cell office:value-type="float" office:value="-0.000472027808567317">
                <text:p>-0.000472027808567317</text:p>
                <draw:g>
                  <svg:desc>GEOMETRY_3.B34:GEOMETRY_3.B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3.730994272353">
                <text:p>133.730994272353</text:p>
              </table:table-cell>
              <table:table-cell office:value-type="float" office:value="-0.000424931766223623">
                <text:p>-0.0004249317662236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3.731994272353">
                <text:p>133.731994272353</text:p>
              </table:table-cell>
              <table:table-cell office:value-type="float" office:value="-0.000377836112371091">
                <text:p>-0.0003778361123710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3.732994272353">
                <text:p>133.732994272353</text:p>
              </table:table-cell>
              <table:table-cell office:value-type="float" office:value="-0.00033074084689453">
                <text:p>-0.000330740846894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3.733994272353">
                <text:p>133.733994272353</text:p>
              </table:table-cell>
              <table:table-cell office:value-type="float" office:value="-0.000283645969678781">
                <text:p>-0.0002836459696787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3.734994272353">
                <text:p>133.734994272353</text:p>
              </table:table-cell>
              <table:table-cell office:value-type="float" office:value="-0.000236551480610588">
                <text:p>-0.0002365514806105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3.735994272353">
                <text:p>133.735994272353</text:p>
              </table:table-cell>
              <table:table-cell office:value-type="float" office:value="-0.000189457379575445">
                <text:p>-0.0001894573795754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3.736994272353">
                <text:p>133.736994272353</text:p>
              </table:table-cell>
              <table:table-cell office:value-type="float" office:value="-0.000142363666457528">
                <text:p>-0.0001423636664575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3.737994272353">
                <text:p>133.737994272353</text:p>
              </table:table-cell>
              <table:table-cell office:value-type="float" office:value="-0.0000952703411436426">
                <text:p>-0.0000952703411436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3.738994272353">
                <text:p>133.738994272353</text:p>
              </table:table-cell>
              <table:table-cell office:value-type="float" office:value="-0.0000481774035186247">
                <text:p>-0.00004817740351862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3.739994272353">
                <text:p>133.739994272353</text:p>
              </table:table-cell>
              <table:table-cell office:value-type="float" office:value="-0.00000108485346800302">
                <text:p>-0.000001084853468003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3.740994272353">
                <text:p>133.740994272353</text:p>
              </table:table-cell>
              <table:table-cell office:value-type="float" office:value="0.0000460073091227212">
                <text:p>0.00004600730912272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3.741994272353">
                <text:p>133.741994272353</text:p>
              </table:table-cell>
              <table:table-cell office:value-type="float" office:value="0.0000930990843680396">
                <text:p>0.00009309908436803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3.742994272353">
                <text:p>133.742994272353</text:p>
              </table:table-cell>
              <table:table-cell office:value-type="float" office:value="0.000140190472381764">
                <text:p>0.0001401904723817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3.743994272353">
                <text:p>133.743994272353</text:p>
              </table:table-cell>
              <table:table-cell office:value-type="float" office:value="0.000187281473279684">
                <text:p>0.0001872814732796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3.744994272353">
                <text:p>133.744994272353</text:p>
              </table:table-cell>
              <table:table-cell office:value-type="float" office:value="0.000234372087174944">
                <text:p>0.0002343720871749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3.745994272353">
                <text:p>133.745994272353</text:p>
              </table:table-cell>
              <table:table-cell office:value-type="float" office:value="0.000281462314182641">
                <text:p>0.0002814623141826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3.746994272353">
                <text:p>133.746994272353</text:p>
              </table:table-cell>
              <table:table-cell office:value-type="float" office:value="0.000328552154416593">
                <text:p>0.0003285521544165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3.747994272353">
                <text:p>133.747994272353</text:p>
              </table:table-cell>
              <table:table-cell office:value-type="float" office:value="0.000375641607992555">
                <text:p>0.0003756416079925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3.748994272353">
                <text:p>133.748994272353</text:p>
              </table:table-cell>
              <table:table-cell office:value-type="float" office:value="0.000422730675023644">
                <text:p>0.0004227306750236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3.749994272353">
                <text:p>133.749994272353</text:p>
              </table:table-cell>
              <table:table-cell office:value-type="float" office:value="0.000469819355624942">
                <text:p>0.0004698193556249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3.750994272353">
                <text:p>133.750994272353</text:p>
              </table:table-cell>
              <table:table-cell office:value-type="float" office:value="0.000516907649910858">
                <text:p>0.0005169076499108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3.751994272353">
                <text:p>133.751994272353</text:p>
              </table:table-cell>
              <table:table-cell office:value-type="float" office:value="0.000563995557995863">
                <text:p>0.0005639955579958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3.752994272353">
                <text:p>133.752994272353</text:p>
              </table:table-cell>
              <table:table-cell office:value-type="float" office:value="0.000611083079994329">
                <text:p>0.0006110830799943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3.753994272353">
                <text:p>133.753994272353</text:p>
              </table:table-cell>
              <table:table-cell office:value-type="float" office:value="0.000658170216020028">
                <text:p>0.0006581702160200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3.754994272353">
                <text:p>133.754994272353</text:p>
              </table:table-cell>
              <table:table-cell office:value-type="float" office:value="0.000705256966187978">
                <text:p>0.0007052569661879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3.755994272353">
                <text:p>133.755994272353</text:p>
              </table:table-cell>
              <table:table-cell office:value-type="float" office:value="0.000752343330612623">
                <text:p>0.0007523433306126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3.756994272353">
                <text:p>133.756994272353</text:p>
              </table:table-cell>
              <table:table-cell office:value-type="float" office:value="0.00079942930940833">
                <text:p>0.000799429309408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3.757994272353">
                <text:p>133.757994272353</text:p>
              </table:table-cell>
              <table:table-cell office:value-type="float" office:value="0.000846514902689464">
                <text:p>0.0008465149026894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3.758994272353">
                <text:p>133.758994272353</text:p>
              </table:table-cell>
              <table:table-cell office:value-type="float" office:value="0.000893600110569763">
                <text:p>0.0008936001105697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3.759994272353">
                <text:p>133.759994272353</text:p>
              </table:table-cell>
              <table:table-cell office:value-type="float" office:value="0.000940684933164897">
                <text:p>0.0009406849331648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3.760994272353">
                <text:p>133.760994272353</text:p>
              </table:table-cell>
              <table:table-cell office:value-type="float" office:value="0.000987769370587921">
                <text:p>0.0009877693705879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3.761994272353">
                <text:p>133.761994272353</text:p>
              </table:table-cell>
              <table:table-cell office:value-type="float" office:value="0.00103485342295385">
                <text:p>0.001034853422953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3.762994272353">
                <text:p>133.762994272353</text:p>
              </table:table-cell>
              <table:table-cell office:value-type="float" office:value="0.00108193709037704">
                <text:p>0.001081937090377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3.763994272353">
                <text:p>133.763994272353</text:p>
              </table:table-cell>
              <table:table-cell office:value-type="float" office:value="0.00112902037297117">
                <text:p>0.001129020372971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3.764994272353">
                <text:p>133.764994272353</text:p>
              </table:table-cell>
              <table:table-cell office:value-type="float" office:value="0.00117610327085121">
                <text:p>0.001176103270851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3.765994272353">
                <text:p>133.765994272353</text:p>
              </table:table-cell>
              <table:table-cell office:value-type="float" office:value="0.00122318578413218">
                <text:p>0.001223185784132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3.766994272353">
                <text:p>133.766994272353</text:p>
              </table:table-cell>
              <table:table-cell office:value-type="float" office:value="0.0012702679129271">
                <text:p>0.00127026791292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3.767994272353">
                <text:p>133.767994272353</text:p>
              </table:table-cell>
              <table:table-cell office:value-type="float" office:value="0.00131734965735029">
                <text:p>0.001317349657350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3.768994272353">
                <text:p>133.768994272353</text:p>
              </table:table-cell>
              <table:table-cell office:value-type="float" office:value="0.00136443101751733">
                <text:p>0.001364431017517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3.769994272353">
                <text:p>133.769994272353</text:p>
              </table:table-cell>
              <table:table-cell office:value-type="float" office:value="0.00141151199354125">
                <text:p>0.001411511993541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3.770994272353">
                <text:p>133.770994272353</text:p>
              </table:table-cell>
              <table:table-cell office:value-type="float" office:value="0.00145859258553764">
                <text:p>0.001458592585537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3.771994272353">
                <text:p>133.771994272353</text:p>
              </table:table-cell>
              <table:table-cell office:value-type="float" office:value="0.00150567279361952">
                <text:p>0.001505672793619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3.772994272353">
                <text:p>133.772994272353</text:p>
              </table:table-cell>
              <table:table-cell office:value-type="float" office:value="0.00155275261790181">
                <text:p>0.001552752617901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3.773994272353">
                <text:p>133.773994272353</text:p>
              </table:table-cell>
              <table:table-cell office:value-type="float" office:value="0.00159983205849813">
                <text:p>0.001599832058498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3.774994272353">
                <text:p>133.774994272353</text:p>
              </table:table-cell>
              <table:table-cell office:value-type="float" office:value="0.00164691111552405">
                <text:p>0.001646911115524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3.775994272353">
                <text:p>133.775994272353</text:p>
              </table:table-cell>
              <table:table-cell office:value-type="float" office:value="0.0016939897890926">
                <text:p>0.00169398978909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3.776994272353">
                <text:p>133.776994272353</text:p>
              </table:table-cell>
              <table:table-cell office:value-type="float" office:value="0.00174106807931861">
                <text:p>0.001741068079318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3.777994272353">
                <text:p>133.777994272353</text:p>
              </table:table-cell>
              <table:table-cell office:value-type="float" office:value="0.00178814598631637">
                <text:p>0.001788145986316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3.778994272353">
                <text:p>133.778994272353</text:p>
              </table:table-cell>
              <table:table-cell office:value-type="float" office:value="0.00183522351020016">
                <text:p>0.001835223510200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3.779994272353">
                <text:p>133.779994272353</text:p>
              </table:table-cell>
              <table:table-cell office:value-type="float" office:value="0.00188230065108419">
                <text:p>0.001882300651084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3.780994272353">
                <text:p>133.780994272353</text:p>
              </table:table-cell>
              <table:table-cell office:value-type="float" office:value="0.00192937740908206">
                <text:p>0.001929377409082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3.781994272353">
                <text:p>133.781994272353</text:p>
              </table:table-cell>
              <table:table-cell office:value-type="float" office:value="0.00197645378430865">
                <text:p>0.001976453784308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3.782994272353">
                <text:p>133.782994272353</text:p>
              </table:table-cell>
              <table:table-cell office:value-type="float" office:value="0.00202352977687818">
                <text:p>0.002023529776878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3.783994272353">
                <text:p>133.783994272353</text:p>
              </table:table-cell>
              <table:table-cell office:value-type="float" office:value="0.00207060538690488">
                <text:p>0.002070605386904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3.784994272353">
                <text:p>133.784994272353</text:p>
              </table:table-cell>
              <table:table-cell office:value-type="float" office:value="0.00211768061450295">
                <text:p>0.002117680614502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3.785994272353">
                <text:p>133.785994272353</text:p>
              </table:table-cell>
              <table:table-cell office:value-type="float" office:value="0.00216475545978597">
                <text:p>0.002164755459785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3.786994272353">
                <text:p>133.786994272353</text:p>
              </table:table-cell>
              <table:table-cell office:value-type="float" office:value="0.00221182992286877">
                <text:p>0.002211829922868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3.787994272353">
                <text:p>133.787994272353</text:p>
              </table:table-cell>
              <table:table-cell office:value-type="float" office:value="0.00225890400386555">
                <text:p>0.002258904003865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3.788994272353">
                <text:p>133.788994272353</text:p>
              </table:table-cell>
              <table:table-cell office:value-type="float" office:value="0.0023059777028905">
                <text:p>0.00230597770289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3.789994272353">
                <text:p>133.789994272353</text:p>
              </table:table-cell>
              <table:table-cell office:value-type="float" office:value="0.00235305102005781">
                <text:p>0.002353051020057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3.790994272353">
                <text:p>133.790994272353</text:p>
              </table:table-cell>
              <table:table-cell office:value-type="float" office:value="0.00240012395548164">
                <text:p>0.002400123955481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3.791994272353">
                <text:p>133.791994272353</text:p>
              </table:table-cell>
              <table:table-cell office:value-type="float" office:value="0.00244719650927551">
                <text:p>0.002447196509275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3.792994272353">
                <text:p>133.792994272353</text:p>
              </table:table-cell>
              <table:table-cell office:value-type="float" office:value="0.00249426868155425">
                <text:p>0.002494268681554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3.793994272353">
                <text:p>133.793994272353</text:p>
              </table:table-cell>
              <table:table-cell office:value-type="float" office:value="0.00254134047243201">
                <text:p>0.002541340472432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3.794994272353">
                <text:p>133.794994272353</text:p>
              </table:table-cell>
              <table:table-cell office:value-type="float" office:value="0.00258841188202295">
                <text:p>0.002588411882022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.795994272353">
                <text:p>133.795994272353</text:p>
              </table:table-cell>
              <table:table-cell office:value-type="float" office:value="0.00263548291044055">
                <text:p>0.002635482910440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3.796994272353">
                <text:p>133.796994272353</text:p>
              </table:table-cell>
              <table:table-cell office:value-type="float" office:value="0.00268255355780024">
                <text:p>0.002682553557800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3.797994272353">
                <text:p>133.797994272353</text:p>
              </table:table-cell>
              <table:table-cell office:value-type="float" office:value="0.0027296238242149">
                <text:p>0.00272962382421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3.798994272353">
                <text:p>133.798994272353</text:p>
              </table:table-cell>
              <table:table-cell office:value-type="float" office:value="0.00277669370979927">
                <text:p>0.002776693709799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3.799994272353">
                <text:p>133.799994272353</text:p>
              </table:table-cell>
              <table:table-cell office:value-type="float" office:value="0.00282376321466746">
                <text:p>0.002823763214667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3.800994272353">
                <text:p>133.800994272353</text:p>
              </table:table-cell>
              <table:table-cell office:value-type="float" office:value="0.00287083233893363">
                <text:p>0.002870832338933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3.801994272353">
                <text:p>133.801994272353</text:p>
              </table:table-cell>
              <table:table-cell office:value-type="float" office:value="0.00291790108271119">
                <text:p>0.002917901082711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3.802994272353">
                <text:p>133.802994272353</text:p>
              </table:table-cell>
              <table:table-cell office:value-type="float" office:value="0.00296496944611491">
                <text:p>0.002964969446114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3.803994272353">
                <text:p>133.803994272353</text:p>
              </table:table-cell>
              <table:table-cell office:value-type="float" office:value="0.00301203742925954">
                <text:p>0.003012037429259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3.804994272353">
                <text:p>133.804994272353</text:p>
              </table:table-cell>
              <table:table-cell office:value-type="float" office:value="0.00305910503225724">
                <text:p>0.003059105032257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3.805994272353">
                <text:p>133.805994272353</text:p>
              </table:table-cell>
              <table:table-cell office:value-type="float" office:value="0.00310617225522401">
                <text:p>0.003106172255224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3.806994272353">
                <text:p>133.806994272353</text:p>
              </table:table-cell>
              <table:table-cell office:value-type="float" office:value="0.00315323909827327">
                <text:p>0.003153239098273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3.807994272353">
                <text:p>133.807994272353</text:p>
              </table:table-cell>
              <table:table-cell office:value-type="float" office:value="0.0032003055615185">
                <text:p>0.00320030556151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3.808994272353">
                <text:p>133.808994272353</text:p>
              </table:table-cell>
              <table:table-cell office:value-type="float" office:value="0.00324737164507437">
                <text:p>0.003247371645074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3.809994272353">
                <text:p>133.809994272353</text:p>
              </table:table-cell>
              <table:table-cell office:value-type="float" office:value="0.00329443734905493">
                <text:p>0.003294437349054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3.810994272353">
                <text:p>133.810994272353</text:p>
              </table:table-cell>
              <table:table-cell office:value-type="float" office:value="0.00334150267357426">
                <text:p>0.003341502673574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3.811994272353">
                <text:p>133.811994272353</text:p>
              </table:table-cell>
              <table:table-cell office:value-type="float" office:value="0.00338856761874641">
                <text:p>0.003388567618746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3.812994272353">
                <text:p>133.812994272353</text:p>
              </table:table-cell>
              <table:table-cell office:value-type="float" office:value="0.00343563218468475">
                <text:p>0.003435632184684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3.813994272353">
                <text:p>133.813994272353</text:p>
              </table:table-cell>
              <table:table-cell office:value-type="float" office:value="0.00348269637150399">
                <text:p>0.003482696371503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3.814994272353">
                <text:p>133.814994272353</text:p>
              </table:table-cell>
              <table:table-cell office:value-type="float" office:value="0.00352976017931813">
                <text:p>0.003529760179318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3.815994272353">
                <text:p>133.815994272353</text:p>
              </table:table-cell>
              <table:table-cell office:value-type="float" office:value="0.00357682360824121">
                <text:p>0.003576823608241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3.816994272353">
                <text:p>133.816994272353</text:p>
              </table:table-cell>
              <table:table-cell office:value-type="float" office:value="0.00362388665838723">
                <text:p>0.003623886658387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MacOSX_X86_64 LibreOffice_project/dc89aa7a9eabfd848af146d5086077aeed2ae4a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